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4.533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72cm"/>
    </style:style>
    <style:style style:name="co11" style:family="table-column">
      <style:table-column-properties fo:break-before="auto" style:column-width="2.574cm"/>
    </style:style>
    <style:style style:name="co12" style:family="table-column">
      <style:table-column-properties fo:break-before="auto" style:column-width="3.1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Autoencoder_20_Kyoto">
      <style:table-properties table:display="true" style:writing-mode="lr-tb"/>
    </style:style>
    <style:style style:name="ta2" style:family="table" style:master-page-name="PageStyle_5f_Autoencoder_20_PKLot">
      <style:table-properties table:display="true" style:writing-mode="lr-tb"/>
    </style:style>
    <style:style style:name="ta4" style:family="table" style:master-page-name="PageStyle_5f_Avaliações_20_dos_20_modelos">
      <style:table-properties table:display="true" style:writing-mode="lr-tb"/>
    </style:style>
    <style:style style:name="ta5" style:family="table" style:master-page-name="PageStyle_5f_Autoencoder_20_CN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encoder Kyo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65" office:value-type="string" calcext:value-type="string" table:number-columns-spanned="13" table:number-rows-spanned="2">
            <text:p>Modelos_Ky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65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86"/>
          <table:table-cell/>
        </table:table-row>
        <table:table-row table:style-name="ro2">
          <table:table-cell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/>
          <table:table-cell table:style-name="ce82" office:value-type="string" calcext:value-type="string">
            <text:p>Input size</text:p>
          </table:table-cell>
          <table:table-cell table:style-name="ce85" office:value-type="string" calcext:value-type="string">
            <text:p>(64,64,3)</text:p>
          </table:table-cell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PUCPR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Filter List:</text:p>
          </table:table-cell>
          <table:table-cell table:style-name="ce85" office:value-type="string" calcext:value-type="string">
            <text:p>[8,16,32,64,128]</text:p>
          </table:table-cell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83" office:value-type="string" calcext:value-type="string">
            <text:p>Min camadas:</text:p>
          </table:table-cell>
          <table:table-cell table:style-name="ce85" office:value-type="float" office:value="3" calcext:value-type="float">
            <text:p>3</text:p>
          </table:table-cell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Max camadas:</text:p>
          </table:table-cell>
          <table:table-cell table:style-name="ce85" office:value-type="float" office:value="5" calcext:value-type="float">
            <text:p>5</text:p>
          </table:table-cell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83" office:value-type="string" calcext:value-type="string">
            <text:p>Latent Dimension:</text:p>
          </table:table-cell>
          <table:table-cell table:style-name="ce85" office:value-type="string" calcext:value-type="string">
            <text:p>random(256,512)</text:p>
          </table:table-cell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Epocas autoencoder:</text:p>
          </table:table-cell>
          <table:table-cell table:style-name="ce85" office:value-type="string" calcext:value-type="string">
            <text:p>K-300 / CNR-20</text:p>
          </table:table-cell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936" office:value-type="float"/>
          <table:table-cell office:value="0.021" office:value-type="float"/>
          <table:table-cell office:value="0.96" office:value-type="float"/>
          <table:table-cell office:value="0.015" office:value-type="float"/>
          <table:table-cell office:value="0.964" office:value-type="float"/>
          <table:table-cell office:value="0.021" office:value-type="float"/>
          <table:table-cell office:value="0.973" office:value-type="float"/>
          <table:table-cell office:value="0.01" office:value-type="float"/>
          <table:table-cell office:value="0.976" office:value-type="float"/>
          <table:table-cell office:value="0.013" office:value-type="float"/>
          <table:table-cell/>
          <table:table-cell table:style-name="ce83" office:value-type="string" calcext:value-type="string">
            <text:p>Epocas classificador:</text:p>
          </table:table-cell>
          <table:table-cell table:style-name="ce85" office:value-type="float" office:value="20" calcext:value-type="float">
            <text:p>20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794" office:value-type="float"/>
          <table:table-cell office:value="0.074" office:value-type="float"/>
          <table:table-cell office:value="0.828" office:value-type="float"/>
          <table:table-cell office:value="0.068" office:value-type="float"/>
          <table:table-cell office:value="0.876" office:value-type="float"/>
          <table:table-cell office:value="0.053" office:value-type="float"/>
          <table:table-cell office:value="0.898" office:value-type="float"/>
          <table:table-cell office:value="0.035" office:value-type="float"/>
          <table:table-cell office:value="0.896" office:value-type="float"/>
          <table:table-cell office:value="0.05" office:value-type="float"/>
          <table:table-cell/>
          <table:table-cell table:style-name="ce83" office:value-type="string" calcext:value-type="string">
            <text:p>Número de modelos:</text:p>
          </table:table-cell>
          <table:table-cell table:style-name="ce85" office:value-type="float" office:value="10" calcext:value-type="float">
            <text:p>10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691" office:value-type="float"/>
          <table:table-cell office:value="0.04" office:value-type="float"/>
          <table:table-cell office:value="0.736" office:value-type="float"/>
          <table:table-cell office:value="0.062" office:value-type="float"/>
          <table:table-cell office:value="0.814" office:value-type="float"/>
          <table:table-cell office:value="0.063" office:value-type="float"/>
          <table:table-cell office:value="0.798" office:value-type="float"/>
          <table:table-cell office:value="0.05" office:value-type="float"/>
          <table:table-cell office:value="0.82" office:value-type="float"/>
          <table:table-cell office:value="0.04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175" office:value-type="float"/>
          <table:table-cell office:value="0.083" office:value-type="float"/>
          <table:table-cell office:value="0.185" office:value-type="float"/>
          <table:table-cell office:value="0.053" office:value-type="float"/>
          <table:table-cell office:value="0.164" office:value-type="float"/>
          <table:table-cell office:value="0.052" office:value-type="float"/>
          <table:table-cell office:value="0.155" office:value-type="float"/>
          <table:table-cell office:value="0.037" office:value-type="float"/>
          <table:table-cell office:value="0.124" office:value-type="float"/>
          <table:table-cell office:value="0.021" office:value-type="float"/>
          <table:table-cell/>
          <table:table-cell table:style-name="ce84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197" office:value-type="float"/>
          <table:table-cell office:value="0.104" office:value-type="float"/>
          <table:table-cell office:value="0.164" office:value-type="float"/>
          <table:table-cell office:value="0.084" office:value-type="float"/>
          <table:table-cell office:value="0.13" office:value-type="float"/>
          <table:table-cell office:value="0.033" office:value-type="float"/>
          <table:table-cell office:value="0.125" office:value-type="float"/>
          <table:table-cell office:value="0.038" office:value-type="float"/>
          <table:table-cell office:value="0.119" office:value-type="float"/>
          <table:table-cell office:value="0.034" office:value-type="float"/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280" calcext:value-type="float">
            <text:p>280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196" office:value-type="float"/>
          <table:table-cell office:value="0.061" office:value-type="float"/>
          <table:table-cell office:value="0.131" office:value-type="float"/>
          <table:table-cell office:value="0.028" office:value-type="float"/>
          <table:table-cell office:value="0.113" office:value-type="float"/>
          <table:table-cell office:value="0.028" office:value-type="float"/>
          <table:table-cell office:value="0.094" office:value-type="float"/>
          <table:table-cell office:value="0.02" office:value-type="float"/>
          <table:table-cell office:value="0.114" office:value-type="float"/>
          <table:table-cell office:value="0.021" office:value-type="float"/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20" calcext:value-type="float">
            <text:p>20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8" calcext:value-type="float">
            <text:p>8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83"/>
          <table:table-cell table:style-name="ce83"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1000" calcext:value-type="float">
            <text:p>1000</text:p>
          </table:table-cell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90" calcext:value-type="float">
            <text:p>90</text:p>
          </table:table-cell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90" calcext:value-type="float">
            <text:p>90</text:p>
          </table:table-cell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95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nfos:</text:p>
          </table:table-cell>
          <table:table-cell table:style-name="ce85" office:value-type="string" calcext:value-type="string">
            <text:p>Balanceado cam/classes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817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681" office:value-type="float"/>
          <table:table-cell office:value-type="string">
            <text:p>-</text:p>
          </table:table-cell>
          <table:table-cell office:value="0.744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 table:style-name="ce83"/>
          <table:table-cell table:style-name="ce83"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reino:</text:p>
          </table:table-cell>
          <table:table-cell table:style-name="ce85" office:value-type="float" office:value="1024" calcext:value-type="float">
            <text:p>1024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Validação:</text:p>
          </table:table-cell>
          <table:table-cell table:style-name="ce85" office:value-type="float" office:value="64" calcext:value-type="float">
            <text:p>64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string" calcext:value-type="string">
            <text:p>Restante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Treino:</text:p>
          </table:table-cell>
          <table:table-cell table:style-name="ce85" office:value-type="string" calcext:value-type="string">
            <text:p>Primeiros 5 dias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Validação:</text:p>
          </table:table-cell>
          <table:table-cell table:style-name="ce85" office:value-type="string" calcext:value-type="string">
            <text:p>1 dia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Dias </text:p>
          </table:table-cell>
          <table:table-cell table:style-name="ce85" office:value-type="string" calcext:value-type="string">
            <text:p>Restante dos dias</text:p>
          </table:table-cell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P=0.15</text:p>
          </table:table-cell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681" office:value-type="float"/>
          <table:table-cell office:value-type="string">
            <text:p>-</text:p>
          </table:table-cell>
          <table:table-cell office:value="0.746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787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699" office:value-type="float"/>
          <table:table-cell office:value-type="string">
            <text:p>-</text:p>
          </table:table-cell>
          <table:table-cell office:value="0.768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UFPR0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813" office:value-type="float"/>
          <table:table-cell office:value="0.057" office:value-type="float"/>
          <table:table-cell office:value="0.875" office:value-type="float"/>
          <table:table-cell office:value="0.026" office:value-type="float"/>
          <table:table-cell office:value="0.881" office:value-type="float"/>
          <table:table-cell office:value="0.033" office:value-type="float"/>
          <table:table-cell office:value="0.873" office:value-type="float"/>
          <table:table-cell office:value="0.036" office:value-type="float"/>
          <table:table-cell office:value="0.9" office:value-type="float"/>
          <table:table-cell office:value="0.02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903" office:value-type="float"/>
          <table:table-cell office:value="0.042" office:value-type="float"/>
          <table:table-cell office:value="0.931" office:value-type="float"/>
          <table:table-cell office:value="0.033" office:value-type="float"/>
          <table:table-cell office:value="0.935" office:value-type="float"/>
          <table:table-cell office:value="0.033" office:value-type="float"/>
          <table:table-cell office:value="0.954" office:value-type="float"/>
          <table:table-cell office:value="0.017" office:value-type="float"/>
          <table:table-cell office:value="0.961" office:value-type="float"/>
          <table:table-cell office:value="0.01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654" office:value-type="float"/>
          <table:table-cell office:value="0.072" office:value-type="float"/>
          <table:table-cell office:value="0.699" office:value-type="float"/>
          <table:table-cell office:value="0.066" office:value-type="float"/>
          <table:table-cell office:value="0.761" office:value-type="float"/>
          <table:table-cell office:value="0.073" office:value-type="float"/>
          <table:table-cell office:value="0.767" office:value-type="float"/>
          <table:table-cell office:value="0.073" office:value-type="float"/>
          <table:table-cell office:value="0.812" office:value-type="float"/>
          <table:table-cell office:value="0.06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268" office:value-type="float"/>
          <table:table-cell office:value="0.117" office:value-type="float"/>
          <table:table-cell office:value="0.331" office:value-type="float"/>
          <table:table-cell office:value="0.094" office:value-type="float"/>
          <table:table-cell office:value="0.311" office:value-type="float"/>
          <table:table-cell office:value="0.121" office:value-type="float"/>
          <table:table-cell office:value="0.302" office:value-type="float"/>
          <table:table-cell office:value="0.105" office:value-type="float"/>
          <table:table-cell office:value="0.243" office:value-type="float"/>
          <table:table-cell office:value="0.07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34" office:value-type="float"/>
          <table:table-cell office:value="0.094" office:value-type="float"/>
          <table:table-cell office:value="0.293" office:value-type="float"/>
          <table:table-cell office:value="0.112" office:value-type="float"/>
          <table:table-cell office:value="0.242" office:value-type="float"/>
          <table:table-cell office:value="0.072" office:value-type="float"/>
          <table:table-cell office:value="0.223" office:value-type="float"/>
          <table:table-cell office:value="0.067" office:value-type="float"/>
          <table:table-cell office:value="0.214" office:value-type="float"/>
          <table:table-cell office:value="0.07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336" office:value-type="float"/>
          <table:table-cell office:value="0.089" office:value-type="float"/>
          <table:table-cell office:value="0.259" office:value-type="float"/>
          <table:table-cell office:value="0.051" office:value-type="float"/>
          <table:table-cell office:value="0.237" office:value-type="float"/>
          <table:table-cell office:value="0.056" office:value-type="float"/>
          <table:table-cell office:value="0.233" office:value-type="float"/>
          <table:table-cell office:value="0.047" office:value-type="float"/>
          <table:table-cell office:value="0.235" office:value-type="float"/>
          <table:table-cell office:value="0.03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853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663" office:value-type="float"/>
          <table:table-cell office:value-type="string">
            <text:p>-</text:p>
          </table:table-cell>
          <table:table-cell office:value="0.704" office:value-type="float"/>
          <table:table-cell office:value-type="string">
            <text:p>-</text:p>
          </table:table-cell>
          <table:table-cell office:value="0.769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856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658" office:value-type="float"/>
          <table:table-cell office:value-type="string">
            <text:p>-</text:p>
          </table:table-cell>
          <table:table-cell office:value="0.703" office:value-type="float"/>
          <table:table-cell office:value-type="string">
            <text:p>-</text:p>
          </table:table-cell>
          <table:table-cell office:value="0.763" office:value-type="float"/>
          <table:table-cell office:value-type="string">
            <text:p>-</text:p>
          </table:table-cell>
          <table:table-cell office:value="0.778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office:value="0.849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684" office:value-type="float"/>
          <table:table-cell office:value-type="string">
            <text:p>-</text:p>
          </table:table-cell>
          <table:table-cell office:value="0.729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814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UFPR0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738" office:value-type="float"/>
          <table:table-cell office:value="0.081" office:value-type="float"/>
          <table:table-cell office:value="0.773" office:value-type="float"/>
          <table:table-cell office:value="0.061" office:value-type="float"/>
          <table:table-cell office:value="0.82" office:value-type="float"/>
          <table:table-cell office:value="0.065" office:value-type="float"/>
          <table:table-cell office:value="0.82" office:value-type="float"/>
          <table:table-cell office:value="0.069" office:value-type="float"/>
          <table:table-cell office:value="0.814" office:value-type="float"/>
          <table:table-cell office:value="0.03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65" office:value-type="float"/>
          <table:table-cell office:value="0.047" office:value-type="float"/>
          <table:table-cell office:value="0.685" office:value-type="float"/>
          <table:table-cell office:value="0.046" office:value-type="float"/>
          <table:table-cell office:value="0.744" office:value-type="float"/>
          <table:table-cell office:value="0.082" office:value-type="float"/>
          <table:table-cell office:value="0.763" office:value-type="float"/>
          <table:table-cell office:value="0.068" office:value-type="float"/>
          <table:table-cell office:value="0.77" office:value-type="float"/>
          <table:table-cell office:value="0.10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928" office:value-type="float"/>
          <table:table-cell office:value="0.029" office:value-type="float"/>
          <table:table-cell office:value="0.956" office:value-type="float"/>
          <table:table-cell office:value="0.02" office:value-type="float"/>
          <table:table-cell office:value="0.963" office:value-type="float"/>
          <table:table-cell office:value="0.016" office:value-type="float"/>
          <table:table-cell office:value="0.973" office:value-type="float"/>
          <table:table-cell office:value="0.007" office:value-type="float"/>
          <table:table-cell office:value="0.97" office:value-type="float"/>
          <table:table-cell office:value="0.01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289" office:value-type="float"/>
          <table:table-cell office:value="0.063" office:value-type="float"/>
          <table:table-cell office:value="0.304" office:value-type="float"/>
          <table:table-cell office:value="0.05" office:value-type="float"/>
          <table:table-cell office:value="0.286" office:value-type="float"/>
          <table:table-cell office:value="0.058" office:value-type="float"/>
          <table:table-cell office:value="0.282" office:value-type="float"/>
          <table:table-cell office:value="0.039" office:value-type="float"/>
          <table:table-cell office:value="0.278" office:value-type="float"/>
          <table:table-cell office:value="0.05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44" office:value-type="float"/>
          <table:table-cell office:value="0.029" office:value-type="float"/>
          <table:table-cell office:value="0.344" office:value-type="float"/>
          <table:table-cell office:value="0.033" office:value-type="float"/>
          <table:table-cell office:value="0.275" office:value-type="float"/>
          <table:table-cell office:value="0.041" office:value-type="float"/>
          <table:table-cell office:value="0.265" office:value-type="float"/>
          <table:table-cell office:value="0.058" office:value-type="float"/>
          <table:table-cell office:value="0.222" office:value-type="float"/>
          <table:table-cell office:value="0.02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225" office:value-type="float"/>
          <table:table-cell office:value="0.057" office:value-type="float"/>
          <table:table-cell office:value="0.188" office:value-type="float"/>
          <table:table-cell office:value="0.062" office:value-type="float"/>
          <table:table-cell office:value="0.207" office:value-type="float"/>
          <table:table-cell office:value="0.057" office:value-type="float"/>
          <table:table-cell office:value="0.194" office:value-type="float"/>
          <table:table-cell office:value="0.066" office:value-type="float"/>
          <table:table-cell office:value="0.197" office:value-type="float"/>
          <table:table-cell office:value="0.02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775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635" office:value-type="float"/>
          <table:table-cell office:value-type="string">
            <text:p>-</text:p>
          </table:table-cell>
          <table:table-cell office:value="0.676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 office:value="0.782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6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766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635" office:value-type="float"/>
          <table:table-cell office:value-type="string">
            <text:p>-</text:p>
          </table:table-cell>
          <table:table-cell office:value="0.678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781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6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office:value="0.779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628" office:value-type="float"/>
          <table:table-cell office:value-type="string">
            <text:p>-</text:p>
          </table:table-cell>
          <table:table-cell office:value="0.663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761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5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1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13" office:value-type="float"/>
          <table:table-cell office:value="0.023" office:value-type="float"/>
          <table:table-cell office:value="0.112" office:value-type="float"/>
          <table:table-cell office:value="0.019" office:value-type="float"/>
          <table:table-cell office:value="0.117" office:value-type="float"/>
          <table:table-cell office:value="0.016" office:value-type="float"/>
          <table:table-cell office:value="0.115" office:value-type="float"/>
          <table:table-cell office:value="0.021" office:value-type="float"/>
          <table:table-cell office:value="0.118" office:value-type="float"/>
          <table:table-cell office:value="0.02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254" office:value-type="float"/>
          <table:table-cell office:value="0.07" office:value-type="float"/>
          <table:table-cell office:value="0.22" office:value-type="float"/>
          <table:table-cell office:value="0.062" office:value-type="float"/>
          <table:table-cell office:value="0.192" office:value-type="float"/>
          <table:table-cell office:value="0.064" office:value-type="float"/>
          <table:table-cell office:value="0.173" office:value-type="float"/>
          <table:table-cell office:value="0.038" office:value-type="float"/>
          <table:table-cell office:value="0.186" office:value-type="float"/>
          <table:table-cell office:value="0.04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372" office:value-type="float"/>
          <table:table-cell office:value="0.041" office:value-type="float"/>
          <table:table-cell office:value="0.331" office:value-type="float"/>
          <table:table-cell office:value="0.065" office:value-type="float"/>
          <table:table-cell office:value="0.29" office:value-type="float"/>
          <table:table-cell office:value="0.059" office:value-type="float"/>
          <table:table-cell office:value="0.312" office:value-type="float"/>
          <table:table-cell office:value="0.046" office:value-type="float"/>
          <table:table-cell office:value="0.28" office:value-type="float"/>
          <table:table-cell office:value="0.06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878" office:value-type="float"/>
          <table:table-cell office:value="0.027" office:value-type="float"/>
          <table:table-cell office:value="0.91" office:value-type="float"/>
          <table:table-cell office:value="0.022" office:value-type="float"/>
          <table:table-cell office:value="0.916" office:value-type="float"/>
          <table:table-cell office:value="0.03" office:value-type="float"/>
          <table:table-cell office:value="0.929" office:value-type="float"/>
          <table:table-cell office:value="0.028" office:value-type="float"/>
          <table:table-cell office:value="0.935" office:value-type="float"/>
          <table:table-cell office:value="0.0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778" office:value-type="float"/>
          <table:table-cell office:value="0.028" office:value-type="float"/>
          <table:table-cell office:value="0.814" office:value-type="float"/>
          <table:table-cell office:value="0.035" office:value-type="float"/>
          <table:table-cell office:value="0.846" office:value-type="float"/>
          <table:table-cell office:value="0.026" office:value-type="float"/>
          <table:table-cell office:value="0.843" office:value-type="float"/>
          <table:table-cell office:value="0.044" office:value-type="float"/>
          <table:table-cell office:value="0.854" office:value-type="float"/>
          <table:table-cell office:value="0.02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78" office:value-type="float"/>
          <table:table-cell office:value="0.042" office:value-type="float"/>
          <table:table-cell office:value="0.803" office:value-type="float"/>
          <table:table-cell office:value="0.044" office:value-type="float"/>
          <table:table-cell office:value="0.823" office:value-type="float"/>
          <table:table-cell office:value="0.031" office:value-type="float"/>
          <table:table-cell office:value="0.821" office:value-type="float"/>
          <table:table-cell office:value="0.039" office:value-type="float"/>
          <table:table-cell office:value="0.831" office:value-type="float"/>
          <table:table-cell office:value="0.03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776" office:value-type="float"/>
          <table:table-cell office:value="0.03" office:value-type="float"/>
          <table:table-cell office:value="0.812" office:value-type="float"/>
          <table:table-cell office:value="0.038" office:value-type="float"/>
          <table:table-cell office:value="0.815" office:value-type="float"/>
          <table:table-cell office:value="0.02" office:value-type="float"/>
          <table:table-cell office:value="0.826" office:value-type="float"/>
          <table:table-cell office:value="0.037" office:value-type="float"/>
          <table:table-cell office:value="0.841" office:value-type="float"/>
          <table:table-cell office:value="0.03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793" office:value-type="float"/>
          <table:table-cell office:value="0.032" office:value-type="float"/>
          <table:table-cell office:value="0.823" office:value-type="float"/>
          <table:table-cell office:value="0.034" office:value-type="float"/>
          <table:table-cell office:value="0.825" office:value-type="float"/>
          <table:table-cell office:value="0.037" office:value-type="float"/>
          <table:table-cell office:value="0.857" office:value-type="float"/>
          <table:table-cell office:value="0.029" office:value-type="float"/>
          <table:table-cell office:value="0.842" office:value-type="float"/>
          <table:table-cell office:value="0.03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812" office:value-type="float"/>
          <table:table-cell office:value="0.044" office:value-type="float"/>
          <table:table-cell office:value="0.805" office:value-type="float"/>
          <table:table-cell office:value="0.029" office:value-type="float"/>
          <table:table-cell office:value="0.784" office:value-type="float"/>
          <table:table-cell office:value="0.045" office:value-type="float"/>
          <table:table-cell office:value="0.801" office:value-type="float"/>
          <table:table-cell office:value="0.033" office:value-type="float"/>
          <table:table-cell office:value="0.828" office:value-type="float"/>
          <table:table-cell office:value="0.03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871" office:value-type="float"/>
          <table:table-cell office:value="0.027" office:value-type="float"/>
          <table:table-cell office:value="0.886" office:value-type="float"/>
          <table:table-cell office:value="0.018" office:value-type="float"/>
          <table:table-cell office:value="0.89" office:value-type="float"/>
          <table:table-cell office:value="0.019" office:value-type="float"/>
          <table:table-cell office:value="0.879" office:value-type="float"/>
          <table:table-cell office:value="0.016" office:value-type="float"/>
          <table:table-cell office:value="0.905" office:value-type="float"/>
          <table:table-cell office:value="0.01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091" office:value-type="float"/>
          <table:table-cell office:value-type="string">
            <text:p>-</text:p>
          </table:table-cell>
          <table:table-cell office:value="0.083" office:value-type="float"/>
          <table:table-cell office:value-type="string">
            <text:p>-</text:p>
          </table:table-cell>
          <table:table-cell office:value="0.1" office:value-type="float"/>
          <table:table-cell office:value-type="string">
            <text:p>-</text:p>
          </table:table-cell>
          <table:table-cell office:value="0.094" office:value-type="float"/>
          <table:table-cell office:value-type="string">
            <text:p>-</text:p>
          </table:table-cell>
          <table:table-cell office:value="0.0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227" office:value-type="float"/>
          <table:table-cell office:value-type="string">
            <text:p>-</text:p>
          </table:table-cell>
          <table:table-cell office:value="0.16" office:value-type="float"/>
          <table:table-cell office:value-type="string">
            <text:p>-</text:p>
          </table:table-cell>
          <table:table-cell office:value="0.113" office:value-type="float"/>
          <table:table-cell office:value-type="string">
            <text:p>-</text:p>
          </table:table-cell>
          <table:table-cell office:value="0.122" office:value-type="float"/>
          <table:table-cell office:value-type="string">
            <text:p>-</text:p>
          </table:table-cell>
          <table:table-cell office:value="0.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381" office:value-type="float"/>
          <table:table-cell office:value-type="string">
            <text:p>-</text:p>
          </table:table-cell>
          <table:table-cell office:value="0.33" office:value-type="float"/>
          <table:table-cell office:value-type="string">
            <text:p>-</text:p>
          </table:table-cell>
          <table:table-cell office:value="0.281" office:value-type="float"/>
          <table:table-cell office:value-type="string">
            <text:p>-</text:p>
          </table:table-cell>
          <table:table-cell office:value="0.311" office:value-type="float"/>
          <table:table-cell office:value-type="string">
            <text:p>-</text:p>
          </table:table-cell>
          <table:table-cell office:value="0.2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092" office:value-type="float"/>
          <table:table-cell office:value-type="string">
            <text:p>-</text:p>
          </table:table-cell>
          <table:table-cell office:value="0.083" office:value-type="float"/>
          <table:table-cell office:value-type="string">
            <text:p>-</text:p>
          </table:table-cell>
          <table:table-cell office:value="0.1" office:value-type="float"/>
          <table:table-cell office:value-type="string">
            <text:p>-</text:p>
          </table:table-cell>
          <table:table-cell office:value="0.096" office:value-type="float"/>
          <table:table-cell office:value-type="string">
            <text:p>-</text:p>
          </table:table-cell>
          <table:table-cell office:value="0.0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227" office:value-type="float"/>
          <table:table-cell office:value-type="string">
            <text:p>-</text:p>
          </table:table-cell>
          <table:table-cell office:value="0.158" office:value-type="float"/>
          <table:table-cell office:value-type="string">
            <text:p>-</text:p>
          </table:table-cell>
          <table:table-cell office:value="0.117" office:value-type="float"/>
          <table:table-cell office:value-type="string">
            <text:p>-</text:p>
          </table:table-cell>
          <table:table-cell office:value="0.124" office:value-type="float"/>
          <table:table-cell office:value-type="string">
            <text:p>-</text:p>
          </table:table-cell>
          <table:table-cell office:value="0.1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379" office:value-type="float"/>
          <table:table-cell office:value-type="string">
            <text:p>-</text:p>
          </table:table-cell>
          <table:table-cell office:value="0.335" office:value-type="float"/>
          <table:table-cell office:value-type="string">
            <text:p>-</text:p>
          </table:table-cell>
          <table:table-cell office:value="0.279" office:value-type="float"/>
          <table:table-cell office:value-type="string">
            <text:p>-</text:p>
          </table:table-cell>
          <table:table-cell office:value="0.31" office:value-type="float"/>
          <table:table-cell office:value-type="string">
            <text:p>-</text:p>
          </table:table-cell>
          <table:table-cell office:value="0.2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091" office:value-type="float"/>
          <table:table-cell office:value-type="string">
            <text:p>-</text:p>
          </table:table-cell>
          <table:table-cell office:value="0.082" office:value-type="float"/>
          <table:table-cell office:value-type="string">
            <text:p>-</text:p>
          </table:table-cell>
          <table:table-cell office:value="0.096" office:value-type="float"/>
          <table:table-cell office:value-type="string">
            <text:p>-</text:p>
          </table:table-cell>
          <table:table-cell office:value="0.089" office:value-type="float"/>
          <table:table-cell office:value-type="string">
            <text:p>-</text:p>
          </table:table-cell>
          <table:table-cell office:value="0.0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235" office:value-type="float"/>
          <table:table-cell office:value-type="string">
            <text:p>-</text:p>
          </table:table-cell>
          <table:table-cell office:value="0.17" office:value-type="float"/>
          <table:table-cell office:value-type="string">
            <text:p>-</text:p>
          </table:table-cell>
          <table:table-cell office:value="0.114" office:value-type="float"/>
          <table:table-cell office:value-type="string">
            <text:p>-</text:p>
          </table:table-cell>
          <table:table-cell office:value="0.126" office:value-type="float"/>
          <table:table-cell office:value-type="string">
            <text:p>-</text:p>
          </table:table-cell>
          <table:table-cell office:value="0.1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367" office:value-type="float"/>
          <table:table-cell office:value-type="string">
            <text:p>-</text:p>
          </table:table-cell>
          <table:table-cell office:value="0.311" office:value-type="float"/>
          <table:table-cell office:value-type="string">
            <text:p>-</text:p>
          </table:table-cell>
          <table:table-cell office:value="0.265" office:value-type="float"/>
          <table:table-cell office:value-type="string">
            <text:p>-</text:p>
          </table:table-cell>
          <table:table-cell office:value="0.297" office:value-type="float"/>
          <table:table-cell office:value-type="string">
            <text:p>-</text:p>
          </table:table-cell>
          <table:table-cell office:value="0.2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2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3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35" office:value-type="float"/>
          <table:table-cell office:value="0.036" office:value-type="float"/>
          <table:table-cell office:value="0.124" office:value-type="float"/>
          <table:table-cell office:value="0.024" office:value-type="float"/>
          <table:table-cell office:value="0.12" office:value-type="float"/>
          <table:table-cell office:value="0.024" office:value-type="float"/>
          <table:table-cell office:value="0.116" office:value-type="float"/>
          <table:table-cell office:value="0.023" office:value-type="float"/>
          <table:table-cell office:value="0.12" office:value-type="float"/>
          <table:table-cell office:value="0.03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289" office:value-type="float"/>
          <table:table-cell office:value="0.04" office:value-type="float"/>
          <table:table-cell office:value="0.229" office:value-type="float"/>
          <table:table-cell office:value="0.072" office:value-type="float"/>
          <table:table-cell office:value="0.163" office:value-type="float"/>
          <table:table-cell office:value="0.064" office:value-type="float"/>
          <table:table-cell office:value="0.152" office:value-type="float"/>
          <table:table-cell office:value="0.055" office:value-type="float"/>
          <table:table-cell office:value="0.158" office:value-type="float"/>
          <table:table-cell office:value="0.04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387" office:value-type="float"/>
          <table:table-cell office:value="0.057" office:value-type="float"/>
          <table:table-cell office:value="0.328" office:value-type="float"/>
          <table:table-cell office:value="0.07" office:value-type="float"/>
          <table:table-cell office:value="0.264" office:value-type="float"/>
          <table:table-cell office:value="0.076" office:value-type="float"/>
          <table:table-cell office:value="0.273" office:value-type="float"/>
          <table:table-cell office:value="0.051" office:value-type="float"/>
          <table:table-cell office:value="0.253" office:value-type="float"/>
          <table:table-cell office:value="0.04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908" office:value-type="float"/>
          <table:table-cell office:value="0.021" office:value-type="float"/>
          <table:table-cell office:value="0.924" office:value-type="float"/>
          <table:table-cell office:value="0.02" office:value-type="float"/>
          <table:table-cell office:value="0.93" office:value-type="float"/>
          <table:table-cell office:value="0.02" office:value-type="float"/>
          <table:table-cell office:value="0.933" office:value-type="float"/>
          <table:table-cell office:value="0.02" office:value-type="float"/>
          <table:table-cell office:value="0.931" office:value-type="float"/>
          <table:table-cell office:value="0.01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95" office:value-type="float"/>
          <table:table-cell office:value="0.022" office:value-type="float"/>
          <table:table-cell office:value="0.97" office:value-type="float"/>
          <table:table-cell office:value="0.01" office:value-type="float"/>
          <table:table-cell office:value="0.973" office:value-type="float"/>
          <table:table-cell office:value="0.013" office:value-type="float"/>
          <table:table-cell office:value="0.974" office:value-type="float"/>
          <table:table-cell office:value="0.014" office:value-type="float"/>
          <table:table-cell office:value="0.979" office:value-type="float"/>
          <table:table-cell office:value="0.0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865" office:value-type="float"/>
          <table:table-cell office:value="0.023" office:value-type="float"/>
          <table:table-cell office:value="0.868" office:value-type="float"/>
          <table:table-cell office:value="0.025" office:value-type="float"/>
          <table:table-cell office:value="0.911" office:value-type="float"/>
          <table:table-cell office:value="0.024" office:value-type="float"/>
          <table:table-cell office:value="0.921" office:value-type="float"/>
          <table:table-cell office:value="0.036" office:value-type="float"/>
          <table:table-cell office:value="0.932" office:value-type="float"/>
          <table:table-cell office:value="0.01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878" office:value-type="float"/>
          <table:table-cell office:value="0.037" office:value-type="float"/>
          <table:table-cell office:value="0.906" office:value-type="float"/>
          <table:table-cell office:value="0.028" office:value-type="float"/>
          <table:table-cell office:value="0.913" office:value-type="float"/>
          <table:table-cell office:value="0.02" office:value-type="float"/>
          <table:table-cell office:value="0.918" office:value-type="float"/>
          <table:table-cell office:value="0.03" office:value-type="float"/>
          <table:table-cell office:value="0.927" office:value-type="float"/>
          <table:table-cell office:value="0.02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866" office:value-type="float"/>
          <table:table-cell office:value="0.044" office:value-type="float"/>
          <table:table-cell office:value="0.896" office:value-type="float"/>
          <table:table-cell office:value="0.03" office:value-type="float"/>
          <table:table-cell office:value="0.901" office:value-type="float"/>
          <table:table-cell office:value="0.027" office:value-type="float"/>
          <table:table-cell office:value="0.92" office:value-type="float"/>
          <table:table-cell office:value="0.026" office:value-type="float"/>
          <table:table-cell office:value="0.92" office:value-type="float"/>
          <table:table-cell office:value="0.02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899" office:value-type="float"/>
          <table:table-cell office:value="0.024" office:value-type="float"/>
          <table:table-cell office:value="0.896" office:value-type="float"/>
          <table:table-cell office:value="0.024" office:value-type="float"/>
          <table:table-cell office:value="0.884" office:value-type="float"/>
          <table:table-cell office:value="0.036" office:value-type="float"/>
          <table:table-cell office:value="0.898" office:value-type="float"/>
          <table:table-cell office:value="0.024" office:value-type="float"/>
          <table:table-cell office:value="0.916" office:value-type="float"/>
          <table:table-cell office:value="0.02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903" office:value-type="float"/>
          <table:table-cell office:value="0.033" office:value-type="float"/>
          <table:table-cell office:value="0.924" office:value-type="float"/>
          <table:table-cell office:value="0.025" office:value-type="float"/>
          <table:table-cell office:value="0.932" office:value-type="float"/>
          <table:table-cell office:value="0.014" office:value-type="float"/>
          <table:table-cell office:value="0.931" office:value-type="float"/>
          <table:table-cell office:value="0.019" office:value-type="float"/>
          <table:table-cell office:value="0.944" office:value-type="float"/>
          <table:table-cell office:value="0.01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103" office:value-type="float"/>
          <table:table-cell office:value-type="string">
            <text:p>-</text:p>
          </table:table-cell>
          <table:table-cell office:value="0.095" office:value-type="float"/>
          <table:table-cell office:value-type="string">
            <text:p>-</text:p>
          </table:table-cell>
          <table:table-cell office:value="0.101" office:value-type="float"/>
          <table:table-cell office:value-type="string">
            <text:p>-</text:p>
          </table:table-cell>
          <table:table-cell office:value="0.09" office:value-type="float"/>
          <table:table-cell office:value-type="string">
            <text:p>-</text:p>
          </table:table-cell>
          <table:table-cell office:value="0.0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296" office:value-type="float"/>
          <table:table-cell office:value-type="string">
            <text:p>-</text:p>
          </table:table-cell>
          <table:table-cell office:value="0.238" office:value-type="float"/>
          <table:table-cell office:value-type="string">
            <text:p>-</text:p>
          </table:table-cell>
          <table:table-cell office:value="0.08" office:value-type="float"/>
          <table:table-cell office:value-type="string">
            <text:p>-</text:p>
          </table:table-cell>
          <table:table-cell office:value="0.092" office:value-type="float"/>
          <table:table-cell office:value-type="string">
            <text:p>-</text:p>
          </table:table-cell>
          <table:table-cell office:value="0.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382" office:value-type="float"/>
          <table:table-cell office:value-type="string">
            <text:p>-</text:p>
          </table:table-cell>
          <table:table-cell office:value="0.322" office:value-type="float"/>
          <table:table-cell office:value-type="string">
            <text:p>-</text:p>
          </table:table-cell>
          <table:table-cell office:value="0.26" office:value-type="float"/>
          <table:table-cell office:value-type="string">
            <text:p>-</text:p>
          </table:table-cell>
          <table:table-cell office:value="0.267" office:value-type="float"/>
          <table:table-cell office:value-type="string">
            <text:p>-</text:p>
          </table:table-cell>
          <table:table-cell office:value="0.2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102" office:value-type="float"/>
          <table:table-cell office:value-type="string">
            <text:p>-</text:p>
          </table:table-cell>
          <table:table-cell office:value="0.094" office:value-type="float"/>
          <table:table-cell office:value-type="string">
            <text:p>-</text:p>
          </table:table-cell>
          <table:table-cell office:value="0.1" office:value-type="float"/>
          <table:table-cell office:value-type="string">
            <text:p>-</text:p>
          </table:table-cell>
          <table:table-cell office:value="0.096" office:value-type="float"/>
          <table:table-cell office:value-type="string">
            <text:p>-</text:p>
          </table:table-cell>
          <table:table-cell office:value="0.0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296" office:value-type="float"/>
          <table:table-cell office:value-type="string">
            <text:p>-</text:p>
          </table:table-cell>
          <table:table-cell office:value="0.233" office:value-type="float"/>
          <table:table-cell office:value-type="string">
            <text:p>-</text:p>
          </table:table-cell>
          <table:table-cell office:value="0.081" office:value-type="float"/>
          <table:table-cell office:value-type="string">
            <text:p>-</text:p>
          </table:table-cell>
          <table:table-cell office:value="0.123" office:value-type="float"/>
          <table:table-cell office:value-type="string">
            <text:p>-</text:p>
          </table:table-cell>
          <table:table-cell office:value="0.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378" office:value-type="float"/>
          <table:table-cell office:value-type="string">
            <text:p>-</text:p>
          </table:table-cell>
          <table:table-cell office:value="0.321" office:value-type="float"/>
          <table:table-cell office:value-type="string">
            <text:p>-</text:p>
          </table:table-cell>
          <table:table-cell office:value="0.259" office:value-type="float"/>
          <table:table-cell office:value-type="string">
            <text:p>-</text:p>
          </table:table-cell>
          <table:table-cell office:value="0.26" office:value-type="float"/>
          <table:table-cell office:value-type="string">
            <text:p>-</text:p>
          </table:table-cell>
          <table:table-cell office:value="0.2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107" office:value-type="float"/>
          <table:table-cell office:value-type="string">
            <text:p>-</text:p>
          </table:table-cell>
          <table:table-cell office:value="0.098" office:value-type="float"/>
          <table:table-cell office:value-type="string">
            <text:p>-</text:p>
          </table:table-cell>
          <table:table-cell office:value="0.098" office:value-type="float"/>
          <table:table-cell office:value-type="string">
            <text:p>-</text:p>
          </table:table-cell>
          <table:table-cell office:value="0.087" office:value-type="float"/>
          <table:table-cell office:value-type="string">
            <text:p>-</text:p>
          </table:table-cell>
          <table:table-cell office:value="0.0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298" office:value-type="float"/>
          <table:table-cell office:value-type="string">
            <text:p>-</text:p>
          </table:table-cell>
          <table:table-cell office:value="0.245" office:value-type="float"/>
          <table:table-cell office:value-type="string">
            <text:p>-</text:p>
          </table:table-cell>
          <table:table-cell office:value="0.101" office:value-type="float"/>
          <table:table-cell office:value-type="string">
            <text:p>-</text:p>
          </table:table-cell>
          <table:table-cell office:value="0.104" office:value-type="float"/>
          <table:table-cell office:value-type="string">
            <text:p>-</text:p>
          </table:table-cell>
          <table:table-cell office:value="0.0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376" office:value-type="float"/>
          <table:table-cell office:value-type="string">
            <text:p>-</text:p>
          </table:table-cell>
          <table:table-cell office:value="0.306" office:value-type="float"/>
          <table:table-cell office:value-type="string">
            <text:p>-</text:p>
          </table:table-cell>
          <table:table-cell office:value="0.245" office:value-type="float"/>
          <table:table-cell office:value-type="string">
            <text:p>-</text:p>
          </table:table-cell>
          <table:table-cell office:value="0.257" office:value-type="float"/>
          <table:table-cell office:value-type="string">
            <text:p>-</text:p>
          </table:table-cell>
          <table:table-cell office:value="0.2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3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47" office:value-type="float"/>
          <table:table-cell office:value="0.034" office:value-type="float"/>
          <table:table-cell office:value="0.137" office:value-type="float"/>
          <table:table-cell office:value="0.038" office:value-type="float"/>
          <table:table-cell office:value="0.123" office:value-type="float"/>
          <table:table-cell office:value="0.027" office:value-type="float"/>
          <table:table-cell office:value="0.127" office:value-type="float"/>
          <table:table-cell office:value="0.026" office:value-type="float"/>
          <table:table-cell office:value="0.12" office:value-type="float"/>
          <table:table-cell office:value="0.02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287" office:value-type="float"/>
          <table:table-cell office:value="0.056" office:value-type="float"/>
          <table:table-cell office:value="0.225" office:value-type="float"/>
          <table:table-cell office:value="0.062" office:value-type="float"/>
          <table:table-cell office:value="0.163" office:value-type="float"/>
          <table:table-cell office:value="0.061" office:value-type="float"/>
          <table:table-cell office:value="0.156" office:value-type="float"/>
          <table:table-cell office:value="0.044" office:value-type="float"/>
          <table:table-cell office:value="0.156" office:value-type="float"/>
          <table:table-cell office:value="0.05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321" office:value-type="float"/>
          <table:table-cell office:value="0.059" office:value-type="float"/>
          <table:table-cell office:value="0.268" office:value-type="float"/>
          <table:table-cell office:value="0.075" office:value-type="float"/>
          <table:table-cell office:value="0.213" office:value-type="float"/>
          <table:table-cell office:value="0.084" office:value-type="float"/>
          <table:table-cell office:value="0.231" office:value-type="float"/>
          <table:table-cell office:value="0.064" office:value-type="float"/>
          <table:table-cell office:value="0.207" office:value-type="float"/>
          <table:table-cell office:value="0.05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908" office:value-type="float"/>
          <table:table-cell office:value="0.025" office:value-type="float"/>
          <table:table-cell office:value="0.92" office:value-type="float"/>
          <table:table-cell office:value="0.022" office:value-type="float"/>
          <table:table-cell office:value="0.922" office:value-type="float"/>
          <table:table-cell office:value="0.019" office:value-type="float"/>
          <table:table-cell office:value="0.928" office:value-type="float"/>
          <table:table-cell office:value="0.015" office:value-type="float"/>
          <table:table-cell office:value="0.932" office:value-type="float"/>
          <table:table-cell office:value="0.01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888" office:value-type="float"/>
          <table:table-cell office:value="0.03" office:value-type="float"/>
          <table:table-cell office:value="0.912" office:value-type="float"/>
          <table:table-cell office:value="0.02" office:value-type="float"/>
          <table:table-cell office:value="0.921" office:value-type="float"/>
          <table:table-cell office:value="0.019" office:value-type="float"/>
          <table:table-cell office:value="0.922" office:value-type="float"/>
          <table:table-cell office:value="0.024" office:value-type="float"/>
          <table:table-cell office:value="0.926" office:value-type="float"/>
          <table:table-cell office:value="0.01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929" office:value-type="float"/>
          <table:table-cell office:value="0.023" office:value-type="float"/>
          <table:table-cell office:value="0.932" office:value-type="float"/>
          <table:table-cell office:value="0.014" office:value-type="float"/>
          <table:table-cell office:value="0.944" office:value-type="float"/>
          <table:table-cell office:value="0.015" office:value-type="float"/>
          <table:table-cell office:value="0.949" office:value-type="float"/>
          <table:table-cell office:value="0.031" office:value-type="float"/>
          <table:table-cell office:value="0.961" office:value-type="float"/>
          <table:table-cell office:value="0.01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878" office:value-type="float"/>
          <table:table-cell office:value="0.024" office:value-type="float"/>
          <table:table-cell office:value="0.898" office:value-type="float"/>
          <table:table-cell office:value="0.022" office:value-type="float"/>
          <table:table-cell office:value="0.905" office:value-type="float"/>
          <table:table-cell office:value="0.021" office:value-type="float"/>
          <table:table-cell office:value="0.911" office:value-type="float"/>
          <table:table-cell office:value="0.026" office:value-type="float"/>
          <table:table-cell office:value="0.922" office:value-type="float"/>
          <table:table-cell office:value="0.02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889" office:value-type="float"/>
          <table:table-cell office:value="0.027" office:value-type="float"/>
          <table:table-cell office:value="0.908" office:value-type="float"/>
          <table:table-cell office:value="0.023" office:value-type="float"/>
          <table:table-cell office:value="0.908" office:value-type="float"/>
          <table:table-cell office:value="0.018" office:value-type="float"/>
          <table:table-cell office:value="0.924" office:value-type="float"/>
          <table:table-cell office:value="0.018" office:value-type="float"/>
          <table:table-cell office:value="0.922" office:value-type="float"/>
          <table:table-cell office:value="0.0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908" office:value-type="float"/>
          <table:table-cell office:value="0.021" office:value-type="float"/>
          <table:table-cell office:value="0.908" office:value-type="float"/>
          <table:table-cell office:value="0.018" office:value-type="float"/>
          <table:table-cell office:value="0.888" office:value-type="float"/>
          <table:table-cell office:value="0.027" office:value-type="float"/>
          <table:table-cell office:value="0.899" office:value-type="float"/>
          <table:table-cell office:value="0.017" office:value-type="float"/>
          <table:table-cell office:value="0.913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903" office:value-type="float"/>
          <table:table-cell office:value="0.034" office:value-type="float"/>
          <table:table-cell office:value="0.925" office:value-type="float"/>
          <table:table-cell office:value="0.019" office:value-type="float"/>
          <table:table-cell office:value="0.934" office:value-type="float"/>
          <table:table-cell office:value="0.012" office:value-type="float"/>
          <table:table-cell office:value="0.936" office:value-type="float"/>
          <table:table-cell office:value="0.014" office:value-type="float"/>
          <table:table-cell office:value="0.941" office:value-type="float"/>
          <table:table-cell office:value="0.01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124" office:value-type="float"/>
          <table:table-cell office:value-type="string">
            <text:p>-</text:p>
          </table:table-cell>
          <table:table-cell office:value="0.106" office:value-type="float"/>
          <table:table-cell office:value-type="string">
            <text:p>-</text:p>
          </table:table-cell>
          <table:table-cell office:value="0.102" office:value-type="float"/>
          <table:table-cell office:value-type="string">
            <text:p>-</text:p>
          </table:table-cell>
          <table:table-cell office:value="0.101" office:value-type="float"/>
          <table:table-cell office:value-type="string">
            <text:p>-</text:p>
          </table:table-cell>
          <table:table-cell office:value="0.0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29" office:value-type="float"/>
          <table:table-cell office:value-type="string">
            <text:p>-</text:p>
          </table:table-cell>
          <table:table-cell office:value="0.209" office:value-type="float"/>
          <table:table-cell office:value-type="string">
            <text:p>-</text:p>
          </table:table-cell>
          <table:table-cell office:value="0.105" office:value-type="float"/>
          <table:table-cell office:value-type="string">
            <text:p>-</text:p>
          </table:table-cell>
          <table:table-cell office:value="0.125" office:value-type="float"/>
          <table:table-cell office:value-type="string">
            <text:p>-</text:p>
          </table:table-cell>
          <table:table-cell office:value="0.0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31" office:value-type="float"/>
          <table:table-cell office:value-type="string">
            <text:p>-</text:p>
          </table:table-cell>
          <table:table-cell office:value="0.26" office:value-type="float"/>
          <table:table-cell office:value-type="string">
            <text:p>-</text:p>
          </table:table-cell>
          <table:table-cell office:value="0.184" office:value-type="float"/>
          <table:table-cell office:value-type="string">
            <text:p>-</text:p>
          </table:table-cell>
          <table:table-cell office:value="0.223" office:value-type="float"/>
          <table:table-cell office:value-type="string">
            <text:p>-</text:p>
          </table:table-cell>
          <table:table-cell office:value="0.1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122" office:value-type="float"/>
          <table:table-cell office:value-type="string">
            <text:p>-</text:p>
          </table:table-cell>
          <table:table-cell office:value="0.103" office:value-type="float"/>
          <table:table-cell office:value-type="string">
            <text:p>-</text:p>
          </table:table-cell>
          <table:table-cell office:value="0.101" office:value-type="float"/>
          <table:table-cell office:value-type="string">
            <text:p>-</text:p>
          </table:table-cell>
          <table:table-cell office:value="0.103" office:value-type="float"/>
          <table:table-cell office:value-type="string">
            <text:p>-</text:p>
          </table:table-cell>
          <table:table-cell office:value="0.0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29" office:value-type="float"/>
          <table:table-cell office:value-type="string">
            <text:p>-</text:p>
          </table:table-cell>
          <table:table-cell office:value="0.205" office:value-type="float"/>
          <table:table-cell office:value-type="string">
            <text:p>-</text:p>
          </table:table-cell>
          <table:table-cell office:value="0.103" office:value-type="float"/>
          <table:table-cell office:value-type="string">
            <text:p>-</text:p>
          </table:table-cell>
          <table:table-cell office:value="0.142" office:value-type="float"/>
          <table:table-cell office:value-type="string">
            <text:p>-</text:p>
          </table:table-cell>
          <table:table-cell office:value="0.0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307" office:value-type="float"/>
          <table:table-cell office:value-type="string">
            <text:p>-</text:p>
          </table:table-cell>
          <table:table-cell office:value="0.268" office:value-type="float"/>
          <table:table-cell office:value-type="string">
            <text:p>-</text:p>
          </table:table-cell>
          <table:table-cell office:value="0.186" office:value-type="float"/>
          <table:table-cell office:value-type="string">
            <text:p>-</text:p>
          </table:table-cell>
          <table:table-cell office:value="0.222" office:value-type="float"/>
          <table:table-cell office:value-type="string">
            <text:p>-</text:p>
          </table:table-cell>
          <table:table-cell office:value="0.1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132" office:value-type="float"/>
          <table:table-cell office:value-type="string">
            <text:p>-</text:p>
          </table:table-cell>
          <table:table-cell office:value="0.114" office:value-type="float"/>
          <table:table-cell office:value-type="string">
            <text:p>-</text:p>
          </table:table-cell>
          <table:table-cell office:value="0.103" office:value-type="float"/>
          <table:table-cell office:value-type="string">
            <text:p>-</text:p>
          </table:table-cell>
          <table:table-cell office:value="0.103" office:value-type="float"/>
          <table:table-cell office:value-type="string">
            <text:p>-</text:p>
          </table:table-cell>
          <table:table-cell office:value="0.0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302" office:value-type="float"/>
          <table:table-cell office:value-type="string">
            <text:p>-</text:p>
          </table:table-cell>
          <table:table-cell office:value="0.227" office:value-type="float"/>
          <table:table-cell office:value-type="string">
            <text:p>-</text:p>
          </table:table-cell>
          <table:table-cell office:value="0.122" office:value-type="float"/>
          <table:table-cell office:value-type="string">
            <text:p>-</text:p>
          </table:table-cell>
          <table:table-cell office:value="0.134" office:value-type="float"/>
          <table:table-cell office:value-type="string">
            <text:p>-</text:p>
          </table:table-cell>
          <table:table-cell office:value="0.1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298" office:value-type="float"/>
          <table:table-cell office:value-type="string">
            <text:p>-</text:p>
          </table:table-cell>
          <table:table-cell office:value="0.234" office:value-type="float"/>
          <table:table-cell office:value-type="string">
            <text:p>-</text:p>
          </table:table-cell>
          <table:table-cell office:value="0.166" office:value-type="float"/>
          <table:table-cell office:value-type="string">
            <text:p>-</text:p>
          </table:table-cell>
          <table:table-cell office:value="0.208" office:value-type="float"/>
          <table:table-cell office:value-type="string">
            <text:p>-</text:p>
          </table:table-cell>
          <table:table-cell office:value="0.1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091" office:value-type="float"/>
          <table:table-cell office:value="0.025" office:value-type="float"/>
          <table:table-cell office:value="0.084" office:value-type="float"/>
          <table:table-cell office:value="0.021" office:value-type="float"/>
          <table:table-cell office:value="0.079" office:value-type="float"/>
          <table:table-cell office:value="0.018" office:value-type="float"/>
          <table:table-cell office:value="0.077" office:value-type="float"/>
          <table:table-cell office:value="0.013" office:value-type="float"/>
          <table:table-cell office:value="0.081" office:value-type="float"/>
          <table:table-cell office:value="0.0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291" office:value-type="float"/>
          <table:table-cell office:value="0.062" office:value-type="float"/>
          <table:table-cell office:value="0.237" office:value-type="float"/>
          <table:table-cell office:value="0.075" office:value-type="float"/>
          <table:table-cell office:value="0.177" office:value-type="float"/>
          <table:table-cell office:value="0.083" office:value-type="float"/>
          <table:table-cell office:value="0.166" office:value-type="float"/>
          <table:table-cell office:value="0.059" office:value-type="float"/>
          <table:table-cell office:value="0.171" office:value-type="float"/>
          <table:table-cell office:value="0.06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304" office:value-type="float"/>
          <table:table-cell office:value="0.049" office:value-type="float"/>
          <table:table-cell office:value="0.247" office:value-type="float"/>
          <table:table-cell office:value="0.06" office:value-type="float"/>
          <table:table-cell office:value="0.191" office:value-type="float"/>
          <table:table-cell office:value="0.063" office:value-type="float"/>
          <table:table-cell office:value="0.202" office:value-type="float"/>
          <table:table-cell office:value="0.053" office:value-type="float"/>
          <table:table-cell office:value="0.185" office:value-type="float"/>
          <table:table-cell office:value="0.06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903" office:value-type="float"/>
          <table:table-cell office:value="0.024" office:value-type="float"/>
          <table:table-cell office:value="0.929" office:value-type="float"/>
          <table:table-cell office:value="0.019" office:value-type="float"/>
          <table:table-cell office:value="0.933" office:value-type="float"/>
          <table:table-cell office:value="0.023" office:value-type="float"/>
          <table:table-cell office:value="0.936" office:value-type="float"/>
          <table:table-cell office:value="0.019" office:value-type="float"/>
          <table:table-cell office:value="0.936" office:value-type="float"/>
          <table:table-cell office:value="0.00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88" office:value-type="float"/>
          <table:table-cell office:value="0.033" office:value-type="float"/>
          <table:table-cell office:value="0.903" office:value-type="float"/>
          <table:table-cell office:value="0.023" office:value-type="float"/>
          <table:table-cell office:value="0.915" office:value-type="float"/>
          <table:table-cell office:value="0.026" office:value-type="float"/>
          <table:table-cell office:value="0.921" office:value-type="float"/>
          <table:table-cell office:value="0.036" office:value-type="float"/>
          <table:table-cell office:value="0.931" office:value-type="float"/>
          <table:table-cell office:value="0.01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882" office:value-type="float"/>
          <table:table-cell office:value="0.038" office:value-type="float"/>
          <table:table-cell office:value="0.894" office:value-type="float"/>
          <table:table-cell office:value="0.027" office:value-type="float"/>
          <table:table-cell office:value="0.915" office:value-type="float"/>
          <table:table-cell office:value="0.028" office:value-type="float"/>
          <table:table-cell office:value="0.92" office:value-type="float"/>
          <table:table-cell office:value="0.044" office:value-type="float"/>
          <table:table-cell office:value="0.93" office:value-type="float"/>
          <table:table-cell office:value="0.02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915" office:value-type="float"/>
          <table:table-cell office:value="0.024" office:value-type="float"/>
          <table:table-cell office:value="0.935" office:value-type="float"/>
          <table:table-cell office:value="0.026" office:value-type="float"/>
          <table:table-cell office:value="0.928" office:value-type="float"/>
          <table:table-cell office:value="0.019" office:value-type="float"/>
          <table:table-cell office:value="0.932" office:value-type="float"/>
          <table:table-cell office:value="0.03" office:value-type="float"/>
          <table:table-cell office:value="0.94" office:value-type="float"/>
          <table:table-cell office:value="0.02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911" office:value-type="float"/>
          <table:table-cell office:value="0.018" office:value-type="float"/>
          <table:table-cell office:value="0.924" office:value-type="float"/>
          <table:table-cell office:value="0.025" office:value-type="float"/>
          <table:table-cell office:value="0.931" office:value-type="float"/>
          <table:table-cell office:value="0.018" office:value-type="float"/>
          <table:table-cell office:value="0.948" office:value-type="float"/>
          <table:table-cell office:value="0.015" office:value-type="float"/>
          <table:table-cell office:value="0.945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921" office:value-type="float"/>
          <table:table-cell office:value="0.021" office:value-type="float"/>
          <table:table-cell office:value="0.912" office:value-type="float"/>
          <table:table-cell office:value="0.018" office:value-type="float"/>
          <table:table-cell office:value="0.916" office:value-type="float"/>
          <table:table-cell office:value="0.017" office:value-type="float"/>
          <table:table-cell office:value="0.921" office:value-type="float"/>
          <table:table-cell office:value="0.024" office:value-type="float"/>
          <table:table-cell office:value="0.932" office:value-type="float"/>
          <table:table-cell office:value="0.0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929" office:value-type="float"/>
          <table:table-cell office:value="0.034" office:value-type="float"/>
          <table:table-cell office:value="0.936" office:value-type="float"/>
          <table:table-cell office:value="0.021" office:value-type="float"/>
          <table:table-cell office:value="0.948" office:value-type="float"/>
          <table:table-cell office:value="0.013" office:value-type="float"/>
          <table:table-cell office:value="0.948" office:value-type="float"/>
          <table:table-cell office:value="0.02" office:value-type="float"/>
          <table:table-cell office:value="0.96" office:value-type="float"/>
          <table:table-cell office:value="0.00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069" office:value-type="float"/>
          <table:table-cell office:value-type="string">
            <text:p>-</text:p>
          </table:table-cell>
          <table:table-cell office:value="0.059" office:value-type="float"/>
          <table:table-cell office:value-type="string">
            <text:p>-</text:p>
          </table:table-cell>
          <table:table-cell office:value="0.058" office:value-type="float"/>
          <table:table-cell office:value-type="string">
            <text:p>-</text:p>
          </table:table-cell>
          <table:table-cell office:value="0.056" office:value-type="float"/>
          <table:table-cell office:value-type="string">
            <text:p>-</text:p>
          </table:table-cell>
          <table:table-cell office:value="0.0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296" office:value-type="float"/>
          <table:table-cell office:value-type="string">
            <text:p>-</text:p>
          </table:table-cell>
          <table:table-cell office:value="0.227" office:value-type="float"/>
          <table:table-cell office:value-type="string">
            <text:p>-</text:p>
          </table:table-cell>
          <table:table-cell office:value="0.097" office:value-type="float"/>
          <table:table-cell office:value-type="string">
            <text:p>-</text:p>
          </table:table-cell>
          <table:table-cell office:value="0.132" office:value-type="float"/>
          <table:table-cell office:value-type="string">
            <text:p>-</text:p>
          </table:table-cell>
          <table:table-cell office:value="0.0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293" office:value-type="float"/>
          <table:table-cell office:value-type="string">
            <text:p>-</text:p>
          </table:table-cell>
          <table:table-cell office:value="0.232" office:value-type="float"/>
          <table:table-cell office:value-type="string">
            <text:p>-</text:p>
          </table:table-cell>
          <table:table-cell office:value="0.154" office:value-type="float"/>
          <table:table-cell office:value-type="string">
            <text:p>-</text:p>
          </table:table-cell>
          <table:table-cell office:value="0.177" office:value-type="float"/>
          <table:table-cell office:value-type="string">
            <text:p>-</text:p>
          </table:table-cell>
          <table:table-cell office:value="0.1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068" office:value-type="float"/>
          <table:table-cell office:value-type="string">
            <text:p>-</text:p>
          </table:table-cell>
          <table:table-cell office:value="0.057" office:value-type="float"/>
          <table:table-cell office:value-type="string">
            <text:p>-</text:p>
          </table:table-cell>
          <table:table-cell office:value="0.059" office:value-type="float"/>
          <table:table-cell office:value-type="string">
            <text:p>-</text:p>
          </table:table-cell>
          <table:table-cell office:value="0.057" office:value-type="float"/>
          <table:table-cell office:value-type="string">
            <text:p>-</text:p>
          </table:table-cell>
          <table:table-cell office:value="0.0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295" office:value-type="float"/>
          <table:table-cell office:value-type="string">
            <text:p>-</text:p>
          </table:table-cell>
          <table:table-cell office:value="0.219" office:value-type="float"/>
          <table:table-cell office:value-type="string">
            <text:p>-</text:p>
          </table:table-cell>
          <table:table-cell office:value="0.11" office:value-type="float"/>
          <table:table-cell office:value-type="string">
            <text:p>-</text:p>
          </table:table-cell>
          <table:table-cell office:value="0.156" office:value-type="float"/>
          <table:table-cell office:value-type="string">
            <text:p>-</text:p>
          </table:table-cell>
          <table:table-cell office:value="0.1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292" office:value-type="float"/>
          <table:table-cell office:value-type="string">
            <text:p>-</text:p>
          </table:table-cell>
          <table:table-cell office:value="0.229" office:value-type="float"/>
          <table:table-cell office:value-type="string">
            <text:p>-</text:p>
          </table:table-cell>
          <table:table-cell office:value="0.151" office:value-type="float"/>
          <table:table-cell office:value-type="string">
            <text:p>-</text:p>
          </table:table-cell>
          <table:table-cell office:value="0.171" office:value-type="float"/>
          <table:table-cell office:value-type="string">
            <text:p>-</text:p>
          </table:table-cell>
          <table:table-cell office:value="0.1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074" office:value-type="float"/>
          <table:table-cell office:value-type="string">
            <text:p>-</text:p>
          </table:table-cell>
          <table:table-cell office:value="0.066" office:value-type="float"/>
          <table:table-cell office:value-type="string">
            <text:p>-</text:p>
          </table:table-cell>
          <table:table-cell office:value="0.059" office:value-type="float"/>
          <table:table-cell office:value-type="string">
            <text:p>-</text:p>
          </table:table-cell>
          <table:table-cell office:value="0.058" office:value-type="float"/>
          <table:table-cell office:value-type="string">
            <text:p>-</text:p>
          </table:table-cell>
          <table:table-cell office:value="0.0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307" office:value-type="float"/>
          <table:table-cell office:value-type="string">
            <text:p>-</text:p>
          </table:table-cell>
          <table:table-cell office:value="0.249" office:value-type="float"/>
          <table:table-cell office:value-type="string">
            <text:p>-</text:p>
          </table:table-cell>
          <table:table-cell office:value="0.129" office:value-type="float"/>
          <table:table-cell office:value-type="string">
            <text:p>-</text:p>
          </table:table-cell>
          <table:table-cell office:value="0.141" office:value-type="float"/>
          <table:table-cell office:value-type="string">
            <text:p>-</text:p>
          </table:table-cell>
          <table:table-cell office:value="0.1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276" office:value-type="float"/>
          <table:table-cell office:value-type="string">
            <text:p>-</text:p>
          </table:table-cell>
          <table:table-cell office:value="0.212" office:value-type="float"/>
          <table:table-cell office:value-type="string">
            <text:p>-</text:p>
          </table:table-cell>
          <table:table-cell office:value="0.141" office:value-type="float"/>
          <table:table-cell office:value-type="string">
            <text:p>-</text:p>
          </table:table-cell>
          <table:table-cell office:value="0.166" office:value-type="float"/>
          <table:table-cell office:value-type="string">
            <text:p>-</text:p>
          </table:table-cell>
          <table:table-cell office:value="0.1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06" office:value-type="float"/>
          <table:table-cell office:value="0.027" office:value-type="float"/>
          <table:table-cell office:value="0.094" office:value-type="float"/>
          <table:table-cell office:value="0.023" office:value-type="float"/>
          <table:table-cell office:value="0.085" office:value-type="float"/>
          <table:table-cell office:value="0.017" office:value-type="float"/>
          <table:table-cell office:value="0.087" office:value-type="float"/>
          <table:table-cell office:value="0.015" office:value-type="float"/>
          <table:table-cell office:value="0.088" office:value-type="float"/>
          <table:table-cell office:value="0.02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297" office:value-type="float"/>
          <table:table-cell office:value="0.063" office:value-type="float"/>
          <table:table-cell office:value="0.241" office:value-type="float"/>
          <table:table-cell office:value="0.074" office:value-type="float"/>
          <table:table-cell office:value="0.175" office:value-type="float"/>
          <table:table-cell office:value="0.063" office:value-type="float"/>
          <table:table-cell office:value="0.169" office:value-type="float"/>
          <table:table-cell office:value="0.047" office:value-type="float"/>
          <table:table-cell office:value="0.174" office:value-type="float"/>
          <table:table-cell office:value="0.05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336" office:value-type="float"/>
          <table:table-cell office:value="0.047" office:value-type="float"/>
          <table:table-cell office:value="0.291" office:value-type="float"/>
          <table:table-cell office:value="0.053" office:value-type="float"/>
          <table:table-cell office:value="0.238" office:value-type="float"/>
          <table:table-cell office:value="0.065" office:value-type="float"/>
          <table:table-cell office:value="0.253" office:value-type="float"/>
          <table:table-cell office:value="0.049" office:value-type="float"/>
          <table:table-cell office:value="0.227" office:value-type="float"/>
          <table:table-cell office:value="0.06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876" office:value-type="float"/>
          <table:table-cell office:value="0.028" office:value-type="float"/>
          <table:table-cell office:value="0.906" office:value-type="float"/>
          <table:table-cell office:value="0.025" office:value-type="float"/>
          <table:table-cell office:value="0.912" office:value-type="float"/>
          <table:table-cell office:value="0.031" office:value-type="float"/>
          <table:table-cell office:value="0.917" office:value-type="float"/>
          <table:table-cell office:value="0.026" office:value-type="float"/>
          <table:table-cell office:value="0.916" office:value-type="float"/>
          <table:table-cell office:value="0.01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843" office:value-type="float"/>
          <table:table-cell office:value="0.036" office:value-type="float"/>
          <table:table-cell office:value="0.863" office:value-type="float"/>
          <table:table-cell office:value="0.03" office:value-type="float"/>
          <table:table-cell office:value="0.879" office:value-type="float"/>
          <table:table-cell office:value="0.034" office:value-type="float"/>
          <table:table-cell office:value="0.883" office:value-type="float"/>
          <table:table-cell office:value="0.044" office:value-type="float"/>
          <table:table-cell office:value="0.899" office:value-type="float"/>
          <table:table-cell office:value="0.02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854" office:value-type="float"/>
          <table:table-cell office:value="0.039" office:value-type="float"/>
          <table:table-cell office:value="0.852" office:value-type="float"/>
          <table:table-cell office:value="0.03" office:value-type="float"/>
          <table:table-cell office:value="0.872" office:value-type="float"/>
          <table:table-cell office:value="0.029" office:value-type="float"/>
          <table:table-cell office:value="0.873" office:value-type="float"/>
          <table:table-cell office:value="0.051" office:value-type="float"/>
          <table:table-cell office:value="0.884" office:value-type="float"/>
          <table:table-cell office:value="0.03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866" office:value-type="float"/>
          <table:table-cell office:value="0.029" office:value-type="float"/>
          <table:table-cell office:value="0.89" office:value-type="float"/>
          <table:table-cell office:value="0.036" office:value-type="float"/>
          <table:table-cell office:value="0.884" office:value-type="float"/>
          <table:table-cell office:value="0.028" office:value-type="float"/>
          <table:table-cell office:value="0.89" office:value-type="float"/>
          <table:table-cell office:value="0.04" office:value-type="float"/>
          <table:table-cell office:value="0.904" office:value-type="float"/>
          <table:table-cell office:value="0.03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849" office:value-type="float"/>
          <table:table-cell office:value="0.026" office:value-type="float"/>
          <table:table-cell office:value="0.882" office:value-type="float"/>
          <table:table-cell office:value="0.044" office:value-type="float"/>
          <table:table-cell office:value="0.884" office:value-type="float"/>
          <table:table-cell office:value="0.029" office:value-type="float"/>
          <table:table-cell office:value="0.911" office:value-type="float"/>
          <table:table-cell office:value="0.029" office:value-type="float"/>
          <table:table-cell office:value="0.908" office:value-type="float"/>
          <table:table-cell office:value="0.03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891" office:value-type="float"/>
          <table:table-cell office:value="0.022" office:value-type="float"/>
          <table:table-cell office:value="0.89" office:value-type="float"/>
          <table:table-cell office:value="0.022" office:value-type="float"/>
          <table:table-cell office:value="0.896" office:value-type="float"/>
          <table:table-cell office:value="0.021" office:value-type="float"/>
          <table:table-cell office:value="0.898" office:value-type="float"/>
          <table:table-cell office:value="0.029" office:value-type="float"/>
          <table:table-cell office:value="0.914" office:value-type="float"/>
          <table:table-cell office:value="0.02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912" office:value-type="float"/>
          <table:table-cell office:value="0.034" office:value-type="float"/>
          <table:table-cell office:value="0.92" office:value-type="float"/>
          <table:table-cell office:value="0.021" office:value-type="float"/>
          <table:table-cell office:value="0.932" office:value-type="float"/>
          <table:table-cell office:value="0.014" office:value-type="float"/>
          <table:table-cell office:value="0.935" office:value-type="float"/>
          <table:table-cell office:value="0.023" office:value-type="float"/>
          <table:table-cell office:value="0.95" office:value-type="float"/>
          <table:table-cell office:value="0.00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08" office:value-type="float"/>
          <table:table-cell office:value-type="string">
            <text:p>-</text:p>
          </table:table-cell>
          <table:table-cell office:value="0.064" office:value-type="float"/>
          <table:table-cell office:value-type="string">
            <text:p>-</text:p>
          </table:table-cell>
          <table:table-cell office:value="0.065" office:value-type="float"/>
          <table:table-cell office:value-type="string">
            <text:p>-</text:p>
          </table:table-cell>
          <table:table-cell office:value="0.064" office:value-type="float"/>
          <table:table-cell office:value-type="string">
            <text:p>-</text:p>
          </table:table-cell>
          <table:table-cell office:value="0.0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298" office:value-type="float"/>
          <table:table-cell office:value-type="string">
            <text:p>-</text:p>
          </table:table-cell>
          <table:table-cell office:value="0.22" office:value-type="float"/>
          <table:table-cell office:value-type="string">
            <text:p>-</text:p>
          </table:table-cell>
          <table:table-cell office:value="0.097" office:value-type="float"/>
          <table:table-cell office:value-type="string">
            <text:p>-</text:p>
          </table:table-cell>
          <table:table-cell office:value="0.123" office:value-type="float"/>
          <table:table-cell office:value-type="string">
            <text:p>-</text:p>
          </table:table-cell>
          <table:table-cell office:value="0.1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336" office:value-type="float"/>
          <table:table-cell office:value-type="string">
            <text:p>-</text:p>
          </table:table-cell>
          <table:table-cell office:value="0.288" office:value-type="float"/>
          <table:table-cell office:value-type="string">
            <text:p>-</text:p>
          </table:table-cell>
          <table:table-cell office:value="0.217" office:value-type="float"/>
          <table:table-cell office:value-type="string">
            <text:p>-</text:p>
          </table:table-cell>
          <table:table-cell office:value="0.243" office:value-type="float"/>
          <table:table-cell office:value-type="string">
            <text:p>-</text:p>
          </table:table-cell>
          <table:table-cell office:value="0.2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079" office:value-type="float"/>
          <table:table-cell office:value-type="string">
            <text:p>-</text:p>
          </table:table-cell>
          <table:table-cell office:value="0.063" office:value-type="float"/>
          <table:table-cell office:value-type="string">
            <text:p>-</text:p>
          </table:table-cell>
          <table:table-cell office:value="0.064" office:value-type="float"/>
          <table:table-cell office:value-type="string">
            <text:p>-</text:p>
          </table:table-cell>
          <table:table-cell office:value="0.064" office:value-type="float"/>
          <table:table-cell office:value-type="string">
            <text:p>-</text:p>
          </table:table-cell>
          <table:table-cell office:value="0.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298" office:value-type="float"/>
          <table:table-cell office:value-type="string">
            <text:p>-</text:p>
          </table:table-cell>
          <table:table-cell office:value="0.216" office:value-type="float"/>
          <table:table-cell office:value-type="string">
            <text:p>-</text:p>
          </table:table-cell>
          <table:table-cell office:value="0.104" office:value-type="float"/>
          <table:table-cell office:value-type="string">
            <text:p>-</text:p>
          </table:table-cell>
          <table:table-cell office:value="0.146" office:value-type="float"/>
          <table:table-cell office:value-type="string">
            <text:p>-</text:p>
          </table:table-cell>
          <table:table-cell office:value="0.1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332" office:value-type="float"/>
          <table:table-cell office:value-type="string">
            <text:p>-</text:p>
          </table:table-cell>
          <table:table-cell office:value="0.288" office:value-type="float"/>
          <table:table-cell office:value-type="string">
            <text:p>-</text:p>
          </table:table-cell>
          <table:table-cell office:value="0.216" office:value-type="float"/>
          <table:table-cell office:value-type="string">
            <text:p>-</text:p>
          </table:table-cell>
          <table:table-cell office:value="0.236" office:value-type="float"/>
          <table:table-cell office:value-type="string">
            <text:p>-</text:p>
          </table:table-cell>
          <table:table-cell office:value="0.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087" office:value-type="float"/>
          <table:table-cell office:value-type="string">
            <text:p>-</text:p>
          </table:table-cell>
          <table:table-cell office:value="0.071" office:value-type="float"/>
          <table:table-cell office:value-type="string">
            <text:p>-</text:p>
          </table:table-cell>
          <table:table-cell office:value="0.064" office:value-type="float"/>
          <table:table-cell office:value-type="string">
            <text:p>-</text:p>
          </table:table-cell>
          <table:table-cell office:value="0.066" office:value-type="float"/>
          <table:table-cell office:value-type="string">
            <text:p>-</text:p>
          </table:table-cell>
          <table:table-cell office:value="0.0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31" office:value-type="float"/>
          <table:table-cell office:value-type="string">
            <text:p>-</text:p>
          </table:table-cell>
          <table:table-cell office:value="0.239" office:value-type="float"/>
          <table:table-cell office:value-type="string">
            <text:p>-</text:p>
          </table:table-cell>
          <table:table-cell office:value="0.118" office:value-type="float"/>
          <table:table-cell office:value-type="string">
            <text:p>-</text:p>
          </table:table-cell>
          <table:table-cell office:value="0.135" office:value-type="float"/>
          <table:table-cell office:value-type="string">
            <text:p>-</text:p>
          </table:table-cell>
          <table:table-cell office:value="0.1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322" office:value-type="float"/>
          <table:table-cell office:value-type="string">
            <text:p>-</text:p>
          </table:table-cell>
          <table:table-cell office:value="0.268" office:value-type="float"/>
          <table:table-cell office:value-type="string">
            <text:p>-</text:p>
          </table:table-cell>
          <table:table-cell office:value="0.203" office:value-type="float"/>
          <table:table-cell office:value-type="string">
            <text:p>-</text:p>
          </table:table-cell>
          <table:table-cell office:value="0.229" office:value-type="float"/>
          <table:table-cell office:value-type="string">
            <text:p>-</text:p>
          </table:table-cell>
          <table:table-cell office:value="0.1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6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12" office:value-type="float"/>
          <table:table-cell office:value="0.03" office:value-type="float"/>
          <table:table-cell office:value="0.097" office:value-type="float"/>
          <table:table-cell office:value="0.023" office:value-type="float"/>
          <table:table-cell office:value="0.082" office:value-type="float"/>
          <table:table-cell office:value="0.016" office:value-type="float"/>
          <table:table-cell office:value="0.084" office:value-type="float"/>
          <table:table-cell office:value="0.018" office:value-type="float"/>
          <table:table-cell office:value="0.082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305" office:value-type="float"/>
          <table:table-cell office:value="0.065" office:value-type="float"/>
          <table:table-cell office:value="0.235" office:value-type="float"/>
          <table:table-cell office:value="0.085" office:value-type="float"/>
          <table:table-cell office:value="0.16" office:value-type="float"/>
          <table:table-cell office:value="0.074" office:value-type="float"/>
          <table:table-cell office:value="0.153" office:value-type="float"/>
          <table:table-cell office:value="0.056" office:value-type="float"/>
          <table:table-cell office:value="0.153" office:value-type="float"/>
          <table:table-cell office:value="0.05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275" office:value-type="float"/>
          <table:table-cell office:value="0.052" office:value-type="float"/>
          <table:table-cell office:value="0.229" office:value-type="float"/>
          <table:table-cell office:value="0.062" office:value-type="float"/>
          <table:table-cell office:value="0.181" office:value-type="float"/>
          <table:table-cell office:value="0.066" office:value-type="float"/>
          <table:table-cell office:value="0.186" office:value-type="float"/>
          <table:table-cell office:value="0.046" office:value-type="float"/>
          <table:table-cell office:value="0.165" office:value-type="float"/>
          <table:table-cell office:value="0.05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899" office:value-type="float"/>
          <table:table-cell office:value="0.025" office:value-type="float"/>
          <table:table-cell office:value="0.917" office:value-type="float"/>
          <table:table-cell office:value="0.021" office:value-type="float"/>
          <table:table-cell office:value="0.921" office:value-type="float"/>
          <table:table-cell office:value="0.023" office:value-type="float"/>
          <table:table-cell office:value="0.926" office:value-type="float"/>
          <table:table-cell office:value="0.02" office:value-type="float"/>
          <table:table-cell office:value="0.929" office:value-type="float"/>
          <table:table-cell office:value="0.00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854" office:value-type="float"/>
          <table:table-cell office:value="0.033" office:value-type="float"/>
          <table:table-cell office:value="0.886" office:value-type="float"/>
          <table:table-cell office:value="0.026" office:value-type="float"/>
          <table:table-cell office:value="0.907" office:value-type="float"/>
          <table:table-cell office:value="0.026" office:value-type="float"/>
          <table:table-cell office:value="0.909" office:value-type="float"/>
          <table:table-cell office:value="0.034" office:value-type="float"/>
          <table:table-cell office:value="0.923" office:value-type="float"/>
          <table:table-cell office:value="0.0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884" office:value-type="float"/>
          <table:table-cell office:value="0.028" office:value-type="float"/>
          <table:table-cell office:value="0.89" office:value-type="float"/>
          <table:table-cell office:value="0.021" office:value-type="float"/>
          <table:table-cell office:value="0.908" office:value-type="float"/>
          <table:table-cell office:value="0.022" office:value-type="float"/>
          <table:table-cell office:value="0.908" office:value-type="float"/>
          <table:table-cell office:value="0.039" office:value-type="float"/>
          <table:table-cell office:value="0.915" office:value-type="float"/>
          <table:table-cell office:value="0.02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882" office:value-type="float"/>
          <table:table-cell office:value="0.026" office:value-type="float"/>
          <table:table-cell office:value="0.906" office:value-type="float"/>
          <table:table-cell office:value="0.027" office:value-type="float"/>
          <table:table-cell office:value="0.906" office:value-type="float"/>
          <table:table-cell office:value="0.02" office:value-type="float"/>
          <table:table-cell office:value="0.912" office:value-type="float"/>
          <table:table-cell office:value="0.031" office:value-type="float"/>
          <table:table-cell office:value="0.925" office:value-type="float"/>
          <table:table-cell office:value="0.02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887" office:value-type="float"/>
          <table:table-cell office:value="0.025" office:value-type="float"/>
          <table:table-cell office:value="0.915" office:value-type="float"/>
          <table:table-cell office:value="0.025" office:value-type="float"/>
          <table:table-cell office:value="0.923" office:value-type="float"/>
          <table:table-cell office:value="0.014" office:value-type="float"/>
          <table:table-cell office:value="0.939" office:value-type="float"/>
          <table:table-cell office:value="0.016" office:value-type="float"/>
          <table:table-cell office:value="0.936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913" office:value-type="float"/>
          <table:table-cell office:value="0.014" office:value-type="float"/>
          <table:table-cell office:value="0.914" office:value-type="float"/>
          <table:table-cell office:value="0.021" office:value-type="float"/>
          <table:table-cell office:value="0.924" office:value-type="float"/>
          <table:table-cell office:value="0.021" office:value-type="float"/>
          <table:table-cell office:value="0.93" office:value-type="float"/>
          <table:table-cell office:value="0.021" office:value-type="float"/>
          <table:table-cell office:value="0.945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913" office:value-type="float"/>
          <table:table-cell office:value="0.038" office:value-type="float"/>
          <table:table-cell office:value="0.928" office:value-type="float"/>
          <table:table-cell office:value="0.023" office:value-type="float"/>
          <table:table-cell office:value="0.94" office:value-type="float"/>
          <table:table-cell office:value="0.013" office:value-type="float"/>
          <table:table-cell office:value="0.944" office:value-type="float"/>
          <table:table-cell office:value="0.02" office:value-type="float"/>
          <table:table-cell office:value="0.953" office:value-type="float"/>
          <table:table-cell office:value="0.01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087" office:value-type="float"/>
          <table:table-cell office:value-type="string">
            <text:p>-</text:p>
          </table:table-cell>
          <table:table-cell office:value="0.067" office:value-type="float"/>
          <table:table-cell office:value-type="string">
            <text:p>-</text:p>
          </table:table-cell>
          <table:table-cell office:value="0.062" office:value-type="float"/>
          <table:table-cell office:value-type="string">
            <text:p>-</text:p>
          </table:table-cell>
          <table:table-cell office:value="0.062" office:value-type="float"/>
          <table:table-cell office:value-type="string">
            <text:p>-</text:p>
          </table:table-cell>
          <table:table-cell office:value="0.0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305" office:value-type="float"/>
          <table:table-cell office:value-type="string">
            <text:p>-</text:p>
          </table:table-cell>
          <table:table-cell office:value="0.23" office:value-type="float"/>
          <table:table-cell office:value-type="string">
            <text:p>-</text:p>
          </table:table-cell>
          <table:table-cell office:value="0.084" office:value-type="float"/>
          <table:table-cell office:value-type="string">
            <text:p>-</text:p>
          </table:table-cell>
          <table:table-cell office:value="0.108" office:value-type="float"/>
          <table:table-cell office:value-type="string">
            <text:p>-</text:p>
          </table:table-cell>
          <table:table-cell office:value="0.07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257" office:value-type="float"/>
          <table:table-cell office:value-type="string">
            <text:p>-</text:p>
          </table:table-cell>
          <table:table-cell office:value="0.203" office:value-type="float"/>
          <table:table-cell office:value-type="string">
            <text:p>-</text:p>
          </table:table-cell>
          <table:table-cell office:value="0.143" office:value-type="float"/>
          <table:table-cell office:value-type="string">
            <text:p>-</text:p>
          </table:table-cell>
          <table:table-cell office:value="0.161" office:value-type="float"/>
          <table:table-cell office:value-type="string">
            <text:p>-</text:p>
          </table:table-cell>
          <table:table-cell office:value="0.13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087" office:value-type="float"/>
          <table:table-cell office:value-type="string">
            <text:p>-</text:p>
          </table:table-cell>
          <table:table-cell office:value="0.068" office:value-type="float"/>
          <table:table-cell office:value-type="string">
            <text:p>-</text:p>
          </table:table-cell>
          <table:table-cell office:value="0.062" office:value-type="float"/>
          <table:table-cell office:value-type="string">
            <text:p>-</text:p>
          </table:table-cell>
          <table:table-cell office:value="0.062" office:value-type="float"/>
          <table:table-cell office:value-type="string">
            <text:p>-</text:p>
          </table:table-cell>
          <table:table-cell office:value="0.0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304" office:value-type="float"/>
          <table:table-cell office:value-type="string">
            <text:p>-</text:p>
          </table:table-cell>
          <table:table-cell office:value="0.224" office:value-type="float"/>
          <table:table-cell office:value-type="string">
            <text:p>-</text:p>
          </table:table-cell>
          <table:table-cell office:value="0.091" office:value-type="float"/>
          <table:table-cell office:value-type="string">
            <text:p>-</text:p>
          </table:table-cell>
          <table:table-cell office:value="0.14" office:value-type="float"/>
          <table:table-cell office:value-type="string">
            <text:p>-</text:p>
          </table:table-cell>
          <table:table-cell office:value="0.0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254" office:value-type="float"/>
          <table:table-cell office:value-type="string">
            <text:p>-</text:p>
          </table:table-cell>
          <table:table-cell office:value="0.206" office:value-type="float"/>
          <table:table-cell office:value-type="string">
            <text:p>-</text:p>
          </table:table-cell>
          <table:table-cell office:value="0.142" office:value-type="float"/>
          <table:table-cell office:value-type="string">
            <text:p>-</text:p>
          </table:table-cell>
          <table:table-cell office:value="0.154" office:value-type="float"/>
          <table:table-cell office:value-type="string">
            <text:p>-</text:p>
          </table:table-cell>
          <table:table-cell office:value="0.1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095" office:value-type="float"/>
          <table:table-cell office:value-type="string">
            <text:p>-</text:p>
          </table:table-cell>
          <table:table-cell office:value="0.074" office:value-type="float"/>
          <table:table-cell office:value-type="string">
            <text:p>-</text:p>
          </table:table-cell>
          <table:table-cell office:value="0.063" office:value-type="float"/>
          <table:table-cell office:value-type="string">
            <text:p>-</text:p>
          </table:table-cell>
          <table:table-cell office:value="0.063" office:value-type="float"/>
          <table:table-cell office:value-type="string">
            <text:p>-</text:p>
          </table:table-cell>
          <table:table-cell office:value="0.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32" office:value-type="float"/>
          <table:table-cell office:value-type="string">
            <text:p>-</text:p>
          </table:table-cell>
          <table:table-cell office:value="0.248" office:value-type="float"/>
          <table:table-cell office:value-type="string">
            <text:p>-</text:p>
          </table:table-cell>
          <table:table-cell office:value="0.102" office:value-type="float"/>
          <table:table-cell office:value-type="string">
            <text:p>-</text:p>
          </table:table-cell>
          <table:table-cell office:value="0.12" office:value-type="float"/>
          <table:table-cell office:value-type="string">
            <text:p>-</text:p>
          </table:table-cell>
          <table:table-cell office:value="0.0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241" office:value-type="float"/>
          <table:table-cell office:value-type="string">
            <text:p>-</text:p>
          </table:table-cell>
          <table:table-cell office:value="0.189" office:value-type="float"/>
          <table:table-cell office:value-type="string">
            <text:p>-</text:p>
          </table:table-cell>
          <table:table-cell office:value="0.134" office:value-type="float"/>
          <table:table-cell office:value-type="string">
            <text:p>-</text:p>
          </table:table-cell>
          <table:table-cell office:value="0.15" office:value-type="float"/>
          <table:table-cell office:value-type="string">
            <text:p>-</text:p>
          </table:table-cell>
          <table:table-cell office:value="0.1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7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44" office:value-type="float"/>
          <table:table-cell office:value="0.028" office:value-type="float"/>
          <table:table-cell office:value="0.134" office:value-type="float"/>
          <table:table-cell office:value="0.023" office:value-type="float"/>
          <table:table-cell office:value="0.147" office:value-type="float"/>
          <table:table-cell office:value="0.028" office:value-type="float"/>
          <table:table-cell office:value="0.142" office:value-type="float"/>
          <table:table-cell office:value="0.022" office:value-type="float"/>
          <table:table-cell office:value="0.141" office:value-type="float"/>
          <table:table-cell office:value="0.03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276" office:value-type="float"/>
          <table:table-cell office:value="0.078" office:value-type="float"/>
          <table:table-cell office:value="0.22" office:value-type="float"/>
          <table:table-cell office:value="0.068" office:value-type="float"/>
          <table:table-cell office:value="0.17" office:value-type="float"/>
          <table:table-cell office:value="0.049" office:value-type="float"/>
          <table:table-cell office:value="0.164" office:value-type="float"/>
          <table:table-cell office:value="0.034" office:value-type="float"/>
          <table:table-cell office:value="0.172" office:value-type="float"/>
          <table:table-cell office:value="0.03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349" office:value-type="float"/>
          <table:table-cell office:value="0.045" office:value-type="float"/>
          <table:table-cell office:value="0.32" office:value-type="float"/>
          <table:table-cell office:value="0.043" office:value-type="float"/>
          <table:table-cell office:value="0.285" office:value-type="float"/>
          <table:table-cell office:value="0.056" office:value-type="float"/>
          <table:table-cell office:value="0.293" office:value-type="float"/>
          <table:table-cell office:value="0.046" office:value-type="float"/>
          <table:table-cell office:value="0.267" office:value-type="float"/>
          <table:table-cell office:value="0.06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825" office:value-type="float"/>
          <table:table-cell office:value="0.04" office:value-type="float"/>
          <table:table-cell office:value="0.862" office:value-type="float"/>
          <table:table-cell office:value="0.035" office:value-type="float"/>
          <table:table-cell office:value="0.867" office:value-type="float"/>
          <table:table-cell office:value="0.047" office:value-type="float"/>
          <table:table-cell office:value="0.871" office:value-type="float"/>
          <table:table-cell office:value="0.039" office:value-type="float"/>
          <table:table-cell office:value="0.869" office:value-type="float"/>
          <table:table-cell office:value="0.02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78" office:value-type="float"/>
          <table:table-cell office:value="0.038" office:value-type="float"/>
          <table:table-cell office:value="0.802" office:value-type="float"/>
          <table:table-cell office:value="0.051" office:value-type="float"/>
          <table:table-cell office:value="0.828" office:value-type="float"/>
          <table:table-cell office:value="0.044" office:value-type="float"/>
          <table:table-cell office:value="0.83" office:value-type="float"/>
          <table:table-cell office:value="0.064" office:value-type="float"/>
          <table:table-cell office:value="0.85" office:value-type="float"/>
          <table:table-cell office:value="0.04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786" office:value-type="float"/>
          <table:table-cell office:value="0.035" office:value-type="float"/>
          <table:table-cell office:value="0.796" office:value-type="float"/>
          <table:table-cell office:value="0.042" office:value-type="float"/>
          <table:table-cell office:value="0.81" office:value-type="float"/>
          <table:table-cell office:value="0.04" office:value-type="float"/>
          <table:table-cell office:value="0.812" office:value-type="float"/>
          <table:table-cell office:value="0.058" office:value-type="float"/>
          <table:table-cell office:value="0.829" office:value-type="float"/>
          <table:table-cell office:value="0.05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775" office:value-type="float"/>
          <table:table-cell office:value="0.037" office:value-type="float"/>
          <table:table-cell office:value="0.81" office:value-type="float"/>
          <table:table-cell office:value="0.05" office:value-type="float"/>
          <table:table-cell office:value="0.811" office:value-type="float"/>
          <table:table-cell office:value="0.044" office:value-type="float"/>
          <table:table-cell office:value="0.831" office:value-type="float"/>
          <table:table-cell office:value="0.046" office:value-type="float"/>
          <table:table-cell office:value="0.845" office:value-type="float"/>
          <table:table-cell office:value="0.04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775" office:value-type="float"/>
          <table:table-cell office:value="0.036" office:value-type="float"/>
          <table:table-cell office:value="0.832" office:value-type="float"/>
          <table:table-cell office:value="0.044" office:value-type="float"/>
          <table:table-cell office:value="0.838" office:value-type="float"/>
          <table:table-cell office:value="0.034" office:value-type="float"/>
          <table:table-cell office:value="0.863" office:value-type="float"/>
          <table:table-cell office:value="0.042" office:value-type="float"/>
          <table:table-cell office:value="0.855" office:value-type="float"/>
          <table:table-cell office:value="0.03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82" office:value-type="float"/>
          <table:table-cell office:value="0.038" office:value-type="float"/>
          <table:table-cell office:value="0.824" office:value-type="float"/>
          <table:table-cell office:value="0.031" office:value-type="float"/>
          <table:table-cell office:value="0.814" office:value-type="float"/>
          <table:table-cell office:value="0.027" office:value-type="float"/>
          <table:table-cell office:value="0.82" office:value-type="float"/>
          <table:table-cell office:value="0.042" office:value-type="float"/>
          <table:table-cell office:value="0.846" office:value-type="float"/>
          <table:table-cell office:value="0.04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897" office:value-type="float"/>
          <table:table-cell office:value="0.043" office:value-type="float"/>
          <table:table-cell office:value="0.904" office:value-type="float"/>
          <table:table-cell office:value="0.035" office:value-type="float"/>
          <table:table-cell office:value="0.907" office:value-type="float"/>
          <table:table-cell office:value="0.025" office:value-type="float"/>
          <table:table-cell office:value="0.902" office:value-type="float"/>
          <table:table-cell office:value="0.038" office:value-type="float"/>
          <table:table-cell office:value="0.929" office:value-type="float"/>
          <table:table-cell office:value="0.02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122" office:value-type="float"/>
          <table:table-cell office:value-type="string">
            <text:p>-</text:p>
          </table:table-cell>
          <table:table-cell office:value="0.112" office:value-type="float"/>
          <table:table-cell office:value-type="string">
            <text:p>-</text:p>
          </table:table-cell>
          <table:table-cell office:value="0.134" office:value-type="float"/>
          <table:table-cell office:value-type="string">
            <text:p>-</text:p>
          </table:table-cell>
          <table:table-cell office:value="0.129" office:value-type="float"/>
          <table:table-cell office:value-type="string">
            <text:p>-</text:p>
          </table:table-cell>
          <table:table-cell office:value="0.1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253" office:value-type="float"/>
          <table:table-cell office:value-type="string">
            <text:p>-</text:p>
          </table:table-cell>
          <table:table-cell office:value="0.181" office:value-type="float"/>
          <table:table-cell office:value-type="string">
            <text:p>-</text:p>
          </table:table-cell>
          <table:table-cell office:value="0.103" office:value-type="float"/>
          <table:table-cell office:value-type="string">
            <text:p>-</text:p>
          </table:table-cell>
          <table:table-cell office:value="0.12" office:value-type="float"/>
          <table:table-cell office:value-type="string">
            <text:p>-</text:p>
          </table:table-cell>
          <table:table-cell office:value="0.1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359" office:value-type="float"/>
          <table:table-cell office:value-type="string">
            <text:p>-</text:p>
          </table:table-cell>
          <table:table-cell office:value="0.324" office:value-type="float"/>
          <table:table-cell office:value-type="string">
            <text:p>-</text:p>
          </table:table-cell>
          <table:table-cell office:value="0.271" office:value-type="float"/>
          <table:table-cell office:value-type="string">
            <text:p>-</text:p>
          </table:table-cell>
          <table:table-cell office:value="0.289" office:value-type="float"/>
          <table:table-cell office:value-type="string">
            <text:p>-</text:p>
          </table:table-cell>
          <table:table-cell office:value="0.2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12" office:value-type="float"/>
          <table:table-cell office:value-type="string">
            <text:p>-</text:p>
          </table:table-cell>
          <table:table-cell office:value="0.113" office:value-type="float"/>
          <table:table-cell office:value-type="string">
            <text:p>-</text:p>
          </table:table-cell>
          <table:table-cell office:value="0.131" office:value-type="float"/>
          <table:table-cell office:value-type="string">
            <text:p>-</text:p>
          </table:table-cell>
          <table:table-cell office:value="0.129" office:value-type="float"/>
          <table:table-cell office:value-type="string">
            <text:p>-</text:p>
          </table:table-cell>
          <table:table-cell office:value="0.1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252" office:value-type="float"/>
          <table:table-cell office:value-type="string">
            <text:p>-</text:p>
          </table:table-cell>
          <table:table-cell office:value="0.179" office:value-type="float"/>
          <table:table-cell office:value-type="string">
            <text:p>-</text:p>
          </table:table-cell>
          <table:table-cell office:value="0.108" office:value-type="float"/>
          <table:table-cell office:value-type="string">
            <text:p>-</text:p>
          </table:table-cell>
          <table:table-cell office:value="0.134" office:value-type="float"/>
          <table:table-cell office:value-type="string">
            <text:p>-</text:p>
          </table:table-cell>
          <table:table-cell office:value="0.1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359" office:value-type="float"/>
          <table:table-cell office:value-type="string">
            <text:p>-</text:p>
          </table:table-cell>
          <table:table-cell office:value="0.323" office:value-type="float"/>
          <table:table-cell office:value-type="string">
            <text:p>-</text:p>
          </table:table-cell>
          <table:table-cell office:value="0.27" office:value-type="float"/>
          <table:table-cell office:value-type="string">
            <text:p>-</text:p>
          </table:table-cell>
          <table:table-cell office:value="0.283" office:value-type="float"/>
          <table:table-cell office:value-type="string">
            <text:p>-</text:p>
          </table:table-cell>
          <table:table-cell office:value="0.2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122" office:value-type="float"/>
          <table:table-cell office:value-type="string">
            <text:p>-</text:p>
          </table:table-cell>
          <table:table-cell office:value="0.111" office:value-type="float"/>
          <table:table-cell office:value-type="string">
            <text:p>-</text:p>
          </table:table-cell>
          <table:table-cell office:value="0.131" office:value-type="float"/>
          <table:table-cell office:value-type="string">
            <text:p>-</text:p>
          </table:table-cell>
          <table:table-cell office:value="0.127" office:value-type="float"/>
          <table:table-cell office:value-type="string">
            <text:p>-</text:p>
          </table:table-cell>
          <table:table-cell office:value="0.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268" office:value-type="float"/>
          <table:table-cell office:value-type="string">
            <text:p>-</text:p>
          </table:table-cell>
          <table:table-cell office:value="0.2" office:value-type="float"/>
          <table:table-cell office:value-type="string">
            <text:p>-</text:p>
          </table:table-cell>
          <table:table-cell office:value="0.106" office:value-type="float"/>
          <table:table-cell office:value-type="string">
            <text:p>-</text:p>
          </table:table-cell>
          <table:table-cell office:value="0.124" office:value-type="float"/>
          <table:table-cell office:value-type="string">
            <text:p>-</text:p>
          </table:table-cell>
          <table:table-cell office:value="0.1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349" office:value-type="float"/>
          <table:table-cell office:value-type="string">
            <text:p>-</text:p>
          </table:table-cell>
          <table:table-cell office:value="0.308" office:value-type="float"/>
          <table:table-cell office:value-type="string">
            <text:p>-</text:p>
          </table:table-cell>
          <table:table-cell office:value="0.258" office:value-type="float"/>
          <table:table-cell office:value-type="string">
            <text:p>-</text:p>
          </table:table-cell>
          <table:table-cell office:value="0.275" office:value-type="float"/>
          <table:table-cell office:value-type="string">
            <text:p>-</text:p>
          </table:table-cell>
          <table:table-cell office:value="0.2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8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25" office:value-type="float"/>
          <table:table-cell office:value="0.032" office:value-type="float"/>
          <table:table-cell office:value="0.106" office:value-type="float"/>
          <table:table-cell office:value="0.03" office:value-type="float"/>
          <table:table-cell office:value="0.092" office:value-type="float"/>
          <table:table-cell office:value="0.019" office:value-type="float"/>
          <table:table-cell office:value="0.093" office:value-type="float"/>
          <table:table-cell office:value="0.02" office:value-type="float"/>
          <table:table-cell office:value="0.092" office:value-type="float"/>
          <table:table-cell office:value="0.0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314" office:value-type="float"/>
          <table:table-cell office:value="0.06" office:value-type="float"/>
          <table:table-cell office:value="0.247" office:value-type="float"/>
          <table:table-cell office:value="0.085" office:value-type="float"/>
          <table:table-cell office:value="0.163" office:value-type="float"/>
          <table:table-cell office:value="0.074" office:value-type="float"/>
          <table:table-cell office:value="0.165" office:value-type="float"/>
          <table:table-cell office:value="0.058" office:value-type="float"/>
          <table:table-cell office:value="0.155" office:value-type="float"/>
          <table:table-cell office:value="0.05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281" office:value-type="float"/>
          <table:table-cell office:value="0.05" office:value-type="float"/>
          <table:table-cell office:value="0.233" office:value-type="float"/>
          <table:table-cell office:value="0.059" office:value-type="float"/>
          <table:table-cell office:value="0.189" office:value-type="float"/>
          <table:table-cell office:value="0.065" office:value-type="float"/>
          <table:table-cell office:value="0.201" office:value-type="float"/>
          <table:table-cell office:value="0.048" office:value-type="float"/>
          <table:table-cell office:value="0.178" office:value-type="float"/>
          <table:table-cell office:value="0.04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903" office:value-type="float"/>
          <table:table-cell office:value="0.024" office:value-type="float"/>
          <table:table-cell office:value="0.918" office:value-type="float"/>
          <table:table-cell office:value="0.023" office:value-type="float"/>
          <table:table-cell office:value="0.925" office:value-type="float"/>
          <table:table-cell office:value="0.023" office:value-type="float"/>
          <table:table-cell office:value="0.929" office:value-type="float"/>
          <table:table-cell office:value="0.019" office:value-type="float"/>
          <table:table-cell office:value="0.931" office:value-type="float"/>
          <table:table-cell office:value="0.01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871" office:value-type="float"/>
          <table:table-cell office:value="0.031" office:value-type="float"/>
          <table:table-cell office:value="0.896" office:value-type="float"/>
          <table:table-cell office:value="0.023" office:value-type="float"/>
          <table:table-cell office:value="0.914" office:value-type="float"/>
          <table:table-cell office:value="0.023" office:value-type="float"/>
          <table:table-cell office:value="0.92" office:value-type="float"/>
          <table:table-cell office:value="0.03" office:value-type="float"/>
          <table:table-cell office:value="0.928" office:value-type="float"/>
          <table:table-cell office:value="0.01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895" office:value-type="float"/>
          <table:table-cell office:value="0.027" office:value-type="float"/>
          <table:table-cell office:value="0.9" office:value-type="float"/>
          <table:table-cell office:value="0.021" office:value-type="float"/>
          <table:table-cell office:value="0.916" office:value-type="float"/>
          <table:table-cell office:value="0.022" office:value-type="float"/>
          <table:table-cell office:value="0.916" office:value-type="float"/>
          <table:table-cell office:value="0.034" office:value-type="float"/>
          <table:table-cell office:value="0.925" office:value-type="float"/>
          <table:table-cell office:value="0.0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886" office:value-type="float"/>
          <table:table-cell office:value="0.032" office:value-type="float"/>
          <table:table-cell office:value="0.911" office:value-type="float"/>
          <table:table-cell office:value="0.029" office:value-type="float"/>
          <table:table-cell office:value="0.914" office:value-type="float"/>
          <table:table-cell office:value="0.022" office:value-type="float"/>
          <table:table-cell office:value="0.926" office:value-type="float"/>
          <table:table-cell office:value="0.027" office:value-type="float"/>
          <table:table-cell office:value="0.937" office:value-type="float"/>
          <table:table-cell office:value="0.02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886" office:value-type="float"/>
          <table:table-cell office:value="0.032" office:value-type="float"/>
          <table:table-cell office:value="0.925" office:value-type="float"/>
          <table:table-cell office:value="0.024" office:value-type="float"/>
          <table:table-cell office:value="0.932" office:value-type="float"/>
          <table:table-cell office:value="0.015" office:value-type="float"/>
          <table:table-cell office:value="0.944" office:value-type="float"/>
          <table:table-cell office:value="0.015" office:value-type="float"/>
          <table:table-cell office:value="0.943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91" office:value-type="float"/>
          <table:table-cell office:value="0.02" office:value-type="float"/>
          <table:table-cell office:value="0.921" office:value-type="float"/>
          <table:table-cell office:value="0.019" office:value-type="float"/>
          <table:table-cell office:value="0.92" office:value-type="float"/>
          <table:table-cell office:value="0.019" office:value-type="float"/>
          <table:table-cell office:value="0.924" office:value-type="float"/>
          <table:table-cell office:value="0.022" office:value-type="float"/>
          <table:table-cell office:value="0.937" office:value-type="float"/>
          <table:table-cell office:value="0.01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915" office:value-type="float"/>
          <table:table-cell office:value="0.039" office:value-type="float"/>
          <table:table-cell office:value="0.935" office:value-type="float"/>
          <table:table-cell office:value="0.022" office:value-type="float"/>
          <table:table-cell office:value="0.943" office:value-type="float"/>
          <table:table-cell office:value="0.014" office:value-type="float"/>
          <table:table-cell office:value="0.946" office:value-type="float"/>
          <table:table-cell office:value="0.017" office:value-type="float"/>
          <table:table-cell office:value="0.954" office:value-type="float"/>
          <table:table-cell office:value="0.01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="0.902" office:value-type="float"/>
          <table:table-cell office:value="0.023" office:value-type="float"/>
          <table:table-cell office:value="0.926" office:value-type="float"/>
          <table:table-cell office:value="0.027" office:value-type="float"/>
          <table:table-cell office:value="0.942" office:value-type="float"/>
          <table:table-cell office:value="0.025" office:value-type="float"/>
          <table:table-cell office:value="0.939" office:value-type="float"/>
          <table:table-cell office:value="0.024" office:value-type="float"/>
          <table:table-cell office:value="0.948" office:value-type="float"/>
          <table:table-cell office:value="0.02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107" office:value-type="float"/>
          <table:table-cell office:value-type="string">
            <text:p>-</text:p>
          </table:table-cell>
          <table:table-cell office:value="0.08" office:value-type="float"/>
          <table:table-cell office:value-type="string">
            <text:p>-</text:p>
          </table:table-cell>
          <table:table-cell office:value="0.076" office:value-type="float"/>
          <table:table-cell office:value-type="string">
            <text:p>-</text:p>
          </table:table-cell>
          <table:table-cell office:value="0.073" office:value-type="float"/>
          <table:table-cell office:value-type="string">
            <text:p>-</text:p>
          </table:table-cell>
          <table:table-cell office:value="0.0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318" office:value-type="float"/>
          <table:table-cell office:value-type="string">
            <text:p>-</text:p>
          </table:table-cell>
          <table:table-cell office:value="0.246" office:value-type="float"/>
          <table:table-cell office:value-type="string">
            <text:p>-</text:p>
          </table:table-cell>
          <table:table-cell office:value="0.096" office:value-type="float"/>
          <table:table-cell office:value-type="string">
            <text:p>-</text:p>
          </table:table-cell>
          <table:table-cell office:value="0.141" office:value-type="float"/>
          <table:table-cell office:value-type="string">
            <text:p>-</text:p>
          </table:table-cell>
          <table:table-cell office:value="0.0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262" office:value-type="float"/>
          <table:table-cell office:value-type="string">
            <text:p>-</text:p>
          </table:table-cell>
          <table:table-cell office:value="0.211" office:value-type="float"/>
          <table:table-cell office:value-type="string">
            <text:p>-</text:p>
          </table:table-cell>
          <table:table-cell office:value="0.151" office:value-type="float"/>
          <table:table-cell office:value-type="string">
            <text:p>-</text:p>
          </table:table-cell>
          <table:table-cell office:value="0.179" office:value-type="float"/>
          <table:table-cell office:value-type="string">
            <text:p>-</text:p>
          </table:table-cell>
          <table:table-cell office:value="0.1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107" office:value-type="float"/>
          <table:table-cell office:value-type="string">
            <text:p>-</text:p>
          </table:table-cell>
          <table:table-cell office:value="0.08" office:value-type="float"/>
          <table:table-cell office:value-type="string">
            <text:p>-</text:p>
          </table:table-cell>
          <table:table-cell office:value="0.075" office:value-type="float"/>
          <table:table-cell office:value-type="string">
            <text:p>-</text:p>
          </table:table-cell>
          <table:table-cell office:value="0.074" office:value-type="float"/>
          <table:table-cell office:value-type="string">
            <text:p>-</text:p>
          </table:table-cell>
          <table:table-cell office:value="0.0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318" office:value-type="float"/>
          <table:table-cell office:value-type="string">
            <text:p>-</text:p>
          </table:table-cell>
          <table:table-cell office:value="0.243" office:value-type="float"/>
          <table:table-cell office:value-type="string">
            <text:p>-</text:p>
          </table:table-cell>
          <table:table-cell office:value="0.1" office:value-type="float"/>
          <table:table-cell office:value-type="string">
            <text:p>-</text:p>
          </table:table-cell>
          <table:table-cell office:value="0.168" office:value-type="float"/>
          <table:table-cell office:value-type="string">
            <text:p>-</text:p>
          </table:table-cell>
          <table:table-cell office:value="0.0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257" office:value-type="float"/>
          <table:table-cell office:value-type="string">
            <text:p>-</text:p>
          </table:table-cell>
          <table:table-cell office:value="0.213" office:value-type="float"/>
          <table:table-cell office:value-type="string">
            <text:p>-</text:p>
          </table:table-cell>
          <table:table-cell office:value="0.153" office:value-type="float"/>
          <table:table-cell office:value-type="string">
            <text:p>-</text:p>
          </table:table-cell>
          <table:table-cell office:value="0.174" office:value-type="float"/>
          <table:table-cell office:value-type="string">
            <text:p>-</text:p>
          </table:table-cell>
          <table:table-cell office:value="0.1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116" office:value-type="float"/>
          <table:table-cell office:value-type="string">
            <text:p>-</text:p>
          </table:table-cell>
          <table:table-cell office:value="0.084" office:value-type="float"/>
          <table:table-cell office:value-type="string">
            <text:p>-</text:p>
          </table:table-cell>
          <table:table-cell office:value="0.076" office:value-type="float"/>
          <table:table-cell office:value-type="string">
            <text:p>-</text:p>
          </table:table-cell>
          <table:table-cell office:value="0.075" office:value-type="float"/>
          <table:table-cell office:value-type="string">
            <text:p>-</text:p>
          </table:table-cell>
          <table:table-cell office:value="0.0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332" office:value-type="float"/>
          <table:table-cell office:value-type="string">
            <text:p>-</text:p>
          </table:table-cell>
          <table:table-cell office:value="0.262" office:value-type="float"/>
          <table:table-cell office:value-type="string">
            <text:p>-</text:p>
          </table:table-cell>
          <table:table-cell office:value="0.119" office:value-type="float"/>
          <table:table-cell office:value-type="string">
            <text:p>-</text:p>
          </table:table-cell>
          <table:table-cell office:value="0.15" office:value-type="float"/>
          <table:table-cell office:value-type="string">
            <text:p>-</text:p>
          </table:table-cell>
          <table:table-cell office:value="0.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249" office:value-type="float"/>
          <table:table-cell office:value-type="string">
            <text:p>-</text:p>
          </table:table-cell>
          <table:table-cell office:value="0.192" office:value-type="float"/>
          <table:table-cell office:value-type="string">
            <text:p>-</text:p>
          </table:table-cell>
          <table:table-cell office:value="0.139" office:value-type="float"/>
          <table:table-cell office:value-type="string">
            <text:p>-</text:p>
          </table:table-cell>
          <table:table-cell office:value="0.166" office:value-type="float"/>
          <table:table-cell office:value-type="string">
            <text:p>-</text:p>
          </table:table-cell>
          <table:table-cell office:value="0.1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9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3" office:value-type="string" calcext:value-type="string">
            <text:p>-</text:p>
          </table:table-cell>
          <table:table-cell office:value="0.169" office:value-type="float"/>
          <table:table-cell office:value="0.043" office:value-type="float"/>
          <table:table-cell office:value="0.149" office:value-type="float"/>
          <table:table-cell office:value="0.027" office:value-type="float"/>
          <table:table-cell office:value="0.147" office:value-type="float"/>
          <table:table-cell office:value="0.029" office:value-type="float"/>
          <table:table-cell office:value="0.143" office:value-type="float"/>
          <table:table-cell office:value="0.025" office:value-type="float"/>
          <table:table-cell office:value="0.15" office:value-type="float"/>
          <table:table-cell office:value="0.03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338" office:value-type="float"/>
          <table:table-cell office:value="0.051" office:value-type="float"/>
          <table:table-cell office:value="0.287" office:value-type="float"/>
          <table:table-cell office:value="0.07" office:value-type="float"/>
          <table:table-cell office:value="0.229" office:value-type="float"/>
          <table:table-cell office:value="0.065" office:value-type="float"/>
          <table:table-cell office:value="0.225" office:value-type="float"/>
          <table:table-cell office:value="0.053" office:value-type="float"/>
          <table:table-cell office:value="0.234" office:value-type="float"/>
          <table:table-cell office:value="0.061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3" office:value-type="string" calcext:value-type="string">
            <text:p>-</text:p>
          </table:table-cell>
          <table:table-cell office:value="0.41" office:value-type="float"/>
          <table:table-cell office:value="0.046" office:value-type="float"/>
          <table:table-cell office:value="0.365" office:value-type="float"/>
          <table:table-cell office:value="0.062" office:value-type="float"/>
          <table:table-cell office:value="0.318" office:value-type="float"/>
          <table:table-cell office:value="0.076" office:value-type="float"/>
          <table:table-cell office:value="0.319" office:value-type="float"/>
          <table:table-cell office:value="0.078" office:value-type="float"/>
          <table:table-cell office:value="0.284" office:value-type="float"/>
          <table:table-cell office:value="0.08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3" office:value-type="string" calcext:value-type="string">
            <text:p>-</text:p>
          </table:table-cell>
          <table:table-cell office:value="0.855" office:value-type="float"/>
          <table:table-cell office:value="0.032" office:value-type="float"/>
          <table:table-cell office:value="0.885" office:value-type="float"/>
          <table:table-cell office:value="0.029" office:value-type="float"/>
          <table:table-cell office:value="0.884" office:value-type="float"/>
          <table:table-cell office:value="0.03" office:value-type="float"/>
          <table:table-cell office:value="0.889" office:value-type="float"/>
          <table:table-cell office:value="0.03" office:value-type="float"/>
          <table:table-cell office:value="0.883" office:value-type="float"/>
          <table:table-cell office:value="0.017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3" office:value-type="string" calcext:value-type="string">
            <text:p>-</text:p>
          </table:table-cell>
          <table:table-cell office:value="0.81" office:value-type="float"/>
          <table:table-cell office:value="0.032" office:value-type="float"/>
          <table:table-cell office:value="0.835" office:value-type="float"/>
          <table:table-cell office:value="0.049" office:value-type="float"/>
          <table:table-cell office:value="0.864" office:value-type="float"/>
          <table:table-cell office:value="0.041" office:value-type="float"/>
          <table:table-cell office:value="0.862" office:value-type="float"/>
          <table:table-cell office:value="0.053" office:value-type="float"/>
          <table:table-cell office:value="0.876" office:value-type="float"/>
          <table:table-cell office:value="0.03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3" office:value-type="string" calcext:value-type="string">
            <text:p>-</text:p>
          </table:table-cell>
          <table:table-cell office:value="0.827" office:value-type="float"/>
          <table:table-cell office:value="0.034" office:value-type="float"/>
          <table:table-cell office:value="0.834" office:value-type="float"/>
          <table:table-cell office:value="0.034" office:value-type="float"/>
          <table:table-cell office:value="0.854" office:value-type="float"/>
          <table:table-cell office:value="0.035" office:value-type="float"/>
          <table:table-cell office:value="0.854" office:value-type="float"/>
          <table:table-cell office:value="0.054" office:value-type="float"/>
          <table:table-cell office:value="0.871" office:value-type="float"/>
          <table:table-cell office:value="0.03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3" office:value-type="string" calcext:value-type="string">
            <text:p>-</text:p>
          </table:table-cell>
          <table:table-cell office:value="0.799" office:value-type="float"/>
          <table:table-cell office:value="0.047" office:value-type="float"/>
          <table:table-cell office:value="0.846" office:value-type="float"/>
          <table:table-cell office:value="0.047" office:value-type="float"/>
          <table:table-cell office:value="0.847" office:value-type="float"/>
          <table:table-cell office:value="0.038" office:value-type="float"/>
          <table:table-cell office:value="0.865" office:value-type="float"/>
          <table:table-cell office:value="0.038" office:value-type="float"/>
          <table:table-cell office:value="0.875" office:value-type="float"/>
          <table:table-cell office:value="0.03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3" office:value-type="string" calcext:value-type="string">
            <text:p>-</text:p>
          </table:table-cell>
          <table:table-cell office:value="0.782" office:value-type="float"/>
          <table:table-cell office:value="0.036" office:value-type="float"/>
          <table:table-cell office:value="0.834" office:value-type="float"/>
          <table:table-cell office:value="0.053" office:value-type="float"/>
          <table:table-cell office:value="0.845" office:value-type="float"/>
          <table:table-cell office:value="0.035" office:value-type="float"/>
          <table:table-cell office:value="0.885" office:value-type="float"/>
          <table:table-cell office:value="0.032" office:value-type="float"/>
          <table:table-cell office:value="0.872" office:value-type="float"/>
          <table:table-cell office:value="0.039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3" office:value-type="string" calcext:value-type="string">
            <text:p>-</text:p>
          </table:table-cell>
          <table:table-cell office:value="0.837" office:value-type="float"/>
          <table:table-cell office:value="0.03" office:value-type="float"/>
          <table:table-cell office:value="0.856" office:value-type="float"/>
          <table:table-cell office:value="0.029" office:value-type="float"/>
          <table:table-cell office:value="0.843" office:value-type="float"/>
          <table:table-cell office:value="0.039" office:value-type="float"/>
          <table:table-cell office:value="0.852" office:value-type="float"/>
          <table:table-cell office:value="0.042" office:value-type="float"/>
          <table:table-cell office:value="0.87" office:value-type="float"/>
          <table:table-cell office:value="0.042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3" office:value-type="string" calcext:value-type="string">
            <text:p>-</text:p>
          </table:table-cell>
          <table:table-cell office:value="0.872" office:value-type="float"/>
          <table:table-cell office:value="0.046" office:value-type="float"/>
          <table:table-cell office:value="0.896" office:value-type="float"/>
          <table:table-cell office:value="0.031" office:value-type="float"/>
          <table:table-cell office:value="0.905" office:value-type="float"/>
          <table:table-cell office:value="0.023" office:value-type="float"/>
          <table:table-cell office:value="0.907" office:value-type="float"/>
          <table:table-cell office:value="0.032" office:value-type="float"/>
          <table:table-cell office:value="0.919" office:value-type="float"/>
          <table:table-cell office:value="0.01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3" office:value-type="string" calcext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877" office:value-type="float"/>
          <table:table-cell office:value="0.031" office:value-type="float"/>
          <table:table-cell office:value="0.891" office:value-type="float"/>
          <table:table-cell office:value="0.023" office:value-type="float"/>
          <table:table-cell office:value="0.902" office:value-type="float"/>
          <table:table-cell office:value="0.036" office:value-type="float"/>
          <table:table-cell office:value="0.922" office:value-type="float"/>
          <table:table-cell office:value="0.035" office:value-type="float"/>
          <table:table-cell office:value="0.93" office:value-type="float"/>
          <table:table-cell office:value="0.033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135" office:value-type="float"/>
          <table:table-cell office:value-type="string">
            <text:p>-</text:p>
          </table:table-cell>
          <table:table-cell office:value="0.117" office:value-type="float"/>
          <table:table-cell office:value-type="string">
            <text:p>-</text:p>
          </table:table-cell>
          <table:table-cell office:value="0.12" office:value-type="float"/>
          <table:table-cell office:value-type="string">
            <text:p>-</text:p>
          </table:table-cell>
          <table:table-cell office:value="0.115" office:value-type="float"/>
          <table:table-cell office:value-type="string">
            <text:p>-</text:p>
          </table:table-cell>
          <table:table-cell office:value="0.11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328" office:value-type="float"/>
          <table:table-cell office:value-type="string">
            <text:p>-</text:p>
          </table:table-cell>
          <table:table-cell office:value="0.283" office:value-type="float"/>
          <table:table-cell office:value-type="string">
            <text:p>-</text:p>
          </table:table-cell>
          <table:table-cell office:value="0.14" office:value-type="float"/>
          <table:table-cell office:value-type="string">
            <text:p>-</text:p>
          </table:table-cell>
          <table:table-cell office:value="0.171" office:value-type="float"/>
          <table:table-cell office:value-type="string">
            <text:p>-</text:p>
          </table:table-cell>
          <table:table-cell office:value="0.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Soma</text:p>
          </table:table-cell>
          <table:table-cell office:value="0.428" office:value-type="float"/>
          <table:table-cell office:value-type="string">
            <text:p>-</text:p>
          </table:table-cell>
          <table:table-cell office:value="0.376" office:value-type="float"/>
          <table:table-cell office:value-type="string">
            <text:p>-</text:p>
          </table:table-cell>
          <table:table-cell office:value="0.3" office:value-type="float"/>
          <table:table-cell office:value-type="string">
            <text:p>-</text:p>
          </table:table-cell>
          <table:table-cell office:value="0.317" office:value-type="float"/>
          <table:table-cell office:value-type="string">
            <text:p>-</text:p>
          </table:table-cell>
          <table:table-cell office:value="0.2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Soma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134" office:value-type="float"/>
          <table:table-cell office:value-type="string">
            <text:p>-</text:p>
          </table:table-cell>
          <table:table-cell office:value="0.115" office:value-type="float"/>
          <table:table-cell office:value-type="string">
            <text:p>-</text:p>
          </table:table-cell>
          <table:table-cell office:value="0.119" office:value-type="float"/>
          <table:table-cell office:value-type="string">
            <text:p>-</text:p>
          </table:table-cell>
          <table:table-cell office:value="0.116" office:value-type="float"/>
          <table:table-cell office:value-type="string">
            <text:p>-</text:p>
          </table:table-cell>
          <table:table-cell office:value="0.1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Multiplicação</text:p>
          </table:table-cell>
          <table:table-cell office:value="0.326" office:value-type="float"/>
          <table:table-cell office:value-type="string">
            <text:p>-</text:p>
          </table:table-cell>
          <table:table-cell office:value="0.279" office:value-type="float"/>
          <table:table-cell office:value-type="string">
            <text:p>-</text:p>
          </table:table-cell>
          <table:table-cell office:value="0.149" office:value-type="float"/>
          <table:table-cell office:value-type="string">
            <text:p>-</text:p>
          </table:table-cell>
          <table:table-cell office:value="0.207" office:value-type="float"/>
          <table:table-cell office:value-type="string">
            <text:p>-</text:p>
          </table:table-cell>
          <table:table-cell office:value="0.1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Multiplicação</text:p>
          </table:table-cell>
          <table:table-cell office:value="0.425" office:value-type="float"/>
          <table:table-cell office:value-type="string">
            <text:p>-</text:p>
          </table:table-cell>
          <table:table-cell office:value="0.377" office:value-type="float"/>
          <table:table-cell office:value-type="string">
            <text:p>-</text:p>
          </table:table-cell>
          <table:table-cell office:value="0.29" office:value-type="float"/>
          <table:table-cell office:value-type="string">
            <text:p>-</text:p>
          </table:table-cell>
          <table:table-cell office:value="0.308" office:value-type="float"/>
          <table:table-cell office:value-type="string">
            <text:p>-</text:p>
          </table:table-cell>
          <table:table-cell office:value="0.2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Multiplic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 table:style-name="ce76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12">
            <text:p>Kyoto</text:p>
          </table:table-cell>
          <table:table-cell table:style-name="ce75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141" office:value-type="float"/>
          <table:table-cell office:value-type="string">
            <text:p>-</text:p>
          </table:table-cell>
          <table:table-cell office:value="0.122" office:value-type="float"/>
          <table:table-cell office:value-type="string">
            <text:p>-</text:p>
          </table:table-cell>
          <table:table-cell office:value="0.12" office:value-type="float"/>
          <table:table-cell office:value-type="string">
            <text:p>-</text:p>
          </table:table-cell>
          <table:table-cell office:value="0.114" office:value-type="float"/>
          <table:table-cell office:value-type="string">
            <text:p>-</text:p>
          </table:table-cell>
          <table:table-cell office:value="0.11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4</text:p>
          </table:table-cell>
          <table:table-cell table:style-name="ce76" office:value-type="string" calcext:value-type="string">
            <text:p>Votação</text:p>
          </table:table-cell>
          <table:table-cell office:value="0.342" office:value-type="float"/>
          <table:table-cell office:value-type="string">
            <text:p>-</text:p>
          </table:table-cell>
          <table:table-cell office:value="0.3" office:value-type="float"/>
          <table:table-cell office:value-type="string">
            <text:p>-</text:p>
          </table:table-cell>
          <table:table-cell office:value="0.174" office:value-type="float"/>
          <table:table-cell office:value-type="string">
            <text:p>-</text:p>
          </table:table-cell>
          <table:table-cell office:value="0.178" office:value-type="float"/>
          <table:table-cell office:value-type="string">
            <text:p>-</text:p>
          </table:table-cell>
          <table:table-cell office:value="0.1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73" office:value-type="string" calcext:value-type="string">
            <text:p>UFPR05</text:p>
          </table:table-cell>
          <table:table-cell table:style-name="ce76" office:value-type="string" calcext:value-type="string">
            <text:p>Votação</text:p>
          </table:table-cell>
          <table:table-cell office:value="0.413" office:value-type="float"/>
          <table:table-cell office:value-type="string">
            <text:p>-</text:p>
          </table:table-cell>
          <table:table-cell office:value="0.354" office:value-type="float"/>
          <table:table-cell office:value-type="string">
            <text:p>-</text:p>
          </table:table-cell>
          <table:table-cell office:value="0.289" office:value-type="float"/>
          <table:table-cell office:value-type="string">
            <text:p>-</text:p>
          </table:table-cell>
          <table:table-cell office:value="0.3" office:value-type="float"/>
          <table:table-cell office:value-type="string">
            <text:p>-</text:p>
          </table:table-cell>
          <table:table-cell office:value="0.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1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2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3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4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5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6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7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camera8</text:p>
          </table:table-cell>
          <table:table-cell table:style-name="ce76" office:value-type="string" calcext:value-type="string">
            <text:p>Votação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77"/>
          <table:table-cell table:style-name="ce77" office:value-type="string" calcext:value-type="string">
            <text:p>-</text:p>
          </table:table-cell>
          <table:table-cell table:style-name="ce80"/>
          <table:table-cell table:style-name="ce77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 table:style-name="ce79"/>
          <table:table-cell table:style-name="ce79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3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2" table:number-rows-spanned="3"/>
          <table:covered-table-cell/>
          <table:table-cell table:style-name="ce72" table:number-columns-spanned="1" table:number-rows-spanned="4"/>
          <table:table-cell table:style-name="ce72" table:number-columns-spanned="10" table:number-rows-spann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3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2" table:number-rows-spanned="3"/>
          <table:covered-table-cell/>
          <table:table-cell table:style-name="ce72" table:number-columns-spanned="1" table:number-rows-spanned="4"/>
          <table:table-cell table:style-name="ce72" table:number-columns-spanned="10" table:number-rows-spann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 table:style-name="ce72" table:number-columns-spanned="2" table:number-rows-spanned="1"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2" table:number-columns-spanned="1" table:number-rows-spanned="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utoencoder PKLot" table:style-name="ta2">
        <table:table-column table:style-name="co1" table:default-cell-style-name="Default"/>
        <table:table-column table:style-name="co2" table:default-cell-style-name="ce70"/>
        <table:table-column table:style-name="co3" table:default-cell-style-name="ce66"/>
        <table:table-column table:style-name="co4" table:default-cell-style-name="ce73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65" office:value-type="string" calcext:value-type="string" table:number-columns-spanned="13" table:number-rows-spanned="2">
            <text:p>Modelos_Kyoto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65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6"/>
          <table:table-cell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/>
          <table:table-cell table:style-name="ce82" office:value-type="string" calcext:value-type="string">
            <text:p>Input size</text:p>
          </table:table-cell>
          <table:table-cell table:style-name="ce85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1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Filter List:</text:p>
          </table:table-cell>
          <table:table-cell table:style-name="ce85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83" office:value-type="string" calcext:value-type="string">
            <text:p>Min camadas:</text:p>
          </table:table-cell>
          <table:table-cell table:style-name="ce85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Max camadas:</text:p>
          </table:table-cell>
          <table:table-cell table:style-name="ce85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83" office:value-type="string" calcext:value-type="string">
            <text:p>Latent Dimension:</text:p>
          </table:table-cell>
          <table:table-cell table:style-name="ce85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Epocas autoencoder:</text:p>
          </table:table-cell>
          <table:table-cell table:style-name="ce85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01" office:value-type="float"/>
          <table:table-cell office:value="0.028" office:value-type="float"/>
          <table:table-cell office:value="0.928" office:value-type="float"/>
          <table:table-cell office:value="0.024" office:value-type="float"/>
          <table:table-cell office:value="0.941" office:value-type="float"/>
          <table:table-cell office:value="0.018" office:value-type="float"/>
          <table:table-cell office:value="0.932" office:value-type="float"/>
          <table:table-cell office:value="0.04" office:value-type="float"/>
          <table:table-cell office:value="0.947" office:value-type="float"/>
          <table:table-cell office:value="0.015" office:value-type="float"/>
          <table:table-cell/>
          <table:table-cell table:style-name="ce83" office:value-type="string" calcext:value-type="string">
            <text:p>Epocas classificador:</text:p>
          </table:table-cell>
          <table:table-cell table:style-name="ce85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786" office:value-type="float"/>
          <table:table-cell office:value="0.051" office:value-type="float"/>
          <table:table-cell office:value="0.833" office:value-type="float"/>
          <table:table-cell office:value="0.032" office:value-type="float"/>
          <table:table-cell office:value="0.856" office:value-type="float"/>
          <table:table-cell office:value="0.029" office:value-type="float"/>
          <table:table-cell office:value="0.862" office:value-type="float"/>
          <table:table-cell office:value="0.03" office:value-type="float"/>
          <table:table-cell office:value="0.86" office:value-type="float"/>
          <table:table-cell office:value="0.03" office:value-type="float"/>
          <table:table-cell/>
          <table:table-cell table:style-name="ce83" office:value-type="string" calcext:value-type="string">
            <text:p>Número de modelos:</text:p>
          </table:table-cell>
          <table:table-cell table:style-name="ce85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799" office:value-type="float"/>
          <table:table-cell office:value="0.036" office:value-type="float"/>
          <table:table-cell office:value="0.818" office:value-type="float"/>
          <table:table-cell office:value="0.035" office:value-type="float"/>
          <table:table-cell office:value="0.852" office:value-type="float"/>
          <table:table-cell office:value="0.027" office:value-type="float"/>
          <table:table-cell office:value="0.845" office:value-type="float"/>
          <table:table-cell office:value="0.029" office:value-type="float"/>
          <table:table-cell office:value="0.842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783" office:value-type="float"/>
          <table:table-cell office:value="0.033" office:value-type="float"/>
          <table:table-cell office:value="0.804" office:value-type="float"/>
          <table:table-cell office:value="0.03" office:value-type="float"/>
          <table:table-cell office:value="0.826" office:value-type="float"/>
          <table:table-cell office:value="0.033" office:value-type="float"/>
          <table:table-cell office:value="0.815" office:value-type="float"/>
          <table:table-cell office:value="0.045" office:value-type="float"/>
          <table:table-cell office:value="0.831" office:value-type="float"/>
          <table:table-cell office:value="0.041" office:value-type="float"/>
          <table:table-cell/>
          <table:table-cell table:style-name="ce84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796" office:value-type="float"/>
          <table:table-cell office:value="0.033" office:value-type="float"/>
          <table:table-cell office:value="0.822" office:value-type="float"/>
          <table:table-cell office:value="0.03" office:value-type="float"/>
          <table:table-cell office:value="0.835" office:value-type="float"/>
          <table:table-cell office:value="0.033" office:value-type="float"/>
          <table:table-cell office:value="0.858" office:value-type="float"/>
          <table:table-cell office:value="0.051" office:value-type="float"/>
          <table:table-cell office:value="0.881" office:value-type="float"/>
          <table:table-cell office:value="0.021" office:value-type="float"/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13" office:value-type="float"/>
          <table:table-cell office:value="0.035" office:value-type="float"/>
          <table:table-cell office:value="0.793" office:value-type="float"/>
          <table:table-cell office:value="0.047" office:value-type="float"/>
          <table:table-cell office:value="0.789" office:value-type="float"/>
          <table:table-cell office:value="0.035" office:value-type="float"/>
          <table:table-cell office:value="0.781" office:value-type="float"/>
          <table:table-cell office:value="0.049" office:value-type="float"/>
          <table:table-cell office:value="0.79" office:value-type="float"/>
          <table:table-cell office:value="0.029" office:value-type="float"/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881" office:value-type="float"/>
          <table:table-cell office:value="0.019" office:value-type="float"/>
          <table:table-cell office:value="0.882" office:value-type="float"/>
          <table:table-cell office:value="0.033" office:value-type="float"/>
          <table:table-cell office:value="0.899" office:value-type="float"/>
          <table:table-cell office:value="0.011" office:value-type="float"/>
          <table:table-cell office:value="0.886" office:value-type="float"/>
          <table:table-cell office:value="0.025" office:value-type="float"/>
          <table:table-cell office:value="0.889" office:value-type="float"/>
          <table:table-cell office:value="0.023" office:value-type="float"/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747" office:value-type="float"/>
          <table:table-cell office:value="0.043" office:value-type="float"/>
          <table:table-cell office:value="0.794" office:value-type="float"/>
          <table:table-cell office:value="0.039" office:value-type="float"/>
          <table:table-cell office:value="0.818" office:value-type="float"/>
          <table:table-cell office:value="0.024" office:value-type="float"/>
          <table:table-cell office:value="0.795" office:value-type="float"/>
          <table:table-cell office:value="0.046" office:value-type="float"/>
          <table:table-cell office:value="0.799" office:value-type="float"/>
          <table:table-cell office:value="0.049" office:value-type="float"/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827" office:value-type="float"/>
          <table:table-cell office:value="0.026" office:value-type="float"/>
          <table:table-cell office:value="0.843" office:value-type="float"/>
          <table:table-cell office:value="0.025" office:value-type="float"/>
          <table:table-cell office:value="0.86" office:value-type="float"/>
          <table:table-cell office:value="0.035" office:value-type="float"/>
          <table:table-cell office:value="0.844" office:value-type="float"/>
          <table:table-cell office:value="0.024" office:value-type="float"/>
          <table:table-cell office:value="0.867" office:value-type="float"/>
          <table:table-cell office:value="0.025" office:value-type="float"/>
          <table:table-cell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 table:style-name="ce84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05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13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799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nfos:</text:p>
          </table:table-cell>
          <table:table-cell table:style-name="ce85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3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792" office:value-type="float"/>
          <table:table-cell office:value-type="string">
            <text:p>-</text:p>
          </table:table-cell>
          <table:table-cell office:value="0.8" office:value-type="float"/>
          <table:table-cell office:value-type="string">
            <text:p>-</text:p>
          </table:table-cell>
          <table:table-cell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02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754" office:value-type="float"/>
          <table:table-cell office:value-type="string">
            <text:p>-</text:p>
          </table:table-cell>
          <table:table-cell office:value="0.805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07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reino:</text:p>
          </table:table-cell>
          <table:table-cell table:style-name="ce85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8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Validação:</text:p>
          </table:table-cell>
          <table:table-cell table:style-name="ce85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ias Treino:</text:p>
          </table:table-cell>
          <table:table-cell table:style-name="ce85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05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ias Validação:</text:p>
          </table:table-cell>
          <table:table-cell table:style-name="ce85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18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ias </text:p>
          </table:table-cell>
          <table:table-cell table:style-name="ce85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04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16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36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 office:value="0.795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04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76" office:value-type="float"/>
          <table:table-cell office:value-type="string">
            <text:p>-</text:p>
          </table:table-cell>
          <table:table-cell office:value="0.806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 office:value="0.809" office:value-type="float"/>
          <table:table-cell office:value-type="string">
            <text:p>-</text:p>
          </table:table-cell>
          <table:table-cell office:value="0.8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79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61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787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27" office:value-type="float"/>
          <table:table-cell office:value-type="string">
            <text:p>-</text:p>
          </table:table-cell>
          <table:table-cell office:value="0.813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798" office:value-type="float"/>
          <table:table-cell office:value-type="string">
            <text:p>-</text:p>
          </table:table-cell>
          <table:table-cell office:value="0.821" office:value-type="float"/>
          <table:table-cell office:value-type="string">
            <text:p>-</text:p>
          </table:table-cell>
          <table:table-cell office:value="0.836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13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78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4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793" office:value-type="float"/>
          <table:table-cell office:value-type="string">
            <text:p>-</text:p>
          </table:table-cell>
          <table:table-cell office:value="0.7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836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2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26" office:value-type="float"/>
          <table:table-cell office:value="0.018" office:value-type="float"/>
          <table:table-cell office:value="0.937" office:value-type="float"/>
          <table:table-cell office:value="0.013" office:value-type="float"/>
          <table:table-cell office:value="0.945" office:value-type="float"/>
          <table:table-cell office:value="0.007" office:value-type="float"/>
          <table:table-cell office:value="0.94" office:value-type="float"/>
          <table:table-cell office:value="0.017" office:value-type="float"/>
          <table:table-cell office:value="0.947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55" office:value-type="float"/>
          <table:table-cell office:value="0.014" office:value-type="float"/>
          <table:table-cell office:value="0.966" office:value-type="float"/>
          <table:table-cell office:value="0.01" office:value-type="float"/>
          <table:table-cell office:value="0.975" office:value-type="float"/>
          <table:table-cell office:value="0.009" office:value-type="float"/>
          <table:table-cell office:value="0.978" office:value-type="float"/>
          <table:table-cell office:value="0.008" office:value-type="float"/>
          <table:table-cell office:value="0.981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84" office:value-type="float"/>
          <table:table-cell office:value="0.023" office:value-type="float"/>
          <table:table-cell office:value="0.873" office:value-type="float"/>
          <table:table-cell office:value="0.039" office:value-type="float"/>
          <table:table-cell office:value="0.915" office:value-type="float"/>
          <table:table-cell office:value="0.03" office:value-type="float"/>
          <table:table-cell office:value="0.925" office:value-type="float"/>
          <table:table-cell office:value="0.024" office:value-type="float"/>
          <table:table-cell office:value="0.936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68" office:value-type="float"/>
          <table:table-cell office:value="0.045" office:value-type="float"/>
          <table:table-cell office:value="0.903" office:value-type="float"/>
          <table:table-cell office:value="0.027" office:value-type="float"/>
          <table:table-cell office:value="0.923" office:value-type="float"/>
          <table:table-cell office:value="0.018" office:value-type="float"/>
          <table:table-cell office:value="0.91" office:value-type="float"/>
          <table:table-cell office:value="0.033" office:value-type="float"/>
          <table:table-cell office:value="0.919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64" office:value-type="float"/>
          <table:table-cell office:value="0.036" office:value-type="float"/>
          <table:table-cell office:value="0.89" office:value-type="float"/>
          <table:table-cell office:value="0.028" office:value-type="float"/>
          <table:table-cell office:value="0.906" office:value-type="float"/>
          <table:table-cell office:value="0.026" office:value-type="float"/>
          <table:table-cell office:value="0.923" office:value-type="float"/>
          <table:table-cell office:value="0.035" office:value-type="float"/>
          <table:table-cell office:value="0.938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02" office:value-type="float"/>
          <table:table-cell office:value="0.024" office:value-type="float"/>
          <table:table-cell office:value="0.886" office:value-type="float"/>
          <table:table-cell office:value="0.026" office:value-type="float"/>
          <table:table-cell office:value="0.876" office:value-type="float"/>
          <table:table-cell office:value="0.04" office:value-type="float"/>
          <table:table-cell office:value="0.87" office:value-type="float"/>
          <table:table-cell office:value="0.042" office:value-type="float"/>
          <table:table-cell office:value="0.884" office:value-type="float"/>
          <table:table-cell office:value="0.02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07" office:value-type="float"/>
          <table:table-cell office:value="0.017" office:value-type="float"/>
          <table:table-cell office:value="0.926" office:value-type="float"/>
          <table:table-cell office:value="0.023" office:value-type="float"/>
          <table:table-cell office:value="0.94" office:value-type="float"/>
          <table:table-cell office:value="0.006" office:value-type="float"/>
          <table:table-cell office:value="0.936" office:value-type="float"/>
          <table:table-cell office:value="0.018" office:value-type="float"/>
          <table:table-cell office:value="0.939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4" office:value-type="float"/>
          <table:table-cell office:value="0.046" office:value-type="float"/>
          <table:table-cell office:value="0.885" office:value-type="float"/>
          <table:table-cell office:value="0.034" office:value-type="float"/>
          <table:table-cell office:value="0.899" office:value-type="float"/>
          <table:table-cell office:value="0.015" office:value-type="float"/>
          <table:table-cell office:value="0.89" office:value-type="float"/>
          <table:table-cell office:value="0.03" office:value-type="float"/>
          <table:table-cell office:value="0.88" office:value-type="float"/>
          <table:table-cell office:value="0.03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03" office:value-type="float"/>
          <table:table-cell office:value="0.012" office:value-type="float"/>
          <table:table-cell office:value="0.916" office:value-type="float"/>
          <table:table-cell office:value="0.014" office:value-type="float"/>
          <table:table-cell office:value="0.925" office:value-type="float"/>
          <table:table-cell office:value="0.023" office:value-type="float"/>
          <table:table-cell office:value="0.929" office:value-type="float"/>
          <table:table-cell office:value="0.011" office:value-type="float"/>
          <table:table-cell office:value="0.932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61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0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88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91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2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6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64" office:value-type="float"/>
          <table:table-cell office:value-type="string">
            <text:p>-</text:p>
          </table:table-cell>
          <table:table-cell office:value="0.972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875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7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8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1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3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3" office:value-type="float"/>
          <table:table-cell office:value="0.017" office:value-type="float"/>
          <table:table-cell office:value="0.931" office:value-type="float"/>
          <table:table-cell office:value="0.016" office:value-type="float"/>
          <table:table-cell office:value="0.939" office:value-type="float"/>
          <table:table-cell office:value="0.007" office:value-type="float"/>
          <table:table-cell office:value="0.937" office:value-type="float"/>
          <table:table-cell office:value="0.013" office:value-type="float"/>
          <table:table-cell office:value="0.95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32" office:value-type="float"/>
          <table:table-cell office:value="0.925" office:value-type="float"/>
          <table:table-cell office:value="0.02" office:value-type="float"/>
          <table:table-cell office:value="0.936" office:value-type="float"/>
          <table:table-cell office:value="0.01" office:value-type="float"/>
          <table:table-cell office:value="0.944" office:value-type="float"/>
          <table:table-cell office:value="0.01" office:value-type="float"/>
          <table:table-cell office:value="0.94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51" office:value-type="float"/>
          <table:table-cell office:value="0.013" office:value-type="float"/>
          <table:table-cell office:value="0.951" office:value-type="float"/>
          <table:table-cell office:value="0.008" office:value-type="float"/>
          <table:table-cell office:value="0.957" office:value-type="float"/>
          <table:table-cell office:value="0.008" office:value-type="float"/>
          <table:table-cell office:value="0.964" office:value-type="float"/>
          <table:table-cell office:value="0.006" office:value-type="float"/>
          <table:table-cell office:value="0.966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81" office:value-type="float"/>
          <table:table-cell office:value="0.029" office:value-type="float"/>
          <table:table-cell office:value="0.9" office:value-type="float"/>
          <table:table-cell office:value="0.018" office:value-type="float"/>
          <table:table-cell office:value="0.921" office:value-type="float"/>
          <table:table-cell office:value="0.017" office:value-type="float"/>
          <table:table-cell office:value="0.916" office:value-type="float"/>
          <table:table-cell office:value="0.024" office:value-type="float"/>
          <table:table-cell office:value="0.932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93" office:value-type="float"/>
          <table:table-cell office:value="0.024" office:value-type="float"/>
          <table:table-cell office:value="0.912" office:value-type="float"/>
          <table:table-cell office:value="0.016" office:value-type="float"/>
          <table:table-cell office:value="0.924" office:value-type="float"/>
          <table:table-cell office:value="0.012" office:value-type="float"/>
          <table:table-cell office:value="0.931" office:value-type="float"/>
          <table:table-cell office:value="0.019" office:value-type="float"/>
          <table:table-cell office:value="0.939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21" office:value-type="float"/>
          <table:table-cell office:value="0.014" office:value-type="float"/>
          <table:table-cell office:value="0.914" office:value-type="float"/>
          <table:table-cell office:value="0.018" office:value-type="float"/>
          <table:table-cell office:value="0.898" office:value-type="float"/>
          <table:table-cell office:value="0.019" office:value-type="float"/>
          <table:table-cell office:value="0.894" office:value-type="float"/>
          <table:table-cell office:value="0.027" office:value-type="float"/>
          <table:table-cell office:value="0.908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11" office:value-type="float"/>
          <table:table-cell office:value="0.02" office:value-type="float"/>
          <table:table-cell office:value="0.94" office:value-type="float"/>
          <table:table-cell office:value="0.012" office:value-type="float"/>
          <table:table-cell office:value="0.951" office:value-type="float"/>
          <table:table-cell office:value="0.007" office:value-type="float"/>
          <table:table-cell office:value="0.948" office:value-type="float"/>
          <table:table-cell office:value="0.009" office:value-type="float"/>
          <table:table-cell office:value="0.95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76" office:value-type="float"/>
          <table:table-cell office:value="0.037" office:value-type="float"/>
          <table:table-cell office:value="0.919" office:value-type="float"/>
          <table:table-cell office:value="0.015" office:value-type="float"/>
          <table:table-cell office:value="0.929" office:value-type="float"/>
          <table:table-cell office:value="0.01" office:value-type="float"/>
          <table:table-cell office:value="0.922" office:value-type="float"/>
          <table:table-cell office:value="0.014" office:value-type="float"/>
          <table:table-cell office:value="0.916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22" office:value-type="float"/>
          <table:table-cell office:value="0.013" office:value-type="float"/>
          <table:table-cell office:value="0.935" office:value-type="float"/>
          <table:table-cell office:value="0.011" office:value-type="float"/>
          <table:table-cell office:value="0.94" office:value-type="float"/>
          <table:table-cell office:value="0.013" office:value-type="float"/>
          <table:table-cell office:value="0.941" office:value-type="float"/>
          <table:table-cell office:value="0.011" office:value-type="float"/>
          <table:table-cell office:value="0.946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38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9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6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93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97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87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83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39" office:value-type="float"/>
          <table:table-cell office:value="0.01" office:value-type="float"/>
          <table:table-cell office:value="0.948" office:value-type="float"/>
          <table:table-cell office:value="0.01" office:value-type="float"/>
          <table:table-cell office:value="0.956" office:value-type="float"/>
          <table:table-cell office:value="0.005" office:value-type="float"/>
          <table:table-cell office:value="0.948" office:value-type="float"/>
          <table:table-cell office:value="0.015" office:value-type="float"/>
          <table:table-cell office:value="0.953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9" office:value-type="float"/>
          <table:table-cell office:value="0.024" office:value-type="float"/>
          <table:table-cell office:value="0.92" office:value-type="float"/>
          <table:table-cell office:value="0.027" office:value-type="float"/>
          <table:table-cell office:value="0.935" office:value-type="float"/>
          <table:table-cell office:value="0.013" office:value-type="float"/>
          <table:table-cell office:value="0.94" office:value-type="float"/>
          <table:table-cell office:value="0.013" office:value-type="float"/>
          <table:table-cell office:value="0.939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25" office:value-type="float"/>
          <table:table-cell office:value="0.015" office:value-type="float"/>
          <table:table-cell office:value="0.924" office:value-type="float"/>
          <table:table-cell office:value="0.015" office:value-type="float"/>
          <table:table-cell office:value="0.938" office:value-type="float"/>
          <table:table-cell office:value="0.017" office:value-type="float"/>
          <table:table-cell office:value="0.937" office:value-type="float"/>
          <table:table-cell office:value="0.015" office:value-type="float"/>
          <table:table-cell office:value="0.938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35" office:value-type="float"/>
          <table:table-cell office:value="0.02" office:value-type="float"/>
          <table:table-cell office:value="0.942" office:value-type="float"/>
          <table:table-cell office:value="0.015" office:value-type="float"/>
          <table:table-cell office:value="0.946" office:value-type="float"/>
          <table:table-cell office:value="0.015" office:value-type="float"/>
          <table:table-cell office:value="0.936" office:value-type="float"/>
          <table:table-cell office:value="0.027" office:value-type="float"/>
          <table:table-cell office:value="0.943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25" office:value-type="float"/>
          <table:table-cell office:value="0.018" office:value-type="float"/>
          <table:table-cell office:value="0.936" office:value-type="float"/>
          <table:table-cell office:value="0.013" office:value-type="float"/>
          <table:table-cell office:value="0.947" office:value-type="float"/>
          <table:table-cell office:value="0.012" office:value-type="float"/>
          <table:table-cell office:value="0.952" office:value-type="float"/>
          <table:table-cell office:value="0.016" office:value-type="float"/>
          <table:table-cell office:value="0.961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6" office:value-type="float"/>
          <table:table-cell office:value="0.015" office:value-type="float"/>
          <table:table-cell office:value="0.926" office:value-type="float"/>
          <table:table-cell office:value="0.018" office:value-type="float"/>
          <table:table-cell office:value="0.933" office:value-type="float"/>
          <table:table-cell office:value="0.015" office:value-type="float"/>
          <table:table-cell office:value="0.926" office:value-type="float"/>
          <table:table-cell office:value="0.018" office:value-type="float"/>
          <table:table-cell office:value="0.932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43" office:value-type="float"/>
          <table:table-cell office:value="0.006" office:value-type="float"/>
          <table:table-cell office:value="0.943" office:value-type="float"/>
          <table:table-cell office:value="0.013" office:value-type="float"/>
          <table:table-cell office:value="0.956" office:value-type="float"/>
          <table:table-cell office:value="0.004" office:value-type="float"/>
          <table:table-cell office:value="0.957" office:value-type="float"/>
          <table:table-cell office:value="0.007" office:value-type="float"/>
          <table:table-cell office:value="0.962" office:value-type="float"/>
          <table:table-cell office:value="0.0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4" office:value-type="float"/>
          <table:table-cell office:value="0.018" office:value-type="float"/>
          <table:table-cell office:value="0.93" office:value-type="float"/>
          <table:table-cell office:value="0.016" office:value-type="float"/>
          <table:table-cell office:value="0.938" office:value-type="float"/>
          <table:table-cell office:value="0.007" office:value-type="float"/>
          <table:table-cell office:value="0.929" office:value-type="float"/>
          <table:table-cell office:value="0.018" office:value-type="float"/>
          <table:table-cell office:value="0.926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36" office:value-type="float"/>
          <table:table-cell office:value="0.009" office:value-type="float"/>
          <table:table-cell office:value="0.94" office:value-type="float"/>
          <table:table-cell office:value="0.01" office:value-type="float"/>
          <table:table-cell office:value="0.944" office:value-type="float"/>
          <table:table-cell office:value="0.014" office:value-type="float"/>
          <table:table-cell office:value="0.946" office:value-type="float"/>
          <table:table-cell office:value="0.009" office:value-type="float"/>
          <table:table-cell office:value="0.953" office:value-type="float"/>
          <table:table-cell office:value="0.00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28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2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14" office:value-type="float"/>
          <table:table-cell office:value="0.016" office:value-type="float"/>
          <table:table-cell office:value="0.931" office:value-type="float"/>
          <table:table-cell office:value="0.013" office:value-type="float"/>
          <table:table-cell office:value="0.938" office:value-type="float"/>
          <table:table-cell office:value="0.008" office:value-type="float"/>
          <table:table-cell office:value="0.93" office:value-type="float"/>
          <table:table-cell office:value="0.028" office:value-type="float"/>
          <table:table-cell office:value="0.939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71" office:value-type="float"/>
          <table:table-cell office:value="0.039" office:value-type="float"/>
          <table:table-cell office:value="0.893" office:value-type="float"/>
          <table:table-cell office:value="0.025" office:value-type="float"/>
          <table:table-cell office:value="0.903" office:value-type="float"/>
          <table:table-cell office:value="0.018" office:value-type="float"/>
          <table:table-cell office:value="0.915" office:value-type="float"/>
          <table:table-cell office:value="0.015" office:value-type="float"/>
          <table:table-cell office:value="0.911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98" office:value-type="float"/>
          <table:table-cell office:value="0.016" office:value-type="float"/>
          <table:table-cell office:value="0.889" office:value-type="float"/>
          <table:table-cell office:value="0.018" office:value-type="float"/>
          <table:table-cell office:value="0.902" office:value-type="float"/>
          <table:table-cell office:value="0.023" office:value-type="float"/>
          <table:table-cell office:value="0.899" office:value-type="float"/>
          <table:table-cell office:value="0.021" office:value-type="float"/>
          <table:table-cell office:value="0.901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96" office:value-type="float"/>
          <table:table-cell office:value="0.023" office:value-type="float"/>
          <table:table-cell office:value="0.903" office:value-type="float"/>
          <table:table-cell office:value="0.019" office:value-type="float"/>
          <table:table-cell office:value="0.909" office:value-type="float"/>
          <table:table-cell office:value="0.02" office:value-type="float"/>
          <table:table-cell office:value="0.899" office:value-type="float"/>
          <table:table-cell office:value="0.036" office:value-type="float"/>
          <table:table-cell office:value="0.91" office:value-type="float"/>
          <table:table-cell office:value="0.03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7" office:value-type="float"/>
          <table:table-cell office:value="0.028" office:value-type="float"/>
          <table:table-cell office:value="0.895" office:value-type="float"/>
          <table:table-cell office:value="0.023" office:value-type="float"/>
          <table:table-cell office:value="0.907" office:value-type="float"/>
          <table:table-cell office:value="0.026" office:value-type="float"/>
          <table:table-cell office:value="0.924" office:value-type="float"/>
          <table:table-cell office:value="0.03" office:value-type="float"/>
          <table:table-cell office:value="0.936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17" office:value-type="float"/>
          <table:table-cell office:value="0.017" office:value-type="float"/>
          <table:table-cell office:value="0.907" office:value-type="float"/>
          <table:table-cell office:value="0.02" office:value-type="float"/>
          <table:table-cell office:value="0.911" office:value-type="float"/>
          <table:table-cell office:value="0.025" office:value-type="float"/>
          <table:table-cell office:value="0.905" office:value-type="float"/>
          <table:table-cell office:value="0.022" office:value-type="float"/>
          <table:table-cell office:value="0.913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35" office:value-type="float"/>
          <table:table-cell office:value="0.008" office:value-type="float"/>
          <table:table-cell office:value="0.935" office:value-type="float"/>
          <table:table-cell office:value="0.013" office:value-type="float"/>
          <table:table-cell office:value="0.946" office:value-type="float"/>
          <table:table-cell office:value="0.006" office:value-type="float"/>
          <table:table-cell office:value="0.949" office:value-type="float"/>
          <table:table-cell office:value="0.009" office:value-type="float"/>
          <table:table-cell office:value="0.951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81" office:value-type="float"/>
          <table:table-cell office:value="0.024" office:value-type="float"/>
          <table:table-cell office:value="0.906" office:value-type="float"/>
          <table:table-cell office:value="0.016" office:value-type="float"/>
          <table:table-cell office:value="0.917" office:value-type="float"/>
          <table:table-cell office:value="0.011" office:value-type="float"/>
          <table:table-cell office:value="0.905" office:value-type="float"/>
          <table:table-cell office:value="0.026" office:value-type="float"/>
          <table:table-cell office:value="0.901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13" office:value-type="float"/>
          <table:table-cell office:value="0.013" office:value-type="float"/>
          <table:table-cell office:value="0.916" office:value-type="float"/>
          <table:table-cell office:value="0.011" office:value-type="float"/>
          <table:table-cell office:value="0.922" office:value-type="float"/>
          <table:table-cell office:value="0.022" office:value-type="float"/>
          <table:table-cell office:value="0.922" office:value-type="float"/>
          <table:table-cell office:value="0.015" office:value-type="float"/>
          <table:table-cell office:value="0.93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93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15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88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3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94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17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3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98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25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05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7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26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85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1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6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3" office:value-type="float"/>
          <table:table-cell office:value="0.012" office:value-type="float"/>
          <table:table-cell office:value="0.935" office:value-type="float"/>
          <table:table-cell office:value="0.012" office:value-type="float"/>
          <table:table-cell office:value="0.944" office:value-type="float"/>
          <table:table-cell office:value="0.006" office:value-type="float"/>
          <table:table-cell office:value="0.939" office:value-type="float"/>
          <table:table-cell office:value="0.015" office:value-type="float"/>
          <table:table-cell office:value="0.948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82" office:value-type="float"/>
          <table:table-cell office:value="0.031" office:value-type="float"/>
          <table:table-cell office:value="0.908" office:value-type="float"/>
          <table:table-cell office:value="0.019" office:value-type="float"/>
          <table:table-cell office:value="0.923" office:value-type="float"/>
          <table:table-cell office:value="0.012" office:value-type="float"/>
          <table:table-cell office:value="0.935" office:value-type="float"/>
          <table:table-cell office:value="0.008" office:value-type="float"/>
          <table:table-cell office:value="0.93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19" office:value-type="float"/>
          <table:table-cell office:value="0.014" office:value-type="float"/>
          <table:table-cell office:value="0.922" office:value-type="float"/>
          <table:table-cell office:value="0.012" office:value-type="float"/>
          <table:table-cell office:value="0.933" office:value-type="float"/>
          <table:table-cell office:value="0.015" office:value-type="float"/>
          <table:table-cell office:value="0.932" office:value-type="float"/>
          <table:table-cell office:value="0.011" office:value-type="float"/>
          <table:table-cell office:value="0.932" office:value-type="float"/>
          <table:table-cell office:value="0.01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23" office:value-type="float"/>
          <table:table-cell office:value="0.919" office:value-type="float"/>
          <table:table-cell office:value="0.017" office:value-type="float"/>
          <table:table-cell office:value="0.929" office:value-type="float"/>
          <table:table-cell office:value="0.014" office:value-type="float"/>
          <table:table-cell office:value="0.925" office:value-type="float"/>
          <table:table-cell office:value="0.024" office:value-type="float"/>
          <table:table-cell office:value="0.938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1" office:value-type="float"/>
          <table:table-cell office:value="0.02" office:value-type="float"/>
          <table:table-cell office:value="0.933" office:value-type="float"/>
          <table:table-cell office:value="0.015" office:value-type="float"/>
          <table:table-cell office:value="0.944" office:value-type="float"/>
          <table:table-cell office:value="0.011" office:value-type="float"/>
          <table:table-cell office:value="0.95" office:value-type="float"/>
          <table:table-cell office:value="0.016" office:value-type="float"/>
          <table:table-cell office:value="0.954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36" office:value-type="float"/>
          <table:table-cell office:value="0.011" office:value-type="float"/>
          <table:table-cell office:value="0.935" office:value-type="float"/>
          <table:table-cell office:value="0.012" office:value-type="float"/>
          <table:table-cell office:value="0.942" office:value-type="float"/>
          <table:table-cell office:value="0.018" office:value-type="float"/>
          <table:table-cell office:value="0.941" office:value-type="float"/>
          <table:table-cell office:value="0.014" office:value-type="float"/>
          <table:table-cell office:value="0.95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32" office:value-type="float"/>
          <table:table-cell office:value="0.009" office:value-type="float"/>
          <table:table-cell office:value="0.94" office:value-type="float"/>
          <table:table-cell office:value="0.013" office:value-type="float"/>
          <table:table-cell office:value="0.952" office:value-type="float"/>
          <table:table-cell office:value="0.004" office:value-type="float"/>
          <table:table-cell office:value="0.958" office:value-type="float"/>
          <table:table-cell office:value="0.006" office:value-type="float"/>
          <table:table-cell office:value="0.96" office:value-type="float"/>
          <table:table-cell office:value="0.00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06" office:value-type="float"/>
          <table:table-cell office:value="0.021" office:value-type="float"/>
          <table:table-cell office:value="0.928" office:value-type="float"/>
          <table:table-cell office:value="0.014" office:value-type="float"/>
          <table:table-cell office:value="0.94" office:value-type="float"/>
          <table:table-cell office:value="0.007" office:value-type="float"/>
          <table:table-cell office:value="0.937" office:value-type="float"/>
          <table:table-cell office:value="0.016" office:value-type="float"/>
          <table:table-cell office:value="0.937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33" office:value-type="float"/>
          <table:table-cell office:value="0.011" office:value-type="float"/>
          <table:table-cell office:value="0.943" office:value-type="float"/>
          <table:table-cell office:value="0.01" office:value-type="float"/>
          <table:table-cell office:value="0.947" office:value-type="float"/>
          <table:table-cell office:value="0.013" office:value-type="float"/>
          <table:table-cell office:value="0.95" office:value-type="float"/>
          <table:table-cell office:value="0.009" office:value-type="float"/>
          <table:table-cell office:value="0.954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35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2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18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57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99" office:value-type="float"/>
          <table:table-cell office:value-type="string">
            <text:p>-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19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12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1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7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855" office:value-type="float"/>
          <table:table-cell office:value="0.034" office:value-type="float"/>
          <table:table-cell office:value="0.882" office:value-type="float"/>
          <table:table-cell office:value="0.022" office:value-type="float"/>
          <table:table-cell office:value="0.89" office:value-type="float"/>
          <table:table-cell office:value="0.014" office:value-type="float"/>
          <table:table-cell office:value="0.874" office:value-type="float"/>
          <table:table-cell office:value="0.038" office:value-type="float"/>
          <table:table-cell office:value="0.889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11" office:value-type="float"/>
          <table:table-cell office:value="0.054" office:value-type="float"/>
          <table:table-cell office:value="0.835" office:value-type="float"/>
          <table:table-cell office:value="0.034" office:value-type="float"/>
          <table:table-cell office:value="0.853" office:value-type="float"/>
          <table:table-cell office:value="0.03" office:value-type="float"/>
          <table:table-cell office:value="0.866" office:value-type="float"/>
          <table:table-cell office:value="0.026" office:value-type="float"/>
          <table:table-cell office:value="0.869" office:value-type="float"/>
          <table:table-cell office:value="0.02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33" office:value-type="float"/>
          <table:table-cell office:value="0.028" office:value-type="float"/>
          <table:table-cell office:value="0.84" office:value-type="float"/>
          <table:table-cell office:value="0.026" office:value-type="float"/>
          <table:table-cell office:value="0.854" office:value-type="float"/>
          <table:table-cell office:value="0.032" office:value-type="float"/>
          <table:table-cell office:value="0.847" office:value-type="float"/>
          <table:table-cell office:value="0.034" office:value-type="float"/>
          <table:table-cell office:value="0.859" office:value-type="float"/>
          <table:table-cell office:value="0.02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02" office:value-type="float"/>
          <table:table-cell office:value="0.037" office:value-type="float"/>
          <table:table-cell office:value="0.828" office:value-type="float"/>
          <table:table-cell office:value="0.026" office:value-type="float"/>
          <table:table-cell office:value="0.842" office:value-type="float"/>
          <table:table-cell office:value="0.029" office:value-type="float"/>
          <table:table-cell office:value="0.839" office:value-type="float"/>
          <table:table-cell office:value="0.043" office:value-type="float"/>
          <table:table-cell office:value="0.861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04" office:value-type="float"/>
          <table:table-cell office:value="0.037" office:value-type="float"/>
          <table:table-cell office:value="0.845" office:value-type="float"/>
          <table:table-cell office:value="0.026" office:value-type="float"/>
          <table:table-cell office:value="0.859" office:value-type="float"/>
          <table:table-cell office:value="0.022" office:value-type="float"/>
          <table:table-cell office:value="0.879" office:value-type="float"/>
          <table:table-cell office:value="0.032" office:value-type="float"/>
          <table:table-cell office:value="0.894" office:value-type="float"/>
          <table:table-cell office:value="0.02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43" office:value-type="float"/>
          <table:table-cell office:value="0.031" office:value-type="float"/>
          <table:table-cell office:value="0.841" office:value-type="float"/>
          <table:table-cell office:value="0.021" office:value-type="float"/>
          <table:table-cell office:value="0.831" office:value-type="float"/>
          <table:table-cell office:value="0.034" office:value-type="float"/>
          <table:table-cell office:value="0.825" office:value-type="float"/>
          <table:table-cell office:value="0.018" office:value-type="float"/>
          <table:table-cell office:value="0.843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25" office:value-type="float"/>
          <table:table-cell office:value="0.011" office:value-type="float"/>
          <table:table-cell office:value="0.923" office:value-type="float"/>
          <table:table-cell office:value="0.016" office:value-type="float"/>
          <table:table-cell office:value="0.926" office:value-type="float"/>
          <table:table-cell office:value="0.014" office:value-type="float"/>
          <table:table-cell office:value="0.921" office:value-type="float"/>
          <table:table-cell office:value="0.019" office:value-type="float"/>
          <table:table-cell office:value="0.924" office:value-type="float"/>
          <table:table-cell office:value="0.019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795" office:value-type="float"/>
          <table:table-cell office:value="0.037" office:value-type="float"/>
          <table:table-cell office:value="0.842" office:value-type="float"/>
          <table:table-cell office:value="0.024" office:value-type="float"/>
          <table:table-cell office:value="0.859" office:value-type="float"/>
          <table:table-cell office:value="0.018" office:value-type="float"/>
          <table:table-cell office:value="0.844" office:value-type="float"/>
          <table:table-cell office:value="0.034" office:value-type="float"/>
          <table:table-cell office:value="0.853" office:value-type="float"/>
          <table:table-cell office:value="0.03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85" office:value-type="float"/>
          <table:table-cell office:value="0.027" office:value-type="float"/>
          <table:table-cell office:value="0.853" office:value-type="float"/>
          <table:table-cell office:value="0.024" office:value-type="float"/>
          <table:table-cell office:value="0.862" office:value-type="float"/>
          <table:table-cell office:value="0.031" office:value-type="float"/>
          <table:table-cell office:value="0.866" office:value-type="float"/>
          <table:table-cell office:value="0.025" office:value-type="float"/>
          <table:table-cell office:value="0.883" office:value-type="float"/>
          <table:table-cell office:value="0.01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33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48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56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18" office:value-type="float"/>
          <table:table-cell office:value-type="string">
            <text:p>-</text:p>
          </table:table-cell>
          <table:table-cell office:value="0.838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45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5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56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09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49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8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874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33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51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6" office:value-type="float"/>
          <table:table-cell office:value-type="string">
            <text:p>-</text:p>
          </table:table-cell>
          <table:table-cell office:value="0.87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23" office:value-type="float"/>
          <table:table-cell office:value-type="string">
            <text:p>-</text:p>
          </table:table-cell>
          <table:table-cell office:value="0.843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21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6" office:value-type="float"/>
          <table:table-cell office:value-type="string">
            <text:p>-</text:p>
          </table:table-cell>
          <table:table-cell office:value="0.85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29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14" office:value-type="float"/>
          <table:table-cell office:value-type="string">
            <text:p>-</text:p>
          </table:table-cell>
          <table:table-cell office:value="0.854" office:value-type="float"/>
          <table:table-cell office:value-type="string">
            <text:p>-</text:p>
          </table:table-cell>
          <table:table-cell office:value="0.87" office:value-type="float"/>
          <table:table-cell office:value-type="string">
            <text:p>-</text:p>
          </table:table-cell>
          <table:table-cell office:value="0.85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863" office:value-type="float"/>
          <table:table-cell office:value-type="string">
            <text:p>-</text:p>
          </table:table-cell>
          <table:table-cell office:value="0.86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864" office:value-type="float"/>
          <table:table-cell office:value-type="string">
            <text:p>-</text:p>
          </table:table-cell>
          <table:table-cell office:value="0.893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21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38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51" office:value-type="float"/>
          <table:table-cell office:value-type="string">
            <text:p>-</text:p>
          </table:table-cell>
          <table:table-cell office:value="0.8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35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2" office:value-type="float"/>
          <table:table-cell office:value-type="string">
            <text:p>-</text:p>
          </table:table-cell>
          <table:table-cell office:value="0.847" office:value-type="float"/>
          <table:table-cell office:value-type="string">
            <text:p>-</text:p>
          </table:table-cell>
          <table:table-cell office:value="0.862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47" office:value-type="float"/>
          <table:table-cell office:value-type="string">
            <text:p>-</text:p>
          </table:table-cell>
          <table:table-cell office:value="0.84" office:value-type="float"/>
          <table:table-cell office:value-type="string">
            <text:p>-</text:p>
          </table:table-cell>
          <table:table-cell office:value="0.83" office:value-type="float"/>
          <table:table-cell office:value-type="string">
            <text:p>-</text:p>
          </table:table-cell>
          <table:table-cell office:value="0.823" office:value-type="float"/>
          <table:table-cell office:value-type="string">
            <text:p>-</text:p>
          </table:table-cell>
          <table:table-cell office:value="0.8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32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795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59" office:value-type="float"/>
          <table:table-cell office:value-type="string">
            <text:p>-</text:p>
          </table:table-cell>
          <table:table-cell office:value="0.842" office:value-type="float"/>
          <table:table-cell office:value-type="string">
            <text:p>-</text:p>
          </table:table-cell>
          <table:table-cell office:value="0.85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85" office:value-type="float"/>
          <table:table-cell office:value-type="string">
            <text:p>-</text:p>
          </table:table-cell>
          <table:table-cell office:value="0.852" office:value-type="float"/>
          <table:table-cell office:value-type="string">
            <text:p>-</text:p>
          </table:table-cell>
          <table:table-cell office:value="0.863" office:value-type="float"/>
          <table:table-cell office:value-type="string">
            <text:p>-</text:p>
          </table:table-cell>
          <table:table-cell office:value="0.864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8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927" office:value-type="float"/>
          <table:table-cell office:value="0.014" office:value-type="float"/>
          <table:table-cell office:value="0.932" office:value-type="float"/>
          <table:table-cell office:value="0.011" office:value-type="float"/>
          <table:table-cell office:value="0.943" office:value-type="float"/>
          <table:table-cell office:value="0.004" office:value-type="float"/>
          <table:table-cell office:value="0.938" office:value-type="float"/>
          <table:table-cell office:value="0.016" office:value-type="float"/>
          <table:table-cell office:value="0.945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93" office:value-type="float"/>
          <table:table-cell office:value="0.039" office:value-type="float"/>
          <table:table-cell office:value="0.918" office:value-type="float"/>
          <table:table-cell office:value="0.019" office:value-type="float"/>
          <table:table-cell office:value="0.931" office:value-type="float"/>
          <table:table-cell office:value="0.013" office:value-type="float"/>
          <table:table-cell office:value="0.94" office:value-type="float"/>
          <table:table-cell office:value="0.009" office:value-type="float"/>
          <table:table-cell office:value="0.936" office:value-type="float"/>
          <table:table-cell office:value="0.01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16" office:value-type="float"/>
          <table:table-cell office:value="0.928" office:value-type="float"/>
          <table:table-cell office:value="0.009" office:value-type="float"/>
          <table:table-cell office:value="0.936" office:value-type="float"/>
          <table:table-cell office:value="0.012" office:value-type="float"/>
          <table:table-cell office:value="0.935" office:value-type="float"/>
          <table:table-cell office:value="0.011" office:value-type="float"/>
          <table:table-cell office:value="0.938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904" office:value-type="float"/>
          <table:table-cell office:value="0.03" office:value-type="float"/>
          <table:table-cell office:value="0.923" office:value-type="float"/>
          <table:table-cell office:value="0.017" office:value-type="float"/>
          <table:table-cell office:value="0.933" office:value-type="float"/>
          <table:table-cell office:value="0.015" office:value-type="float"/>
          <table:table-cell office:value="0.936" office:value-type="float"/>
          <table:table-cell office:value="0.021" office:value-type="float"/>
          <table:table-cell office:value="0.945" office:value-type="float"/>
          <table:table-cell office:value="0.01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908" office:value-type="float"/>
          <table:table-cell office:value="0.026" office:value-type="float"/>
          <table:table-cell office:value="0.934" office:value-type="float"/>
          <table:table-cell office:value="0.016" office:value-type="float"/>
          <table:table-cell office:value="0.947" office:value-type="float"/>
          <table:table-cell office:value="0.009" office:value-type="float"/>
          <table:table-cell office:value="0.951" office:value-type="float"/>
          <table:table-cell office:value="0.015" office:value-type="float"/>
          <table:table-cell office:value="0.957" office:value-type="float"/>
          <table:table-cell office:value="0.007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929" office:value-type="float"/>
          <table:table-cell office:value="0.016" office:value-type="float"/>
          <table:table-cell office:value="0.932" office:value-type="float"/>
          <table:table-cell office:value="0.011" office:value-type="float"/>
          <table:table-cell office:value="0.927" office:value-type="float"/>
          <table:table-cell office:value="0.017" office:value-type="float"/>
          <table:table-cell office:value="0.923" office:value-type="float"/>
          <table:table-cell office:value="0.014" office:value-type="float"/>
          <table:table-cell office:value="0.934" office:value-type="float"/>
          <table:table-cell office:value="0.0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28" office:value-type="float"/>
          <table:table-cell office:value="0.011" office:value-type="float"/>
          <table:table-cell office:value="0.944" office:value-type="float"/>
          <table:table-cell office:value="0.01" office:value-type="float"/>
          <table:table-cell office:value="0.953" office:value-type="float"/>
          <table:table-cell office:value="0.004" office:value-type="float"/>
          <table:table-cell office:value="0.956" office:value-type="float"/>
          <table:table-cell office:value="0.004" office:value-type="float"/>
          <table:table-cell office:value="0.959" office:value-type="float"/>
          <table:table-cell office:value="0.00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919" office:value-type="float"/>
          <table:table-cell office:value="0.026" office:value-type="float"/>
          <table:table-cell office:value="0.947" office:value-type="float"/>
          <table:table-cell office:value="0.011" office:value-type="float"/>
          <table:table-cell office:value="0.957" office:value-type="float"/>
          <table:table-cell office:value="0.006" office:value-type="float"/>
          <table:table-cell office:value="0.952" office:value-type="float"/>
          <table:table-cell office:value="0.014" office:value-type="float"/>
          <table:table-cell office:value="0.953" office:value-type="float"/>
          <table:table-cell office:value="0.01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36" office:value-type="float"/>
          <table:table-cell office:value="0.01" office:value-type="float"/>
          <table:table-cell office:value="0.943" office:value-type="float"/>
          <table:table-cell office:value="0.01" office:value-type="float"/>
          <table:table-cell office:value="0.945" office:value-type="float"/>
          <table:table-cell office:value="0.011" office:value-type="float"/>
          <table:table-cell office:value="0.949" office:value-type="float"/>
          <table:table-cell office:value="0.007" office:value-type="float"/>
          <table:table-cell office:value="0.956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92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92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937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42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915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924" office:value-type="float"/>
          <table:table-cell office:value-type="string">
            <text:p>-</text:p>
          </table:table-cell>
          <table:table-cell office:value="0.935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927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 office:value="0.955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39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9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39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909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2" office:value-type="float"/>
          <table:table-cell office:value-type="string">
            <text:p>-</text:p>
          </table:table-cell>
          <table:table-cell office:value="0.95" office:value-type="float"/>
          <table:table-cell office:value-type="string">
            <text:p>-</text:p>
          </table:table-cell>
          <table:table-cell office:value="0.94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" office:value-type="float"/>
          <table:table-cell office:value-type="string">
            <text:p>-</text:p>
          </table:table-cell>
          <table:table-cell office:value="0.948" office:value-type="float"/>
          <table:table-cell office:value-type="string">
            <text:p>-</text:p>
          </table:table-cell>
          <table:table-cell office:value="0.945" office:value-type="float"/>
          <table:table-cell office:value-type="string">
            <text:p>-</text:p>
          </table:table-cell>
          <table:table-cell office:value="0.94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918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3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 office:value="0.96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4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58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46" office:value-type="float"/>
          <table:table-cell office:value-type="string">
            <text:p>-</text:p>
          </table:table-cell>
          <table:table-cell office:value="0.951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 office:value="0.96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camera9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 table:style-name="Default"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Default"/>
          <table:covered-table-cell table:style-name="Default"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office:value-type="string" calcext:value-type="string">
            <text:p>-</text:p>
          </table:table-cell>
          <table:table-cell office:value="0.879" office:value-type="float"/>
          <table:table-cell office:value="0.031" office:value-type="float"/>
          <table:table-cell office:value="0.903" office:value-type="float"/>
          <table:table-cell office:value="0.013" office:value-type="float"/>
          <table:table-cell office:value="0.909" office:value-type="float"/>
          <table:table-cell office:value="0.009" office:value-type="float"/>
          <table:table-cell office:value="0.897" office:value-type="float"/>
          <table:table-cell office:value="0.032" office:value-type="float"/>
          <table:table-cell office:value="0.907" office:value-type="float"/>
          <table:table-cell office:value="0.01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-</text:p>
          </table:table-cell>
          <table:table-cell office:value="0.841" office:value-type="float"/>
          <table:table-cell office:value="0.051" office:value-type="float"/>
          <table:table-cell office:value="0.873" office:value-type="float"/>
          <table:table-cell office:value="0.03" office:value-type="float"/>
          <table:table-cell office:value="0.895" office:value-type="float"/>
          <table:table-cell office:value="0.025" office:value-type="float"/>
          <table:table-cell office:value="0.903" office:value-type="float"/>
          <table:table-cell office:value="0.018" office:value-type="float"/>
          <table:table-cell office:value="0.903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-</text:p>
          </table:table-cell>
          <table:table-cell office:value="0.864" office:value-type="float"/>
          <table:table-cell office:value="0.034" office:value-type="float"/>
          <table:table-cell office:value="0.876" office:value-type="float"/>
          <table:table-cell office:value="0.021" office:value-type="float"/>
          <table:table-cell office:value="0.892" office:value-type="float"/>
          <table:table-cell office:value="0.027" office:value-type="float"/>
          <table:table-cell office:value="0.888" office:value-type="float"/>
          <table:table-cell office:value="0.025" office:value-type="float"/>
          <table:table-cell office:value="0.89" office:value-type="float"/>
          <table:table-cell office:value="0.021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-</text:p>
          </table:table-cell>
          <table:table-cell office:value="0.821" office:value-type="float"/>
          <table:table-cell office:value="0.048" office:value-type="float"/>
          <table:table-cell office:value="0.864" office:value-type="float"/>
          <table:table-cell office:value="0.031" office:value-type="float"/>
          <table:table-cell office:value="0.886" office:value-type="float"/>
          <table:table-cell office:value="0.024" office:value-type="float"/>
          <table:table-cell office:value="0.882" office:value-type="float"/>
          <table:table-cell office:value="0.039" office:value-type="float"/>
          <table:table-cell office:value="0.895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-</text:p>
          </table:table-cell>
          <table:table-cell office:value="0.802" office:value-type="float"/>
          <table:table-cell office:value="0.044" office:value-type="float"/>
          <table:table-cell office:value="0.852" office:value-type="float"/>
          <table:table-cell office:value="0.033" office:value-type="float"/>
          <table:table-cell office:value="0.879" office:value-type="float"/>
          <table:table-cell office:value="0.018" office:value-type="float"/>
          <table:table-cell office:value="0.903" office:value-type="float"/>
          <table:table-cell office:value="0.03" office:value-type="float"/>
          <table:table-cell office:value="0.917" office:value-type="float"/>
          <table:table-cell office:value="0.01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-</text:p>
          </table:table-cell>
          <table:table-cell office:value="0.859" office:value-type="float"/>
          <table:table-cell office:value="0.033" office:value-type="float"/>
          <table:table-cell office:value="0.865" office:value-type="float"/>
          <table:table-cell office:value="0.023" office:value-type="float"/>
          <table:table-cell office:value="0.864" office:value-type="float"/>
          <table:table-cell office:value="0.029" office:value-type="float"/>
          <table:table-cell office:value="0.86" office:value-type="float"/>
          <table:table-cell office:value="0.024" office:value-type="float"/>
          <table:table-cell office:value="0.874" office:value-type="float"/>
          <table:table-cell office:value="0.023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-</text:p>
          </table:table-cell>
          <table:table-cell office:value="0.901" office:value-type="float"/>
          <table:table-cell office:value="0.016" office:value-type="float"/>
          <table:table-cell office:value="0.906" office:value-type="float"/>
          <table:table-cell office:value="0.024" office:value-type="float"/>
          <table:table-cell office:value="0.924" office:value-type="float"/>
          <table:table-cell office:value="0.006" office:value-type="float"/>
          <table:table-cell office:value="0.926" office:value-type="float"/>
          <table:table-cell office:value="0.011" office:value-type="float"/>
          <table:table-cell office:value="0.926" office:value-type="float"/>
          <table:table-cell office:value="0.00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-</text:p>
          </table:table-cell>
          <table:table-cell office:value="0.801" office:value-type="float"/>
          <table:table-cell office:value="0.045" office:value-type="float"/>
          <table:table-cell office:value="0.867" office:value-type="float"/>
          <table:table-cell office:value="0.027" office:value-type="float"/>
          <table:table-cell office:value="0.893" office:value-type="float"/>
          <table:table-cell office:value="0.011" office:value-type="float"/>
          <table:table-cell office:value="0.879" office:value-type="float"/>
          <table:table-cell office:value="0.027" office:value-type="float"/>
          <table:table-cell office:value="0.88" office:value-type="float"/>
          <table:table-cell office:value="0.032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-</text:p>
          </table:table-cell>
          <table:table-cell office:value="0.905" office:value-type="float"/>
          <table:table-cell office:value="0.019" office:value-type="float"/>
          <table:table-cell office:value="0.919" office:value-type="float"/>
          <table:table-cell office:value="0.02" office:value-type="float"/>
          <table:table-cell office:value="0.928" office:value-type="float"/>
          <table:table-cell office:value="0.019" office:value-type="float"/>
          <table:table-cell office:value="0.934" office:value-type="float"/>
          <table:table-cell office:value="0.017" office:value-type="float"/>
          <table:table-cell office:value="0.946" office:value-type="float"/>
          <table:table-cell office:value="0.00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ce73"/>
          <table:table-cell table:style-name="Default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Soma</text:p>
          </table:table-cell>
          <table:table-cell office:value="0.90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Soma</text:p>
          </table:table-cell>
          <table:table-cell office:value="0.868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1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Soma</text:p>
          </table:table-cell>
          <table:table-cell office:value="0.887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6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Soma</text:p>
          </table:table-cell>
          <table:table-cell office:value="0.845" office:value-type="float"/>
          <table:table-cell office:value-type="string">
            <text:p>-</text:p>
          </table:table-cell>
          <table:table-cell office:value="0.88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Soma</text:p>
          </table:table-cell>
          <table:table-cell office:value="0.819" office:value-type="float"/>
          <table:table-cell office:value-type="string">
            <text:p>-</text:p>
          </table:table-cell>
          <table:table-cell office:value="0.868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23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Soma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8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Soma</text:p>
          </table:table-cell>
          <table:table-cell office:value="0.921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6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Soma</text:p>
          </table:table-cell>
          <table:table-cell office:value="0.819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Soma</text:p>
          </table:table-cell>
          <table:table-cell office:value="0.926" office:value-type="float"/>
          <table:table-cell office:value-type="string">
            <text:p>-</text:p>
          </table:table-cell>
          <table:table-cell office:value="0.933" office:value-type="float"/>
          <table:table-cell office:value-type="string">
            <text:p>-</text:p>
          </table:table-cell>
          <table:table-cell office:value="0.941" office:value-type="float"/>
          <table:table-cell office:value-type="string">
            <text:p>-</text:p>
          </table:table-cell>
          <table:table-cell office:value="0.944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Multiplicação</text:p>
          </table:table-cell>
          <table:table-cell office:value="0.908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Multiplicação</text:p>
          </table:table-cell>
          <table:table-cell office:value="0.87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2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Multiplicação</text:p>
          </table:table-cell>
          <table:table-cell office:value="0.892" office:value-type="float"/>
          <table:table-cell office:value-type="string">
            <text:p>-</text:p>
          </table:table-cell>
          <table:table-cell office:value="0.898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90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Multiplicação</text:p>
          </table:table-cell>
          <table:table-cell office:value="0.84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Multiplicação</text:p>
          </table:table-cell>
          <table:table-cell office:value="0.82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84" office:value-type="float"/>
          <table:table-cell office:value-type="string">
            <text:p>-</text:p>
          </table:table-cell>
          <table:table-cell office:value="0.926" office:value-type="float"/>
          <table:table-cell office:value-type="string">
            <text:p>-</text:p>
          </table:table-cell>
          <table:table-cell office:value="0.92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Multiplicação</text:p>
          </table:table-cell>
          <table:table-cell office:value="0.88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74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Multiplicação</text:p>
          </table:table-cell>
          <table:table-cell office:value="0.92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Multiplicação</text:p>
          </table:table-cell>
          <table:table-cell office:value="0.825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909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Multiplicação</text:p>
          </table:table-cell>
          <table:table-cell office:value="0.929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43" office:value-type="float"/>
          <table:table-cell office:value-type="string">
            <text:p>-</text:p>
          </table:table-cell>
          <table:table-cell office:value="0.947" office:value-type="float"/>
          <table:table-cell office:value-type="string">
            <text:p>-</text:p>
          </table:table-cell>
          <table:table-cell office:value="0.95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9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75" office:value-type="string" calcext:value-type="string">
            <text:p>Votação</text:p>
          </table:table-cell>
          <table:table-cell office:value="0.9" office:value-type="float"/>
          <table:table-cell office:value-type="string">
            <text:p>-</text:p>
          </table:table-cell>
          <table:table-cell office:value="0.915" office:value-type="float"/>
          <table:table-cell office:value-type="string">
            <text:p>-</text:p>
          </table:table-cell>
          <table:table-cell office:value="0.913" office:value-type="float"/>
          <table:table-cell office:value-type="string">
            <text:p>-</text:p>
          </table:table-cell>
          <table:table-cell office:value="0.91" office:value-type="float"/>
          <table:table-cell office:value-type="string">
            <text:p>-</text:p>
          </table:table-cell>
          <table:table-cell office:value="0.92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2</text:p>
          </table:table-cell>
          <table:table-cell office:value-type="string" calcext:value-type="string">
            <text:p>Votação</text:p>
          </table:table-cell>
          <table:table-cell office:value="0.859" office:value-type="float"/>
          <table:table-cell office:value-type="string">
            <text:p>-</text:p>
          </table:table-cell>
          <table:table-cell office:value="0.885" office:value-type="float"/>
          <table:table-cell office:value-type="string">
            <text:p>-</text:p>
          </table:table-cell>
          <table:table-cell office:value="0.904" office:value-type="float"/>
          <table:table-cell office:value-type="string">
            <text:p>-</text:p>
          </table:table-cell>
          <table:table-cell office:value="0.912" office:value-type="float"/>
          <table:table-cell office:value-type="string">
            <text:p>-</text:p>
          </table:table-cell>
          <table:table-cell office:value="0.91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3</text:p>
          </table:table-cell>
          <table:table-cell office:value-type="string" calcext:value-type="string">
            <text:p>Vot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4</text:p>
          </table:table-cell>
          <table:table-cell office:value-type="string" calcext:value-type="string">
            <text:p>Votação</text:p>
          </table:table-cell>
          <table:table-cell office:value="0.831" office:value-type="float"/>
          <table:table-cell office:value-type="string">
            <text:p>-</text:p>
          </table:table-cell>
          <table:table-cell office:value="0.873" office:value-type="float"/>
          <table:table-cell office:value-type="string">
            <text:p>-</text:p>
          </table:table-cell>
          <table:table-cell office:value="0.891" office:value-type="float"/>
          <table:table-cell office:value-type="string">
            <text:p>-</text:p>
          </table:table-cell>
          <table:table-cell office:value="0.889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5</text:p>
          </table:table-cell>
          <table:table-cell office:value-type="string" calcext:value-type="string">
            <text:p>Vot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57" office:value-type="float"/>
          <table:table-cell office:value-type="string">
            <text:p>-</text:p>
          </table:table-cell>
          <table:table-cell office:value="0.883" office:value-type="float"/>
          <table:table-cell office:value-type="string">
            <text:p>-</text:p>
          </table:table-cell>
          <table:table-cell office:value="0.92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6</text:p>
          </table:table-cell>
          <table:table-cell office:value-type="string" calcext:value-type="string">
            <text:p>Votação</text:p>
          </table:table-cell>
          <table:table-cell office:value="0.867" office:value-type="float"/>
          <table:table-cell office:value-type="string">
            <text:p>-</text:p>
          </table:table-cell>
          <table:table-cell office:value="0.869" office:value-type="float"/>
          <table:table-cell office:value-type="string">
            <text:p>-</text:p>
          </table:table-cell>
          <table:table-cell office:value="0.867" office:value-type="float"/>
          <table:table-cell office:value-type="string">
            <text:p>-</text:p>
          </table:table-cell>
          <table:table-cell office:value="0.865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7</text:p>
          </table:table-cell>
          <table:table-cell office:value-type="string" calcext:value-type="string">
            <text:p>Votação</text:p>
          </table:table-cell>
          <table:table-cell office:value="0.917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1" office:value-type="float"/>
          <table:table-cell office:value-type="string">
            <text:p>-</text:p>
          </table:table-cell>
          <table:table-cell office:value="0.932" office:value-type="float"/>
          <table:table-cell office:value-type="string">
            <text:p>-</text:p>
          </table:table-cell>
          <table:table-cell office:value="0.93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camera8</text:p>
          </table:table-cell>
          <table:table-cell office:value-type="string" calcext:value-type="string">
            <text:p>Votação</text:p>
          </table:table-cell>
          <table:table-cell office:value="0.806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88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camera9</text:p>
          </table:table-cell>
          <table:table-cell table:style-name="ce67" office:value-type="string" calcext:value-type="string">
            <text:p>Votação</text:p>
          </table:table-cell>
          <table:table-cell office:value="0.914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 office:value="0.937" office:value-type="float"/>
          <table:table-cell office:value-type="string">
            <text:p>-</text:p>
          </table:table-cell>
          <table:table-cell office:value="0.938" office:value-type="float"/>
          <table:table-cell office:value-type="string">
            <text:p>-</text:p>
          </table:table-cell>
          <table:table-cell office:value="0.95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utoencoder CNR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65" office:value-type="string" calcext:value-type="string" table:number-columns-spanned="13" table:number-rows-spanned="2">
            <text:p>Modelos_Ky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65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 table:style-name="ce66"/>
          <table:table-cell/>
          <table:table-cell table:style-name="ce82" office:value-type="string" calcext:value-type="string">
            <text:p>Input size</text:p>
          </table:table-cell>
          <table:table-cell table:style-name="ce85" office:value-type="string" calcext:value-type="string">
            <text:p>(64,6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PUC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Filter List:</text:p>
          </table:table-cell>
          <table:table-cell table:style-name="ce85" office:value-type="string" calcext:value-type="string">
            <text:p>[8,16,32,64,128]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83" office:value-type="string" calcext:value-type="string">
            <text:p>Min camadas:</text:p>
          </table:table-cell>
          <table:table-cell table:style-name="ce85" office:value-type="float" office:value="3" calcext:value-type="float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Max camadas:</text:p>
          </table:table-cell>
          <table:table-cell table:style-name="ce85" office:value-type="float" office:value="5" calcext:value-type="float">
            <text:p>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83" office:value-type="string" calcext:value-type="string">
            <text:p>Latent Dimension:</text:p>
          </table:table-cell>
          <table:table-cell table:style-name="ce85" office:value-type="string" calcext:value-type="string">
            <text:p>random(256,51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Epocas autoencoder:</text:p>
          </table:table-cell>
          <table:table-cell table:style-name="ce85" office:value-type="string" calcext:value-type="string">
            <text:p>K-300 / CNR-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-</text:p>
          </table:table-cell>
          <table:table-cell office:value="0.948" office:value-type="float"/>
          <table:table-cell office:value="0.014" office:value-type="float"/>
          <table:table-cell office:value="0.968" office:value-type="float"/>
          <table:table-cell office:value="0.012" office:value-type="float"/>
          <table:table-cell office:value="0.977" office:value-type="float"/>
          <table:table-cell office:value="0.01" office:value-type="float"/>
          <table:table-cell office:value="0.981" office:value-type="float"/>
          <table:table-cell office:value="0.007" office:value-type="float"/>
          <table:table-cell office:value="0.984" office:value-type="float"/>
          <table:table-cell office:value="0.005" office:value-type="float"/>
          <table:table-cell/>
          <table:table-cell table:style-name="ce83" office:value-type="string" calcext:value-type="string">
            <text:p>Epocas classificador:</text:p>
          </table:table-cell>
          <table:table-cell table:style-name="ce85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85" office:value-type="float"/>
          <table:table-cell office:value="0.063" office:value-type="float"/>
          <table:table-cell office:value="0.877" office:value-type="float"/>
          <table:table-cell office:value="0.055" office:value-type="float"/>
          <table:table-cell office:value="0.911" office:value-type="float"/>
          <table:table-cell office:value="0.051" office:value-type="float"/>
          <table:table-cell office:value="0.935" office:value-type="float"/>
          <table:table-cell office:value="0.027" office:value-type="float"/>
          <table:table-cell office:value="0.941" office:value-type="float"/>
          <table:table-cell office:value="0.036" office:value-type="float"/>
          <table:table-cell/>
          <table:table-cell table:style-name="ce83" office:value-type="string" calcext:value-type="string">
            <text:p>Número de modelos:</text:p>
          </table:table-cell>
          <table:table-cell table:style-name="ce85" office:value-type="float" office:value="10" calcext:value-type="float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-</text:p>
          </table:table-cell>
          <table:table-cell office:value="0.688" office:value-type="float"/>
          <table:table-cell office:value="0.044" office:value-type="float"/>
          <table:table-cell office:value="0.715" office:value-type="float"/>
          <table:table-cell office:value="0.056" office:value-type="float"/>
          <table:table-cell office:value="0.767" office:value-type="float"/>
          <table:table-cell office:value="0.057" office:value-type="float"/>
          <table:table-cell office:value="0.776" office:value-type="float"/>
          <table:table-cell office:value="0.05" office:value-type="float"/>
          <table:table-cell office:value="0.804" office:value-type="float"/>
          <table:table-cell office:value="0.038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 table:style-name="ce84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280" calcext:value-type="float">
            <text:p>2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66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20" calcext:value-type="float">
            <text:p>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Soma</text:p>
          </table:table-cell>
          <table:table-cell office:value="0.683" office:value-type="float"/>
          <table:table-cell office:value-type="string">
            <text:p>-</text:p>
          </table:table-cell>
          <table:table-cell office:value="0.743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8" calcext:value-type="float">
            <text:p>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Multiplic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 table:style-name="ce84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Multiplicação</text:p>
          </table:table-cell>
          <table:table-cell office:value="0.683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reino</text:p>
          </table:table-cell>
          <table:table-cell table:style-name="ce85" office:value-type="float" office:value="1000" calcext:value-type="float">
            <text:p>10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string" calcext:value-type="string">
            <text:p>Imgs Validação</text:p>
          </table:table-cell>
          <table:table-cell table:style-name="ce85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float" office:value="90" calcext:value-type="float">
            <text:p>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Vot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Infos:</text:p>
          </table:table-cell>
          <table:table-cell table:style-name="ce85" office:value-type="string" calcext:value-type="string">
            <text:p>Balanceado cam/class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Votação</text:p>
          </table:table-cell>
          <table:table-cell office:value="0.702" office:value-type="float"/>
          <table:table-cell office:value-type="string">
            <text:p>-</text:p>
          </table:table-cell>
          <table:table-cell office:value="0.763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gerando imgs nov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4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string" calcext:value-type="string">
            <text:p>Imgs Treino:</text:p>
          </table:table-cell>
          <table:table-cell table:style-name="ce85" office:value-type="float" office:value="1024" calcext:value-type="float">
            <text:p>10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UFPR04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Imgs Validação:</text:p>
          </table:table-cell>
          <table:table-cell table:style-name="ce85" office:value-type="float" office:value="64" calcext:value-type="float">
            <text:p>6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83" office:value-type="string" calcext:value-type="string">
            <text:p>Imgs Teste:</text:p>
          </table:table-cell>
          <table:table-cell table:style-name="ce85" office:value-type="string" calcext:value-type="string">
            <text:p>Restant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 table:style-name="ce83" office:value-type="string" calcext:value-type="string">
            <text:p>Dias Treino:</text:p>
          </table:table-cell>
          <table:table-cell table:style-name="ce85" office:value-type="string" calcext:value-type="string">
            <text:p>Primeiros 5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 table:style-name="ce83" office:value-type="string" calcext:value-type="string">
            <text:p>Dias Validação:</text:p>
          </table:table-cell>
          <table:table-cell table:style-name="ce85" office:value-type="string" calcext:value-type="string">
            <text:p>1 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 table:style-name="ce83" office:value-type="string" calcext:value-type="string">
            <text:p>Dias </text:p>
          </table:table-cell>
          <table:table-cell table:style-name="ce85" office:value-type="string" calcext:value-type="string">
            <text:p>Restante dos di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-</text:p>
          </table:table-cell>
          <table:table-cell office:value="0.834" office:value-type="float"/>
          <table:table-cell office:value="0.044" office:value-type="float"/>
          <table:table-cell office:value="0.865" office:value-type="float"/>
          <table:table-cell office:value="0.051" office:value-type="float"/>
          <table:table-cell office:value="0.869" office:value-type="float"/>
          <table:table-cell office:value="0.053" office:value-type="float"/>
          <table:table-cell office:value="0.885" office:value-type="float"/>
          <table:table-cell office:value="0.036" office:value-type="float"/>
          <table:table-cell office:value="0.906" office:value-type="float"/>
          <table:table-cell office:value="0.023" office:value-type="float"/>
          <table:table-cell/>
          <table:table-cell table:style-name="ce83" office:value-type="string" calcext:value-type="string">
            <text:p>Data aug:</text:p>
          </table:table-cell>
          <table:table-cell table:style-name="ce85" office:value-type="string" calcext:value-type="string">
            <text:p>Sim, P=0.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925" office:value-type="float"/>
          <table:table-cell office:value="0.023" office:value-type="float"/>
          <table:table-cell office:value="0.947" office:value-type="float"/>
          <table:table-cell office:value="0.015" office:value-type="float"/>
          <table:table-cell office:value="0.955" office:value-type="float"/>
          <table:table-cell office:value="0.021" office:value-type="float"/>
          <table:table-cell office:value="0.963" office:value-type="float"/>
          <table:table-cell office:value="0.012" office:value-type="float"/>
          <table:table-cell office:value="0.967" office:value-type="float"/>
          <table:table-cell office:value="0.014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-</text:p>
          </table:table-cell>
          <table:table-cell office:value="0.751" office:value-type="float"/>
          <table:table-cell office:value="0.096" office:value-type="float"/>
          <table:table-cell office:value="0.763" office:value-type="float"/>
          <table:table-cell office:value="0.091" office:value-type="float"/>
          <table:table-cell office:value="0.782" office:value-type="float"/>
          <table:table-cell office:value="0.088" office:value-type="float"/>
          <table:table-cell office:value="0.837" office:value-type="float"/>
          <table:table-cell office:value="0.067" office:value-type="float"/>
          <table:table-cell office:value="0.866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85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66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Soma</text:p>
          </table:table-cell>
          <table:table-cell office:value="0.755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857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Multiplicação</text:p>
          </table:table-cell>
          <table:table-cell office:value="0.746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85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Votação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Votação</text:p>
          </table:table-cell>
          <table:table-cell office:value="0.795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 table:number-columns-spanned="13" table:number-rows-spanned="1">
            <text:p>Teste UFPR05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8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74" office:value-type="string" calcext:value-type="string" table:number-columns-spanned="1" table:number-rows-spanned="4">
            <text:p>Técnica aplicada</text:p>
          </table:table-cell>
          <table:table-cell table:style-name="ce68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70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covered-table-cell table:style-name="ce69"/>
          <table:covered-table-cell table:style-name="ce70"/>
          <table:table-cell table:style-name="ce67" office:value-type="float" office:value="64" calcext:value-type="float" table:number-columns-spanned="2" table:number-rows-spanned="1">
            <text:p>64</text:p>
          </table:table-cell>
          <table:covered-table-cell table:style-name="ce69"/>
          <table:table-cell table:style-name="ce67" office:value-type="float" office:value="128" calcext:value-type="float" table:number-columns-spanned="2" table:number-rows-spanned="1">
            <text:p>128</text:p>
          </table:table-cell>
          <table:covered-table-cell table:style-name="ce69"/>
          <table:table-cell table:style-name="ce67" office:value-type="float" office:value="256" calcext:value-type="float" table:number-columns-spanned="2" table:number-rows-spanned="1">
            <text:p>256</text:p>
          </table:table-cell>
          <table:covered-table-cell table:style-name="ce69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9"/>
          <table:table-cell table:style-name="ce67" office:value-type="float" office:value="1024" calcext:value-type="float" table:number-columns-spanned="2" table:number-rows-spanned="1">
            <text:p>1024</text:p>
          </table:table-cell>
          <table:covered-table-cell table:style-name="ce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67" office:value-type="string" calcext:value-type="string">
            <text:p>Autoencoder</text:p>
          </table:table-cell>
          <table:table-cell table:style-name="ce67" office:value-type="string" calcext:value-type="string">
            <text:p>Classificador</text:p>
          </table:table-cell>
          <table:covered-table-cell table:style-name="ce69"/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 table:style-name="ce74" office:value-type="string" calcext:value-type="string">
            <text:p>Média </text:p>
          </table:table-cell>
          <table:table-cell table:style-name="ce74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-</text:p>
          </table:table-cell>
          <table:table-cell office:value="0.746" office:value-type="float"/>
          <table:table-cell office:value="0.055" office:value-type="float"/>
          <table:table-cell office:value="0.791" office:value-type="float"/>
          <table:table-cell office:value="0.04" office:value-type="float"/>
          <table:table-cell office:value="0.84" office:value-type="float"/>
          <table:table-cell office:value="0.033" office:value-type="float"/>
          <table:table-cell office:value="0.856" office:value-type="float"/>
          <table:table-cell office:value="0.026" office:value-type="float"/>
          <table:table-cell office:value="0.855" office:value-type="float"/>
          <table:table-cell office:value="0.03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-</text:p>
          </table:table-cell>
          <table:table-cell office:value="0.675" office:value-type="float"/>
          <table:table-cell office:value="0.08" office:value-type="float"/>
          <table:table-cell office:value="0.747" office:value-type="float"/>
          <table:table-cell office:value="0.113" office:value-type="float"/>
          <table:table-cell office:value="0.822" office:value-type="float"/>
          <table:table-cell office:value="0.085" office:value-type="float"/>
          <table:table-cell office:value="0.864" office:value-type="float"/>
          <table:table-cell office:value="0.053" office:value-type="float"/>
          <table:table-cell office:value="0.862" office:value-type="float"/>
          <table:table-cell office:value="0.046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-</text:p>
          </table:table-cell>
          <table:table-cell office:value="0.935" office:value-type="float"/>
          <table:table-cell office:value="0.031" office:value-type="float"/>
          <table:table-cell office:value="0.951" office:value-type="float"/>
          <table:table-cell office:value="0.025" office:value-type="float"/>
          <table:table-cell office:value="0.961" office:value-type="float"/>
          <table:table-cell office:value="0.013" office:value-type="float"/>
          <table:table-cell office:value="0.972" office:value-type="float"/>
          <table:table-cell office:value="0.006" office:value-type="float"/>
          <table:table-cell office:value="0.973" office:value-type="float"/>
          <table:table-cell office:value="0.00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73"/>
          <table:table-cell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80"/>
          <table:table-cell table:style-name="ce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Soma</text:p>
          </table:table-cell>
          <table:table-cell office:value="0.791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table:style-name="ce66" office:value-type="string" calcext:value-type="string">
            <text:p>UFPR04</text:p>
          </table:table-cell>
          <table:table-cell table:style-name="ce76" office:value-type="string" calcext:value-type="string">
            <text:p>Soma</text:p>
          </table:table-cell>
          <table:table-cell office:value="0.672" office:value-type="float"/>
          <table:table-cell office:value-type="string">
            <text:p>-</text:p>
          </table:table-cell>
          <table:table-cell office:value="0.81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 office:value="0.897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Soma</text:p>
          </table:table-cell>
          <table:table-cell office:value="0.966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3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Multiplicação</text:p>
          </table:table-cell>
          <table:table-cell office:value="0.792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Multiplicação</text:p>
          </table:table-cell>
          <table:table-cell office:value="0.699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Multiplicação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1" office:value-type="string" calcext:value-type="string" table:number-columns-spanned="1" table:number-rows-spanned="3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75" office:value-type="string" calcext:value-type="string">
            <text:p>Votação</text:p>
          </table:table-cell>
          <table:table-cell office:value="0.773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70"/>
          <table:table-cell table:style-name="ce66" office:value-type="string" calcext:value-type="string">
            <text:p>UFPR04</text:p>
          </table:table-cell>
          <table:table-cell table:style-name="ce73" office:value-type="string" calcext:value-type="string">
            <text:p>Votação</text:p>
          </table:table-cell>
          <table:table-cell office:value="0.619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9"/>
          <table:table-cell table:style-name="ce74" office:value-type="string" calcext:value-type="string">
            <text:p>UFPR05</text:p>
          </table:table-cell>
          <table:table-cell table:style-name="ce67" office:value-type="string" calcext:value-type="string">
            <text:p>Vot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valiações dos modelos" table:style-name="ta4">
        <table:table-column table:style-name="co1" table:number-columns-repeated="9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87" office:value-type="string" calcext:value-type="string" table:number-columns-spanned="7" table:number-rows-spanned="1">
            <text:p>Avaliação dos modelos baseado no Autoencoder e Métricas</text:p>
          </table:table-cell>
          <table:covered-table-cell table:number-columns-repeated="6" table:style-name="ce88"/>
          <table:table-cell/>
          <table:table-cell table:style-name="ce93" office:value-type="string" calcext:value-type="string">
            <text:p>Métrica</text:p>
          </table:table-cell>
          <table:table-cell table:style-name="ce93" office:value-type="string" calcext:value-type="string">
            <text:p>Ruim</text:p>
          </table:table-cell>
          <table:table-cell table:style-name="ce93" office:value-type="string" calcext:value-type="string">
            <text:p>Aceitável</text:p>
          </table:table-cell>
          <table:table-cell table:style-name="ce93" office:value-type="string" calcext:value-type="string">
            <text:p>Boa</text:p>
          </table:table-cell>
          <table:table-cell table:style-name="ce93" office:value-type="string" calcext:value-type="string">
            <text:p>Excelente</text:p>
          </table:table-cell>
          <table:table-cell/>
          <table:table-cell table:style-name="ce97" office:value-type="string" calcext:value-type="string" table:number-columns-spanned="5" table:number-rows-spanned="1">
            <text:p>Métricas conforme treinamento dos autoencoders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/>
          <table:table-cell table:style-name="ce74" office:value-type="string" calcext:value-type="string" table:number-columns-spanned="7" table:number-rows-spanned="1">
            <text:p>Teste PUCPR</text:p>
          </table:table-cell>
          <table:covered-table-cell table:number-columns-repeated="6" table:style-name="ce69"/>
          <table:table-cell/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&gt; 0.1</text:p>
          </table:table-cell>
          <table:table-cell table:style-name="ce66" office:value-type="string" calcext:value-type="string">
            <text:p>0.05 - 0.1</text:p>
          </table:table-cell>
          <table:table-cell table:style-name="ce66" office:value-type="string" calcext:value-type="string">
            <text:p>0.01 - 0.05</text:p>
          </table:table-cell>
          <table:table-cell table:style-name="ce66" office:value-type="string" calcext:value-type="string">
            <text:p>&lt; 0.01</text:p>
          </table:table-cell>
          <table:table-cell/>
          <table:table-cell table:style-name="ce86" office:value-type="string" calcext:value-type="string">
            <text:p>Modelo</text:p>
          </table:table-cell>
          <table:table-cell table:style-name="ce86" office:value-type="string" calcext:value-type="string">
            <text:p>Dataset</text:p>
          </table:table-cell>
          <table:table-cell table:style-name="ce86" office:value-type="string" calcext:value-type="string">
            <text:p>SSIM</text:p>
          </table:table-cell>
          <table:table-cell table:style-name="ce86" office:value-type="string" calcext:value-type="string">
            <text:p>MSE</text:p>
          </table:table-cell>
          <table:table-cell table:style-name="ce86" office:value-type="string" calcext:value-type="string">
            <text:p>PSNR</text:p>
          </table:table-cell>
          <table:table-cell table:number-columns-repeated="1004"/>
        </table:table-row>
        <table:table-row table:style-name="ro4">
          <table:table-cell/>
          <table:table-cell table:style-name="ce65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66" office:value-type="string" calcext:value-type="string">
            <text:p>Acurácia (%)</text:p>
          </table:table-cell>
          <table:table-cell/>
          <table:table-cell table:style-name="ce66" office:value-type="string" calcext:value-type="string">
            <text:p>PSNR</text:p>
          </table:table-cell>
          <table:table-cell table:style-name="ce66" office:value-type="string" calcext:value-type="string">
            <text:p>&lt; 20 dB</text:p>
          </table:table-cell>
          <table:table-cell table:style-name="ce66" office:value-type="string" calcext:value-type="string">
            <text:p>20 - 30 dB</text:p>
          </table:table-cell>
          <table:table-cell table:style-name="ce66" office:value-type="string" calcext:value-type="string">
            <text:p>30 - 35 dB</text:p>
          </table:table-cell>
          <table:table-cell table:style-name="ce66" office:value-type="string" calcext:value-type="string">
            <text:p>&gt; 35 dB</text:p>
          </table:table-cell>
          <table:table-cell/>
          <table:table-cell table:style-name="ce86" office:value-type="string" calcext:value-type="string">
            <text:p>Modelo_Kyoto-0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566</text:p>
          </table:table-cell>
          <table:table-cell table:style-name="ce94" office:value-type="string" calcext:value-type="string">
            <text:p>0.007</text:p>
          </table:table-cell>
          <table:table-cell table:style-name="ce94" office:value-type="string" calcext:value-type="string">
            <text:p>21.913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string" calcext:value-type="string">
            <text:p>Modelos</text:p>
          </table:table-cell>
          <table:table-cell table:style-name="ce66" office:value-type="string" calcext:value-type="string">
            <text:p>Autoencoder</text:p>
          </table:table-cell>
          <table:table-cell table:style-name="ce66" office:value-type="string" calcext:value-type="string">
            <text:p>Classificador</text:p>
          </table:table-cell>
          <table:table-cell table:style-name="ce66" office:value-type="string" calcext:value-type="string">
            <text:p>SSIM</text:p>
          </table:table-cell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PSNR</text:p>
          </table:table-cell>
          <table:table-cell table:style-name="ce66" office:value-type="string" calcext:value-type="string">
            <text:p>1024 imagens</text:p>
          </table:table-cell>
          <table:table-cell/>
          <table:table-cell table:style-name="ce74" office:value-type="string" calcext:value-type="string">
            <text:p>SSIM</text:p>
          </table:table-cell>
          <table:table-cell table:style-name="ce74" office:value-type="string" calcext:value-type="string">
            <text:p>&lt; 0.6</text:p>
          </table:table-cell>
          <table:table-cell table:style-name="ce74" office:value-type="string" calcext:value-type="string">
            <text:p>0.6 - 0.7</text:p>
          </table:table-cell>
          <table:table-cell table:style-name="ce74" office:value-type="string" calcext:value-type="string">
            <text:p>0.7 - 0.9</text:p>
          </table:table-cell>
          <table:table-cell table:style-name="ce74" office:value-type="string" calcext:value-type="string">
            <text:p>&gt; 0.9</text:p>
          </table:table-cell>
          <table:table-cell/>
          <table:table-cell table:style-name="ce86" office:value-type="string" calcext:value-type="string">
            <text:p>Modelo_Kyoto-0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42</text:p>
          </table:table-cell>
          <table:table-cell table:style-name="ce94" office:value-type="string" calcext:value-type="string">
            <text:p>0.006</text:p>
          </table:table-cell>
          <table:table-cell table:style-name="ce95" office:value-type="string" calcext:value-type="string">
            <text:p>26.25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office:value-type="string" calcext:value-type="string">
            <text:p>0.56</text:p>
          </table:table-cell>
          <table:table-cell table:style-name="ce89" office:value-type="string" calcext:value-type="string">
            <text:p>0.0068</text:p>
          </table:table-cell>
          <table:table-cell table:style-name="ce89" office:value-type="string" calcext:value-type="string">
            <text:p>21.91</text:p>
          </table:table-cell>
          <table:table-cell table:style-name="ce66"/>
          <table:table-cell table:number-columns-repeated="7"/>
          <table:table-cell table:style-name="ce86" office:value-type="string" calcext:value-type="string">
            <text:p>Modelo_Kyoto-0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33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3.221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office:value-type="string" calcext:value-type="string">
            <text:p>0.45</text:p>
          </table:table-cell>
          <table:table-cell table:style-name="ce89" office:value-type="string" calcext:value-type="string">
            <text:p>0.008</text:p>
          </table:table-cell>
          <table:table-cell table:style-name="ce89" office:value-type="string" calcext:value-type="string">
            <text:p>21.02</text:p>
          </table:table-cell>
          <table:table-cell table:style-name="ce66"/>
          <table:table-cell table:number-columns-repeated="7"/>
          <table:table-cell table:style-name="ce86" office:value-type="string" calcext:value-type="string">
            <text:p>Modelo_Kyoto-1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52</text:p>
          </table:table-cell>
          <table:table-cell table:style-name="ce94" office:value-type="string" calcext:value-type="string">
            <text:p>0.008</text:p>
          </table:table-cell>
          <table:table-cell table:style-name="ce95" office:value-type="string" calcext:value-type="string">
            <text:p>21.02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office:value-type="string" calcext:value-type="string">
            <text:p>Modelo</text:p>
          </table:table-cell>
          <table:table-cell table:style-name="ce86" office:value-type="string" calcext:value-type="string">
            <text:p>Dataset</text:p>
          </table:table-cell>
          <table:table-cell table:style-name="ce86" office:value-type="string" calcext:value-type="string">
            <text:p>Metrica</text:p>
          </table:table-cell>
          <table:table-cell table:style-name="ce86" office:value-type="string" calcext:value-type="string">
            <text:p>Valor</text:p>
          </table:table-cell>
          <table:table-cell table:number-columns-repeated="2"/>
          <table:table-cell table:style-name="ce86" office:value-type="string" calcext:value-type="string">
            <text:p>Modelo_Kyoto-1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58</text:p>
          </table:table-cell>
          <table:table-cell table:style-name="ce94" office:value-type="string" calcext:value-type="string">
            <text:p>0.005</text:p>
          </table:table-cell>
          <table:table-cell table:style-name="ce94" office:value-type="string" calcext:value-type="string">
            <text:p>26.098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1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15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1.809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2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44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1.063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2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38</text:p>
          </table:table-cell>
          <table:table-cell table:style-name="ce94" office:value-type="string" calcext:value-type="string">
            <text:p>0.005</text:p>
          </table:table-cell>
          <table:table-cell table:style-name="ce94" office:value-type="string" calcext:value-type="string">
            <text:p>26.072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2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13</text:p>
          </table:table-cell>
          <table:table-cell table:style-name="ce95" office:value-type="string" calcext:value-type="string">
            <text:p>0.01</text:p>
          </table:table-cell>
          <table:table-cell table:style-name="ce94" office:value-type="string" calcext:value-type="string">
            <text:p>22.392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3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72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0.752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PUC</text:p>
          </table:table-cell>
          <table:table-cell table:style-name="ce89" table:number-columns-repeated="3"/>
          <table:table-cell table:style-name="ce66"/>
          <table:table-cell/>
          <table:table-cell table:style-name="ce86" table:number-columns-repeated="3"/>
          <table:table-cell table:style-name="ce95"/>
          <table:table-cell table:style-name="ce96"/>
          <table:table-cell/>
          <table:table-cell table:style-name="ce86" office:value-type="string" calcext:value-type="string">
            <text:p>Modelo_Kyoto-3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11</text:p>
          </table:table-cell>
          <table:table-cell table:style-name="ce94" office:value-type="string" calcext:value-type="string">
            <text:p>0.006</text:p>
          </table:table-cell>
          <table:table-cell table:style-name="ce94" office:value-type="string" calcext:value-type="string">
            <text:p>25.204</text:p>
          </table:table-cell>
          <table:table-cell table:number-columns-repeated="1004"/>
        </table:table-row>
        <table:table-row table:style-name="ro4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Kyoto</text:p>
          </table:table-cell>
          <table:table-cell table:style-name="ce74" office:value-type="string" calcext:value-type="string">
            <text:p>PUC</text:p>
          </table:table-cell>
          <table:table-cell table:style-name="ce90" table:number-columns-repeated="3"/>
          <table:table-cell table:style-name="ce7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3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32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2.325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4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38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0.936</text:p>
          </table:table-cell>
          <table:table-cell table:number-columns-repeated="1004"/>
        </table:table-row>
        <table:table-row table:style-name="ro4">
          <table:table-cell/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CNR</text:p>
          </table:table-cell>
          <table:table-cell table:style-name="ce87" office:value-type="string" calcext:value-type="string">
            <text:p>PUC</text:p>
          </table:table-cell>
          <table:table-cell table:style-name="ce91" office:value-type="string" calcext:value-type="string">
            <text:p>0.64</text:p>
          </table:table-cell>
          <table:table-cell table:style-name="ce91" office:value-type="string" calcext:value-type="string">
            <text:p>0.0059 </text:p>
          </table:table-cell>
          <table:table-cell table:style-name="ce92" office:value-type="string" calcext:value-type="string">
            <text:p>26.24</text:p>
          </table:table-cell>
          <table:table-cell table:style-name="ce87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4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38</text:p>
          </table:table-cell>
          <table:table-cell table:style-name="ce94" office:value-type="string" calcext:value-type="string">
            <text:p>0.007</text:p>
          </table:table-cell>
          <table:table-cell table:style-name="ce94" office:value-type="string" calcext:value-type="string">
            <text:p>24.916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4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488</text:p>
          </table:table-cell>
          <table:table-cell table:style-name="ce94" office:value-type="string" calcext:value-type="string">
            <text:p>0.017</text:p>
          </table:table-cell>
          <table:table-cell table:style-name="ce94" office:value-type="string" calcext:value-type="string">
            <text:p>19.135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5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409</text:p>
          </table:table-cell>
          <table:table-cell table:style-name="ce94" office:value-type="string" calcext:value-type="string">
            <text:p>0.009</text:p>
          </table:table-cell>
          <table:table-cell table:style-name="ce94" office:value-type="string" calcext:value-type="string">
            <text:p>20.599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5"/>
          <table:table-cell table:number-columns-repeated="2"/>
          <table:table-cell table:style-name="ce86" office:value-type="string" calcext:value-type="string">
            <text:p>Modelo_Kyoto-5</text:p>
          </table:table-cell>
          <table:table-cell table:style-name="ce86" office:value-type="string" calcext:value-type="string">
            <text:p>CNR</text:p>
          </table:table-cell>
          <table:table-cell table:style-name="ce95" office:value-type="string" calcext:value-type="string">
            <text:p>0.65</text:p>
          </table:table-cell>
          <table:table-cell table:style-name="ce94" office:value-type="string" calcext:value-type="string">
            <text:p>0.006</text:p>
          </table:table-cell>
          <table:table-cell table:style-name="ce95" office:value-type="string" calcext:value-type="string">
            <text:p>26.56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5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586</text:p>
          </table:table-cell>
          <table:table-cell table:style-name="ce95" office:value-type="string" calcext:value-type="string">
            <text:p>0.01</text:p>
          </table:table-cell>
          <table:table-cell table:style-name="ce94" office:value-type="string" calcext:value-type="string">
            <text:p>21.478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6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738</text:p>
          </table:table-cell>
          <table:table-cell table:style-name="ce94" office:value-type="string" calcext:value-type="string">
            <text:p>0.004</text:p>
          </table:table-cell>
          <table:table-cell table:style-name="ce94" office:value-type="string" calcext:value-type="string">
            <text:p>24.462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6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08</text:p>
          </table:table-cell>
          <table:table-cell table:style-name="ce94" office:value-type="string" calcext:value-type="string">
            <text:p>0.005</text:p>
          </table:table-cell>
          <table:table-cell table:style-name="ce94" office:value-type="string" calcext:value-type="string">
            <text:p>25.279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6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46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3.481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CNR</text:p>
          </table:table-cell>
          <table:table-cell table:style-name="ce66" office:value-type="string" calcext:value-type="string">
            <text:p>PUC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7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792</text:p>
          </table:table-cell>
          <table:table-cell table:style-name="ce94" office:value-type="string" calcext:value-type="string">
            <text:p>0.003</text:p>
          </table:table-cell>
          <table:table-cell table:style-name="ce94" office:value-type="string" calcext:value-type="string">
            <text:p>25.065</text:p>
          </table:table-cell>
          <table:table-cell table:number-columns-repeated="1004"/>
        </table:table-row>
        <table:table-row table:style-name="ro4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CNR</text:p>
          </table:table-cell>
          <table:table-cell table:style-name="ce74" office:value-type="string" calcext:value-type="string">
            <text:p>PUC</text:p>
          </table:table-cell>
          <table:table-cell table:style-name="ce74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7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16</text:p>
          </table:table-cell>
          <table:table-cell table:style-name="ce94" office:value-type="string" calcext:value-type="string">
            <text:p>0.006</text:p>
          </table:table-cell>
          <table:table-cell table:style-name="ce94" office:value-type="string" calcext:value-type="string">
            <text:p>25.928</text:p>
          </table:table-cell>
          <table:table-cell table:number-columns-repeated="1004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7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18</text:p>
          </table:table-cell>
          <table:table-cell table:style-name="ce94" office:value-type="string" calcext:value-type="string">
            <text:p>0.009</text:p>
          </table:table-cell>
          <table:table-cell table:style-name="ce95" office:value-type="string" calcext:value-type="string">
            <text:p>22.26</text:p>
          </table:table-cell>
          <table:table-cell table:number-columns-repeated="1004"/>
        </table:table-row>
        <table:table-row table:style-name="ro4">
          <table:table-cell/>
          <table:table-cell table:style-name="ce74" office:value-type="string" calcext:value-type="string" table:number-columns-spanned="7" table:number-rows-spanned="1">
            <text:p>Teste camera1</text:p>
          </table:table-cell>
          <table:covered-table-cell table:number-columns-repeated="6" table:style-name="ce69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8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786</text:p>
          </table:table-cell>
          <table:table-cell table:style-name="ce94" office:value-type="string" calcext:value-type="string">
            <text:p>0.003</text:p>
          </table:table-cell>
          <table:table-cell table:style-name="ce94" office:value-type="string" calcext:value-type="string">
            <text:p>25.653</text:p>
          </table:table-cell>
          <table:table-cell table:number-columns-repeated="1004"/>
        </table:table-row>
        <table:table-row table:style-name="ro4">
          <table:table-cell/>
          <table:table-cell table:style-name="ce65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65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66" office:value-type="string" calcext:value-type="string">
            <text:p>Acurácia (%)</text:p>
          </table:table-cell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8</text:p>
          </table:table-cell>
          <table:table-cell table:style-name="ce86" office:value-type="string" calcext:value-type="string">
            <text:p>CNR</text:p>
          </table:table-cell>
          <table:table-cell table:style-name="ce94" office:value-type="string" calcext:value-type="string">
            <text:p>0.657</text:p>
          </table:table-cell>
          <table:table-cell table:style-name="ce94" office:value-type="string" calcext:value-type="string">
            <text:p>0.006</text:p>
          </table:table-cell>
          <table:table-cell table:style-name="ce95" office:value-type="string" calcext:value-type="string">
            <text:p>26.18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string" calcext:value-type="string">
            <text:p>Modelos</text:p>
          </table:table-cell>
          <table:table-cell table:style-name="ce66" office:value-type="string" calcext:value-type="string">
            <text:p>Autoencoder</text:p>
          </table:table-cell>
          <table:table-cell table:style-name="ce66" office:value-type="string" calcext:value-type="string">
            <text:p>Classificador</text:p>
          </table:table-cell>
          <table:table-cell table:style-name="ce66" office:value-type="string" calcext:value-type="string">
            <text:p>SSIM</text:p>
          </table:table-cell>
          <table:table-cell table:style-name="ce66" office:value-type="string" calcext:value-type="string">
            <text:p>MSE</text:p>
          </table:table-cell>
          <table:table-cell table:style-name="ce66" office:value-type="string" calcext:value-type="string">
            <text:p>PSNR</text:p>
          </table:table-cell>
          <table:table-cell table:style-name="ce66" office:value-type="string" calcext:value-type="string">
            <text:p>1024 imagens</text:p>
          </table:table-cell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8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622</text:p>
          </table:table-cell>
          <table:table-cell table:style-name="ce94" office:value-type="string" calcext:value-type="string">
            <text:p>0.008</text:p>
          </table:table-cell>
          <table:table-cell table:style-name="ce94" office:value-type="string" calcext:value-type="string">
            <text:p>22.908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9</text:p>
          </table:table-cell>
          <table:table-cell table:style-name="ce86" office:value-type="string" calcext:value-type="string">
            <text:p>Kyoto</text:p>
          </table:table-cell>
          <table:table-cell table:style-name="ce94" office:value-type="string" calcext:value-type="string">
            <text:p>0.322</text:p>
          </table:table-cell>
          <table:table-cell table:style-name="ce94" office:value-type="string" calcext:value-type="string">
            <text:p>0.013</text:p>
          </table:table-cell>
          <table:table-cell table:style-name="ce95" office:value-type="string" calcext:value-type="string">
            <text:p>19.06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9</text:p>
          </table:table-cell>
          <table:table-cell table:style-name="ce86" office:value-type="string" calcext:value-type="string">
            <text:p>CNR</text:p>
          </table:table-cell>
          <table:table-cell table:style-name="ce95" office:value-type="string" calcext:value-type="string">
            <text:p>0.59</text:p>
          </table:table-cell>
          <table:table-cell table:style-name="ce94" office:value-type="string" calcext:value-type="string">
            <text:p>0.009</text:p>
          </table:table-cell>
          <table:table-cell table:style-name="ce95" office:value-type="string" calcext:value-type="string">
            <text:p>23.09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2"/>
          <table:table-cell table:style-name="ce86" office:value-type="string" calcext:value-type="string">
            <text:p>Modelo_Kyoto-9</text:p>
          </table:table-cell>
          <table:table-cell table:style-name="ce86" office:value-type="string" calcext:value-type="string">
            <text:p>PKLot</text:p>
          </table:table-cell>
          <table:table-cell table:style-name="ce94" office:value-type="string" calcext:value-type="string">
            <text:p>0.522</text:p>
          </table:table-cell>
          <table:table-cell table:style-name="ce94" office:value-type="string" calcext:value-type="string">
            <text:p>0.015</text:p>
          </table:table-cell>
          <table:table-cell table:style-name="ce94" office:value-type="string" calcext:value-type="string">
            <text:p>19.987</text:p>
          </table:table-cell>
          <table:table-cell table:number-columns-repeated="1004"/>
        </table:table-row>
        <table:table-row table:style-name="ro4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4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Kyoto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Kyoto</text:p>
          </table:table-cell>
          <table:table-cell table:style-name="ce74" office:value-type="string" calcext:value-type="string">
            <text:p>camera1</text:p>
          </table:table-cell>
          <table:table-cell table:style-name="ce74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PKLot</text:p>
          </table:table-cell>
          <table:table-cell table:style-name="ce87" office:value-type="string" calcext:value-type="string">
            <text:p>camera1</text:p>
          </table:table-cell>
          <table:table-cell table:style-name="ce87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PKLot</text:p>
          </table:table-cell>
          <table:table-cell table:style-name="ce66" office:value-type="string" calcext:value-type="string">
            <text:p>camera1</text:p>
          </table:table-cell>
          <table:table-cell table:style-name="ce66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4">
          <table:table-cell/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PKLot</text:p>
          </table:table-cell>
          <table:table-cell table:style-name="ce74" office:value-type="string" calcext:value-type="string">
            <text:p>camera1</text:p>
          </table:table-cell>
          <table:table-cell table:style-name="ce74" table:number-columns-repeated="4"/>
          <table:table-cell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18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5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 table:number-rows-repeated="2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6">
          <table:table-cell table:number-columns-repeated="9"/>
          <table:table-cell table:style-name="ce86" table:number-columns-repeated="3"/>
          <table:table-cell table:style-name="ce95"/>
          <table:table-cell table:number-columns-repeated="1011"/>
        </table:table-row>
        <table:table-row table:style-name="ro6" table:number-rows-repeated="3">
          <table:table-cell table:number-columns-repeated="9"/>
          <table:table-cell table:style-name="ce86" table:number-columns-repeated="3"/>
          <table:table-cell table:style-name="ce94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2:29:12.248787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toencoder_20_Kyoto" style:display-name="PageStyle_Autoencoder Kyo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PKLot" style:display-name="PageStyle_Autoencoder PKLo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encoder_20_CNR" style:display-name="PageStyle_Autoencoder CN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aliações_20_dos_20_modelos" style:display-name="PageStyle_Avaliações dos model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http://pypi.python.org/pypi/ezodf/0.1.0$Python3.10.12 (main, Feb  4 2025, 14:57:36) [GCC 11.4.0]</meta:generator>
    <dc:date>2025-05-28T16:52:57.349029</dc:date>
    <meta:editing-cycles>9</meta:editing-cycles>
    <meta:editing-duration>PT2M51S</meta:editing-duration>
    <meta:document-statistic meta:table-count="4" meta:cell-count="8713" meta:object-count="0"/>
  </office:meta>
</office:document-meta>
</file>